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21" style:family="table">
      <style:table-properties style:width="4.5in" table:align="margins"/>
    </style:style>
    <style:style style:name="Table21.A" style:family="table-column">
      <style:table-column-properties style:column-width="4.5in" style:rel-column-width="65535*"/>
    </style:style>
    <style:style style:name="Table21.1" style:family="table-row">
      <style:table-row-properties style:min-row-height="0.9792in"/>
    </style:style>
    <style:style style:name="Table21.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1" style:family="table-row">
      <style:table-row-properties style:min-row-height="0.4167in"/>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1" style:family="table-row">
      <style:table-row-properties style:min-row-height="1.6042in"/>
    </style:style>
    <style:style style:name="Table90.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99" style:family="table">
      <style:table-properties style:width="4.5in" table:align="margins"/>
    </style:style>
    <style:style style:name="Table99.A" style:family="table-column">
      <style:table-column-properties style:column-width="4.5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1" style:family="table">
      <style:table-properties style:width="4.5in" table:align="margins"/>
    </style:style>
    <style:style style:name="Table101.A" style:family="table-column">
      <style:table-column-properties style:column-width="4.5in" style:rel-column-width="65535*"/>
    </style:style>
    <style:style style:name="Table101.A1" style:family="table-cell">
      <style:table-cell-properties fo:padding="0.0382in" fo:border="0.05pt solid #000000"/>
    </style:style>
    <style:style style:name="Table102" style:family="table">
      <style:table-properties style:width="4.5in" table:align="margins"/>
    </style:style>
    <style:style style:name="Table102.A" style:family="table-column">
      <style:table-column-properties style:column-width="4.5in" style:rel-column-width="65535*"/>
    </style:style>
    <style:style style:name="Table102.A1" style:family="table-cell">
      <style:table-cell-properties fo:padding="0.0382in" fo:border="0.05pt solid #000000"/>
    </style:style>
    <style:style style:name="Table103" style:family="table">
      <style:table-properties style:width="4.5in" table:align="margins"/>
    </style:style>
    <style:style style:name="Table103.A" style:family="table-column">
      <style:table-column-properties style:column-width="4.5in" style:rel-column-width="65535*"/>
    </style:style>
    <style:style style:name="Table103.A1" style:family="table-cell">
      <style:table-cell-properties fo:padding="0.0382in" fo:border="0.05pt solid #000000"/>
    </style:style>
    <style:style style:name="Table104" style:family="table">
      <style:table-properties style:width="4.5in" table:align="margins"/>
    </style:style>
    <style:style style:name="Table104.A" style:family="table-column">
      <style:table-column-properties style:column-width="4.5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P2" style:family="paragraph" style:parent-style-name="Table_20_Contents">
      <style:paragraph-properties fo:text-align="start" style:justify-single-word="false"/>
      <style:text-properties style:font-name="Arial" fo:font-size="10pt" style:font-size-asian="10pt" style:font-size-complex="10pt"/>
    </style:style>
    <style:style style:name="P3" style:family="paragraph" style:parent-style-name="Footer">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10pt" style:font-size-asian="10pt" style:font-size-complex="10pt"/>
    </style:style>
    <style:style style:name="P5" style:family="paragraph" style:parent-style-name="Table_20_Contents">
      <style:text-properties style:font-name="Arial" fo:font-size="10pt" officeooo:rsid="0024b71c" officeooo:paragraph-rsid="0021b717" style:font-size-asian="10pt" style:font-size-complex="10pt"/>
    </style:style>
    <style:style style:name="P6" style:family="paragraph" style:parent-style-name="Table_20_Contents">
      <style:text-properties style:font-name="Arial" fo:font-size="10pt" officeooo:paragraph-rsid="0021b717" style:font-size-asian="10pt" style:font-size-complex="10pt"/>
    </style:style>
    <style:style style:name="P7" style:family="paragraph" style:parent-style-name="Standard">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officeooo:paragraph-rsid="0013a73e" style:font-size-asian="10pt" style:font-weight-asian="normal" style:font-size-complex="10pt" style:font-weight-complex="normal"/>
    </style:style>
    <style:style style:name="P10"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11" style:family="paragraph" style:parent-style-name="Standard">
      <style:text-properties style:font-name="Arial" fo:font-size="10pt" fo:font-weight="normal" officeooo:rsid="0039423d" officeooo:paragraph-rsid="0021b717" style:font-size-asian="10pt" style:font-weight-asian="normal" style:font-size-complex="10pt" style:font-weight-complex="normal"/>
    </style:style>
    <style:style style:name="P12" style:family="paragraph" style:parent-style-name="Standard">
      <style:text-properties style:font-name="Arial" fo:font-size="10pt" fo:font-weight="normal" officeooo:rsid="001fa839" officeooo:paragraph-rsid="0021b717" style:font-size-asian="10pt" style:font-weight-asian="normal" style:font-size-complex="10pt" style:font-weight-complex="normal"/>
    </style:style>
    <style:style style:name="P13" style:family="paragraph" style:parent-style-name="Standard">
      <style:text-properties style:font-name="Arial" fo:font-size="10pt" fo:font-weight="normal" officeooo:rsid="0028102b" officeooo:paragraph-rsid="0021b717" style:font-size-asian="10pt" style:font-weight-asian="normal" style:font-size-complex="10pt" style:font-weight-complex="normal"/>
    </style:style>
    <style:style style:name="P14" style:family="paragraph" style:parent-style-name="Standard">
      <style:text-properties style:font-name="Arial" fo:font-size="10pt" fo:font-weight="normal" officeooo:rsid="0028c81d" officeooo:paragraph-rsid="0021b717" style:font-size-asian="10pt" style:font-weight-asian="normal" style:font-size-complex="10pt" style:font-weight-complex="normal"/>
    </style:style>
    <style:style style:name="P15" style:family="paragraph" style:parent-style-name="Standard">
      <style:text-properties style:font-name="Arial" fo:font-size="10pt" fo:font-weight="normal" officeooo:rsid="002044ea" officeooo:paragraph-rsid="0021b717" style:font-size-asian="10pt" style:font-weight-asian="normal" style:font-size-complex="10pt" style:font-weight-complex="normal"/>
    </style:style>
    <style:style style:name="P16" style:family="paragraph" style:parent-style-name="Standard">
      <style:text-properties style:font-name="Arial" fo:font-size="10pt" fo:font-weight="normal" officeooo:rsid="00235682" officeooo:paragraph-rsid="0021b717" style:font-size-asian="10pt" style:font-weight-asian="normal" style:font-size-complex="10pt" style:font-weight-complex="normal"/>
    </style:style>
    <style:style style:name="P17" style:family="paragraph" style:parent-style-name="Standard">
      <style:text-properties style:font-name="Arial" fo:font-size="10pt" fo:font-weight="normal" officeooo:rsid="002b6379" officeooo:paragraph-rsid="0021b717" style:font-size-asian="10pt" style:font-weight-asian="normal" style:font-size-complex="10pt" style:font-weight-complex="normal"/>
    </style:style>
    <style:style style:name="P18" style:family="paragraph" style:parent-style-name="Standard">
      <style:text-properties style:font-name="Arial" fo:font-size="10pt" fo:font-weight="normal" officeooo:rsid="00305a2a" officeooo:paragraph-rsid="0021b717" style:font-size-asian="10pt" style:font-weight-asian="normal" style:font-size-complex="10pt" style:font-weight-complex="normal"/>
    </style:style>
    <style:style style:name="P19" style:family="paragraph" style:parent-style-name="Standard">
      <style:text-properties style:font-name="Arial" fo:font-size="10pt" fo:font-weight="normal" officeooo:rsid="0037103b" officeooo:paragraph-rsid="0021b717" style:font-size-asian="10pt" style:font-weight-asian="normal" style:font-size-complex="10pt" style:font-weight-complex="normal"/>
    </style:style>
    <style:style style:name="P20" style:family="paragraph" style:parent-style-name="Standard">
      <style:text-properties style:font-name="Arial" fo:font-size="10pt" fo:font-weight="normal" officeooo:paragraph-rsid="0021b717" style:font-size-asian="10pt" style:font-weight-asian="normal" style:font-size-complex="10pt" style:font-weight-complex="normal"/>
    </style:style>
    <style:style style:name="P21" style:family="paragraph" style:parent-style-name="Standard">
      <style:text-properties style:font-name="Arial" fo:font-size="10pt" fo:font-weight="bold" style:font-size-asian="10pt" style:font-weight-asian="bold" style:font-size-complex="10pt" style:font-weight-complex="bold"/>
    </style:style>
    <style:style style:name="P22" style:family="paragraph" style:parent-style-name="Standard">
      <style:text-properties style:font-name="Arial" fo:font-size="10pt" fo:font-weight="bold" officeooo:rsid="00324d07" officeooo:paragraph-rsid="0021b717" style:font-size-asian="10pt" style:font-weight-asian="bold" style:font-size-complex="10pt" style:font-weight-complex="bold"/>
    </style:style>
    <style:style style:name="P23" style:family="paragraph" style:parent-style-name="Standard">
      <style:text-properties style:font-name="Arial" fo:font-size="10pt" fo:font-weight="bold" officeooo:paragraph-rsid="0021b717" style:font-size-asian="10pt" style:font-weight-asian="bold" style:font-size-complex="10pt" style:font-weight-complex="bold"/>
    </style:style>
    <style:style style:name="P2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25" style:family="paragraph" style:parent-style-name="Standard">
      <style:text-properties style:font-name="Arial" fo:font-size="10pt" style:text-underline-style="none" fo:font-weight="normal" officeooo:rsid="002b6379" officeooo:paragraph-rsid="0021b717" style:font-size-asian="10pt" style:font-weight-asian="normal" style:font-size-complex="10pt" style:font-weight-complex="normal"/>
    </style:style>
    <style:style style:name="P26" style:family="paragraph" style:parent-style-name="Standard">
      <style:text-properties style:font-name="Arial" fo:font-size="10pt" style:text-underline-style="none" fo:font-weight="normal" officeooo:rsid="00266573" officeooo:paragraph-rsid="0021b717" style:font-size-asian="10pt" style:font-weight-asian="normal" style:font-size-complex="10pt" style:font-weight-complex="normal"/>
    </style:style>
    <style:style style:name="P27" style:family="paragraph" style:parent-style-name="Standard">
      <style:text-properties style:font-name="Arial" fo:font-size="10pt" style:text-underline-style="none" fo:font-weight="normal" officeooo:rsid="00273153" officeooo:paragraph-rsid="0021b717" style:font-size-asian="10pt" style:font-weight-asian="normal" style:font-size-complex="10pt" style:font-weight-complex="normal"/>
    </style:style>
    <style:style style:name="P28" style:family="paragraph" style:parent-style-name="Standard">
      <style:text-properties style:font-name="Arial" fo:font-size="10pt" style:text-underline-style="none" fo:font-weight="normal" officeooo:rsid="00275d42" officeooo:paragraph-rsid="0021b717" style:font-size-asian="10pt" style:font-weight-asian="normal" style:font-size-complex="10pt" style:font-weight-complex="normal"/>
    </style:style>
    <style:style style:name="P29" style:family="paragraph" style:parent-style-name="Standard">
      <style:text-properties style:font-name="Arial" fo:font-size="10pt" style:text-underline-style="none" fo:font-weight="normal" officeooo:rsid="00305a2a" officeooo:paragraph-rsid="0021b717" style:font-size-asian="10pt" style:font-weight-asian="normal" style:font-size-complex="10pt" style:font-weight-complex="normal"/>
    </style:style>
    <style:style style:name="P30" style:family="paragraph" style:parent-style-name="Standard">
      <style:text-properties style:font-name="Arial" fo:font-size="10pt" style:text-underline-style="none" fo:font-weight="normal" officeooo:rsid="0028102b" officeooo:paragraph-rsid="0021b717" style:font-size-asian="10pt" style:font-weight-asian="normal" style:font-size-complex="10pt" style:font-weight-complex="normal"/>
    </style:style>
    <style:style style:name="P31" style:family="paragraph" style:parent-style-name="Standard">
      <style:text-properties style:font-name="Arial" fo:font-size="10pt" style:text-underline-style="none" fo:font-weight="normal" officeooo:rsid="0028c81d" officeooo:paragraph-rsid="0021b717" style:font-size-asian="10pt" style:font-weight-asian="normal" style:font-size-complex="10pt" style:font-weight-complex="normal"/>
    </style:style>
    <style:style style:name="P32" style:family="paragraph" style:parent-style-name="Standard">
      <style:text-properties style:font-name="Arial" fo:font-size="10pt" style:text-underline-style="none" fo:font-weight="normal" officeooo:rsid="0037103b" officeooo:paragraph-rsid="0021b717" style:font-size-asian="10pt" style:font-weight-asian="normal" style:font-size-complex="10pt" style:font-weight-complex="normal"/>
    </style:style>
    <style:style style:name="P33" style:family="paragraph" style:parent-style-name="Standard">
      <style:text-properties style:font-name="Arial" fo:font-size="10pt" style:text-underline-style="none" fo:font-weight="normal" officeooo:paragraph-rsid="0021b717" style:font-size-asian="10pt" style:font-weight-asian="normal" style:font-size-complex="10pt" style:font-weight-complex="normal"/>
    </style:style>
    <style:style style:name="P34" style:family="paragraph" style:parent-style-name="Standard">
      <style:text-properties style:font-name="Arial" fo:font-size="10pt" style:text-underline-style="none" fo:font-weight="bold" officeooo:rsid="00266573" officeooo:paragraph-rsid="0021b717" style:font-size-asian="10pt" style:font-weight-asian="bold" style:font-size-complex="10pt" style:font-weight-complex="bold"/>
    </style:style>
    <style:style style:name="P35" style:family="paragraph" style:parent-style-name="Standard">
      <style:text-properties style:font-name="Arial" fo:font-size="10pt" style:text-underline-style="none" fo:font-weight="bold" officeooo:rsid="00305a2a" officeooo:paragraph-rsid="0021b717" style:font-size-asian="8.75pt" style:font-weight-asian="bold" style:font-size-complex="10pt" style:font-weight-complex="bold"/>
    </style:style>
    <style:style style:name="P36"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text-properties style:font-name="Arial" fo:font-size="10pt" fo:font-style="normal" fo:font-weight="normal" officeooo:rsid="0024b71c" officeooo:paragraph-rsid="0021b717" style:font-size-asian="10pt" style:font-style-asian="normal" style:font-weight-asian="normal" style:font-size-complex="10pt" style:font-style-complex="normal" style:font-weight-complex="normal"/>
    </style:style>
    <style:style style:name="P39" style:family="paragraph" style:parent-style-name="Standard">
      <style:text-properties style:font-name="Arial" fo:font-size="10pt" fo:font-style="normal" fo:font-weight="normal" officeooo:paragraph-rsid="0021b717" style:font-size-asian="10pt" style:font-style-asian="normal" style:font-weight-asian="normal" style:font-size-complex="10pt" style:font-style-complex="normal" style:font-weight-complex="normal"/>
    </style:style>
    <style:style style:name="P40" style:family="paragraph" style:parent-style-name="Standard">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Standard">
      <style:text-properties style:font-name="Arial" fo:font-size="16pt" fo:font-weight="bold" style:font-size-asian="16pt" style:font-weight-asian="bold" style:font-size-complex="16pt" style:font-weight-complex="bold"/>
    </style:style>
    <style:style style:name="P4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4" style:family="paragraph" style:parent-style-name="Standard">
      <style:text-properties style:font-name="Arial" fo:font-size="16pt" fo:font-weight="bold" officeooo:paragraph-rsid="0021b717" style:font-size-asian="16pt" style:font-weight-asian="bold" style:font-size-complex="16pt" style:font-weight-complex="bold"/>
    </style:style>
    <style:style style:name="P45" style:family="paragraph" style:parent-style-name="Standard">
      <style:paragraph-properties fo:break-before="page"/>
      <style:text-properties style:font-name="Arial" fo:font-size="16pt" fo:font-weight="bold" officeooo:paragraph-rsid="0021b717" style:font-size-asian="16pt" style:font-weight-asian="bold" style:font-size-complex="16pt" style:font-weight-complex="bold"/>
    </style:style>
    <style:style style:name="P46"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47"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48" style:family="paragraph" style:parent-style-name="Standard">
      <style:paragraph-properties fo:break-before="page"/>
      <style:text-properties style:font-name="Arial" fo:font-size="16pt" style:text-underline-style="none" fo:font-weight="bold" officeooo:rsid="00305a2a" officeooo:paragraph-rsid="0021b717" style:font-size-asian="16pt" style:font-weight-asian="bold" style:font-size-complex="16pt" style:font-weight-complex="bold"/>
    </style:style>
    <style:style style:name="P49"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50" style:family="paragraph" style:parent-style-name="Standard">
      <style:text-properties style:font-name="Arial" fo:font-size="16pt" fo:font-weight="normal" officeooo:rsid="001fa839" officeooo:paragraph-rsid="0021b717" style:font-size-asian="16pt" style:font-weight-asian="normal" style:font-size-complex="16pt" style:font-weight-complex="normal"/>
    </style:style>
    <style:style style:name="P51"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52"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53" style:family="paragraph" style:parent-style-name="Standard">
      <style:paragraph-properties fo:break-before="page"/>
      <style:text-properties style:font-name="Arial" fo:font-size="18pt" fo:font-weight="bold" style:font-size-asian="18pt" style:font-weight-asian="bold" style:font-size-complex="18pt" style:font-weight-complex="bold"/>
    </style:style>
    <style:style style:name="P54" style:family="paragraph" style:parent-style-name="Standard">
      <style:paragraph-properties fo:break-before="page"/>
      <style:text-properties style:font-name="Arial" fo:font-size="18pt" fo:font-weight="bold" officeooo:paragraph-rsid="0021b717" style:font-size-asian="18pt" style:font-weight-asian="bold" style:font-size-complex="18pt" style:font-weight-complex="bold"/>
    </style:style>
    <style:style style:name="P55" style:family="paragraph" style:parent-style-name="Standard">
      <style:text-properties style:font-name="Courier New" fo:font-size="10pt" fo:font-weight="normal" style:font-size-asian="10pt" style:font-weight-asian="normal" style:font-size-complex="10pt" style:font-weight-complex="normal"/>
    </style:style>
    <style:style style:name="P56" style:family="paragraph" style:parent-style-name="Table_20_Contents">
      <style:text-properties style:font-name="Courier New" fo:font-size="10pt" fo:font-weight="normal" style:font-size-asian="10pt" style:font-weight-asian="normal" style:font-size-complex="10pt" style:font-weight-complex="normal"/>
    </style:style>
    <style:style style:name="P57"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58" style:family="paragraph" style:parent-style-name="Table_20_Contents">
      <style:text-properties style:font-name="Courier New" fo:font-size="10pt" fo:font-weight="normal" officeooo:rsid="0021e4e6" officeooo:paragraph-rsid="0021b717" style:font-size-asian="10pt" style:font-weight-asian="normal" style:font-size-complex="10pt" style:font-weight-complex="normal"/>
    </style:style>
    <style:style style:name="P59" style:family="paragraph" style:parent-style-name="Standard">
      <style:text-properties style:font-name="Courier New" fo:font-size="10pt" fo:font-weight="normal" officeooo:paragraph-rsid="0021dd22" style:font-size-asian="10pt" style:font-weight-asian="normal" style:font-size-complex="10pt" style:font-weight-complex="normal"/>
    </style:style>
    <style:style style:name="P60" style:family="paragraph" style:parent-style-name="Standard">
      <style:text-properties style:font-name="Courier New" fo:font-size="10pt" fo:font-weight="normal" officeooo:rsid="0021dd22" officeooo:paragraph-rsid="0021dd22" style:font-size-asian="10pt" style:font-weight-asian="normal" style:font-size-complex="10pt" style:font-weight-complex="normal"/>
    </style:style>
    <style:style style:name="P61" style:family="paragraph" style:parent-style-name="Standard">
      <style:text-properties style:font-name="Courier New" fo:font-size="10pt" fo:font-weight="normal" officeooo:rsid="0021dd22" style:font-size-asian="10pt" style:font-weight-asian="normal" style:font-size-complex="10pt" style:font-weight-complex="normal"/>
    </style:style>
    <style:style style:name="P62" style:family="paragraph" style:parent-style-name="Standard">
      <style:text-properties style:font-name="Courier New" fo:font-size="10pt" fo:font-weight="normal" officeooo:paragraph-rsid="0021de65" style:font-size-asian="10pt" style:font-weight-asian="normal" style:font-size-complex="10pt" style:font-weight-complex="normal"/>
    </style:style>
    <style:style style:name="P63"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64" style:family="paragraph" style:parent-style-name="Standard">
      <style:text-properties style:font-name="Courier New" fo:font-size="10pt" style:text-underline-style="none" fo:font-weight="normal" officeooo:rsid="00273153" officeooo:paragraph-rsid="0021b717" style:font-size-asian="10pt" style:font-weight-asian="normal" style:font-size-complex="10pt" style:font-weight-complex="normal"/>
    </style:style>
    <style:style style:name="P65"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66" style:family="paragraph" style:parent-style-name="Standard">
      <style:text-properties style:font-name="Courier New" fo:font-size="10pt" style:text-underline-style="none" fo:font-weight="bold" officeooo:paragraph-rsid="0021b717" style:font-size-asian="10pt" style:font-weight-asian="bold" style:font-size-complex="10pt" style:font-weight-complex="bold"/>
    </style:style>
    <style:style style:name="P67" style:family="paragraph" style:parent-style-name="Standard">
      <style:text-properties style:font-name="Courier New" fo:font-size="10pt" fo:font-weight="bold" style:font-size-asian="10pt" style:font-weight-asian="bold" style:font-size-complex="10pt" style:font-weight-complex="bold"/>
    </style:style>
    <style:style style:name="P68" style:family="paragraph" style:parent-style-name="Table_20_Contents">
      <style:text-properties style:font-name="Courier New" fo:font-size="10pt" fo:font-weight="bold" style:font-size-asian="10pt" style:font-weight-asian="bold" style:font-size-complex="10pt" style:font-weight-complex="bold"/>
    </style:style>
    <style:style style:name="P69"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70" style:family="paragraph" style:parent-style-name="Standard">
      <style:text-properties style:font-name="Courier New" fo:font-size="10pt" fo:font-weight="bold" officeooo:paragraph-rsid="0021b717" style:font-size-asian="10pt" style:font-weight-asian="bold" style:font-size-complex="10pt" style:font-weight-complex="bold"/>
    </style:style>
    <style:style style:name="P71" style:family="paragraph" style:parent-style-name="Table_20_Contents">
      <style:text-properties style:font-name="Courier New" fo:font-size="10pt" fo:font-weight="bold" officeooo:rsid="002b6379" officeooo:paragraph-rsid="0021b717" style:font-size-asian="10pt" style:font-weight-asian="bold" style:font-size-complex="10pt" style:font-weight-complex="bold"/>
    </style:style>
    <style:style style:name="P7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3" style:family="paragraph" style:parent-style-name="Table_20_Contents">
      <style:text-properties style:font-name="Courier New" fo:font-size="10pt" style:font-size-asian="10pt" style:font-size-complex="10pt"/>
    </style:style>
    <style:style style:name="P74" style:family="paragraph" style:parent-style-name="Table_20_Contents">
      <style:paragraph-properties fo:text-align="start" style:justify-single-word="false"/>
      <style:text-properties style:font-name="Courier New" fo:font-size="10pt" style:font-size-asian="10pt" style:font-size-complex="10pt"/>
    </style:style>
    <style:style style:name="P75" style:family="paragraph" style:parent-style-name="Table_20_Contents">
      <style:text-properties style:font-name="Courier New" fo:font-size="10pt" officeooo:paragraph-rsid="0014f7a0" style:font-size-asian="10pt" style:font-size-complex="10pt"/>
    </style:style>
    <style:style style:name="P76" style:family="paragraph" style:parent-style-name="Table_20_Contents">
      <style:text-properties style:font-name="Courier New" fo:font-size="10pt" officeooo:rsid="002044ea" officeooo:paragraph-rsid="0021b717" style:font-size-asian="10pt" style:font-size-complex="10pt"/>
    </style:style>
    <style:style style:name="P77" style:family="paragraph" style:parent-style-name="Table_20_Contents">
      <style:text-properties style:font-name="Courier New" fo:font-size="10pt" officeooo:rsid="0021e4e6" officeooo:paragraph-rsid="0021b717" style:font-size-asian="10pt" style:font-size-complex="10pt"/>
    </style:style>
    <style:style style:name="P78" style:family="paragraph" style:parent-style-name="Table_20_Contents">
      <style:text-properties style:font-name="Courier New" fo:font-size="10pt" officeooo:rsid="001fa839" officeooo:paragraph-rsid="0021b717" style:font-size-asian="10pt" style:font-size-complex="10pt"/>
    </style:style>
    <style:style style:name="P79" style:family="paragraph" style:parent-style-name="Table_20_Contents">
      <style:text-properties style:font-name="Courier New" fo:font-size="10pt" officeooo:rsid="002b6379" officeooo:paragraph-rsid="0021b717" style:font-size-asian="10pt" style:font-size-complex="10pt"/>
    </style:style>
    <style:style style:name="P80" style:family="paragraph" style:parent-style-name="Table_20_Contents">
      <style:text-properties style:font-name="Courier New" fo:font-size="10pt" officeooo:rsid="00305a2a" officeooo:paragraph-rsid="0021b717" style:font-size-asian="10pt" style:font-size-complex="10pt"/>
    </style:style>
    <style:style style:name="P81" style:family="paragraph" style:parent-style-name="Table_20_Contents">
      <style:text-properties style:font-name="Courier New" fo:font-size="10pt" officeooo:rsid="0037103b" officeooo:paragraph-rsid="0021b717" style:font-size-asian="10pt" style:font-size-complex="10pt"/>
    </style:style>
    <style:style style:name="P82" style:family="paragraph" style:parent-style-name="Table_20_Contents">
      <style:text-properties style:font-name="Courier New" fo:font-size="10pt" officeooo:paragraph-rsid="0021b717" style:font-size-asian="10pt" style:font-size-complex="10pt"/>
    </style:style>
    <style:style style:name="P83" style:family="paragraph" style:parent-style-name="Table_20_Contents">
      <style:text-properties style:font-name="Courier New" fo:font-size="10pt" officeooo:rsid="00221c0c" officeooo:paragraph-rsid="00221c0c" style:font-size-asian="10pt" style:font-size-complex="10pt"/>
    </style:style>
    <style:style style:name="P84" style:family="paragraph" style:parent-style-name="Table_20_Contents">
      <style:text-properties style:font-name="Courier New" fo:font-size="10pt" officeooo:paragraph-rsid="0023b92a" style:font-size-asian="10pt" style:font-size-complex="10pt"/>
    </style:style>
    <style:style style:name="P85" style:family="paragraph" style:parent-style-name="Table_20_Contents">
      <style:text-properties style:font-name="Courier New" fo:font-size="10pt" officeooo:paragraph-rsid="00257831" style:font-size-asian="10pt" style:font-size-complex="10pt"/>
    </style:style>
    <style:style style:name="P86" style:family="paragraph" style:parent-style-name="Standard">
      <style:text-properties style:font-name="Courier New" fo:font-size="16pt" fo:font-weight="bold" style:font-size-asian="16pt" style:font-weight-asian="bold" style:font-size-complex="16pt" style:font-weight-complex="bold"/>
    </style:style>
    <style:style style:name="P87"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88"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89" style:family="paragraph" style:parent-style-name="Standard">
      <style:text-properties style:font-name="Courier New" fo:font-size="12pt" fo:font-style="italic" fo:font-weight="bold" style:font-size-asian="12pt" style:font-style-asian="italic" style:font-weight-asian="bold" style:font-size-complex="12pt" style:font-style-complex="italic" style:font-weight-complex="bold"/>
    </style:style>
    <style:style style:name="P90" style:family="paragraph" style:parent-style-name="Table_20_Contents">
      <style:text-properties style:font-name="Courier New" fo:font-size="12pt" style:font-size-asian="12pt" style:font-size-complex="12pt"/>
    </style:style>
    <style:style style:name="P91" style:family="paragraph" style:parent-style-name="Standard">
      <style:text-properties style:font-name="Courier New" fo:font-size="9pt" fo:font-weight="normal" style:font-size-asian="9pt" style:font-weight-asian="normal" style:font-size-complex="9pt" style:font-weight-complex="normal"/>
    </style:style>
    <style:style style:name="P92" style:family="paragraph" style:parent-style-name="Standard">
      <style:text-properties style:font-name="Courier New" fo:font-size="9pt" fo:font-weight="bold" style:font-size-asian="9pt" style:font-weight-asian="bold" style:font-size-complex="9pt" style:font-weight-complex="bold"/>
    </style:style>
    <style:style style:name="P93" style:family="paragraph" style:parent-style-name="Table_20_Contents">
      <style:text-properties style:font-name="Courier New" fo:font-size="9pt" style:font-size-asian="9pt" style:font-size-complex="9pt"/>
    </style:style>
    <style:style style:name="P94" style:family="paragraph" style:parent-style-name="Standard">
      <style:text-properties style:font-name="Courier New" fo:font-size="10pt" fo:font-weight="normal" style:font-size-asian="10pt" style:font-weight-asian="normal" style:font-size-complex="10pt" style:font-weight-complex="normal"/>
    </style:style>
    <style:style style:name="P95" style:family="paragraph" style:parent-style-name="Standard">
      <style:text-properties style:font-name="Courier New" fo:font-size="10pt" fo:font-weight="normal" officeooo:rsid="002731b4" officeooo:paragraph-rsid="002731b4" style:font-size-asian="10pt" style:font-weight-asian="normal" style:font-size-complex="10pt" style:font-weight-complex="normal"/>
    </style:style>
    <style:style style:name="P96" style:family="paragraph" style:parent-style-name="Standard">
      <style:text-properties style:font-name="Courier New" fo:font-size="10pt" fo:font-weight="normal" officeooo:paragraph-rsid="00294f31" style:font-size-asian="10pt" style:font-weight-asian="normal" style:font-size-complex="10pt" style:font-weight-complex="normal"/>
    </style:style>
    <style:style style:name="P97" style:family="paragraph" style:parent-style-name="Standard">
      <style:text-properties style:font-name="Courier New" fo:font-size="10pt" style:text-underline-style="none" fo:font-weight="normal" officeooo:rsid="00273153" officeooo:paragraph-rsid="0021b717" style:font-size-asian="10pt" style:font-weight-asian="normal" style:font-size-complex="10pt" style:font-weight-complex="normal"/>
    </style:style>
    <style:style style:name="P98" style:family="paragraph" style:parent-style-name="Standard">
      <style:text-properties style:font-name="Courier New" fo:font-size="10pt" style:text-underline-style="none" fo:font-weight="normal" officeooo:rsid="00273153" officeooo:paragraph-rsid="00294f31" style:font-size-asian="10pt" style:font-weight-asian="normal" style:font-size-complex="10pt" style:font-weight-complex="normal"/>
    </style:style>
    <style:style style:name="P99" style:family="paragraph" style:parent-style-name="Standard">
      <style:text-properties style:font-name="Courier New" fo:font-size="9pt" fo:font-weight="normal" officeooo:rsid="002731b4" officeooo:paragraph-rsid="002731b4" style:font-size-asian="9pt" style:font-weight-asian="normal" style:font-size-complex="9pt" style:font-weight-complex="normal"/>
    </style:style>
    <style:style style:name="P100" style:family="paragraph" style:parent-style-name="Standard">
      <style:text-properties style:font-name="Courier New" fo:font-size="9pt" fo:font-weight="normal" officeooo:rsid="002885f0" officeooo:paragraph-rsid="002885f0" style:font-size-asian="9pt" style:font-weight-asian="normal" style:font-size-complex="9pt" style:font-weight-complex="normal"/>
    </style:style>
    <style:style style:name="P101"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2" style:family="paragraph" style:parent-style-name="Standard">
      <style:text-properties style:font-name="Arial" fo:font-size="10pt" fo:font-weight="normal" style:font-size-asian="10pt" style:font-weight-asian="normal" style:font-size-complex="10pt" style:font-weight-complex="normal"/>
    </style:style>
    <style:style style:name="P103" style:family="paragraph" style:parent-style-name="Table_20_Contents">
      <style:text-properties style:font-name="Courier New" fo:font-size="10pt" officeooo:paragraph-rsid="002731b4" style:font-size-asian="10pt" style:font-size-complex="10pt"/>
    </style:style>
    <style:style style:name="P104" style:family="paragraph" style:parent-style-name="Table_20_Contents">
      <style:text-properties style:font-name="Courier New" fo:font-size="10pt" officeooo:paragraph-rsid="002885f0" style:font-size-asian="10pt" style:font-size-complex="10pt"/>
    </style:style>
    <style:style style:name="P105" style:family="paragraph" style:parent-style-name="Table_20_Contents">
      <style:text-properties style:font-name="Courier New" fo:font-size="10pt" officeooo:paragraph-rsid="00294f31" style:font-size-asian="10pt" style:font-size-complex="10pt"/>
    </style:style>
    <style:style style:name="P106" style:family="paragraph" style:parent-style-name="Table_20_Contents">
      <style:text-properties style:font-name="Courier New" fo:font-size="10pt" officeooo:rsid="00294f31" officeooo:paragraph-rsid="00294f31" style:font-size-asian="10pt" style:font-size-complex="10pt"/>
    </style:style>
    <style:style style:name="P107" style:family="paragraph" style:parent-style-name="Table_20_Contents">
      <style:text-properties style:font-name="Courier New" fo:font-size="10pt" officeooo:rsid="00305a2a" officeooo:paragraph-rsid="0021b717" style:font-size-asian="10pt" style:font-size-complex="10pt"/>
    </style:style>
    <style:style style:name="P108" style:family="paragraph" style:parent-style-name="Table_20_Contents">
      <style:text-properties style:font-name="Courier New" fo:font-size="10pt" officeooo:rsid="00305a2a" officeooo:paragraph-rsid="002a5ada" style:font-size-asian="10pt" style:font-size-complex="10pt"/>
    </style:style>
    <style:style style:name="P109"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110" style:family="paragraph">
      <style:paragraph-properties fo:text-align="center"/>
    </style:style>
    <style:style style:name="P111" style:family="paragraph">
      <loext:graphic-properties draw:opacity="0%"/>
      <style:paragraph-properties fo:text-align="center"/>
    </style:style>
    <style:style style:name="P112" style:family="paragraph">
      <loext:graphic-properties draw:fill="none" draw:fill-color="#ffffff"/>
      <style:text-properties style:font-name="Arial" fo:font-weight="bold"/>
    </style:style>
    <style:style style:name="T1" style:family="text">
      <style:text-properties officeooo:rsid="0021dd22"/>
    </style:style>
    <style:style style:name="T2" style:family="text">
      <style:text-properties style:font-name="Courier New"/>
    </style:style>
    <style:style style:name="T3" style:family="text">
      <style:text-properties style:font-name="Courier New" fo:font-style="italic" style:font-style-asian="italic" style:font-style-complex="italic"/>
    </style:style>
    <style:style style:name="T4" style:family="text">
      <style:text-properties style:font-name="Courier New" fo:font-style="normal" style:font-style-asian="normal" style:font-style-complex="normal"/>
    </style:style>
    <style:style style:name="T5" style:family="text">
      <style:text-properties style:font-name="Courier New" style:text-underline-style="none"/>
    </style:style>
    <style:style style:name="T6" style:family="text">
      <style:text-properties style:font-name="Courier New" style:text-underline-style="none" officeooo:rsid="0038e288"/>
    </style:style>
    <style:style style:name="T7" style:family="text">
      <style:text-properties style:font-name="Courier New" fo:font-size="14pt" style:font-size-asian="14pt" style:font-size-complex="14pt"/>
    </style:style>
    <style:style style:name="T8" style:family="text">
      <style:text-properties style:font-name="Courier New" officeooo:rsid="002a10e7"/>
    </style:style>
    <style:style style:name="T9" style:family="text">
      <style:text-properties style:font-name="Courier New" officeooo:rsid="002b6379"/>
    </style:style>
    <style:style style:name="T10" style:family="text">
      <style:text-properties style:font-name="Courier New" officeooo:rsid="00257831"/>
    </style:style>
    <style:style style:name="T11" style:family="text">
      <style:text-properties style:font-name="Courier New" officeooo:rsid="002731b4"/>
    </style:style>
    <style:style style:name="T12" style:family="text">
      <style:text-properties fo:font-style="italic" style:font-style-asian="italic" style:font-style-complex="italic"/>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bold" officeooo:rsid="001fa839" style:font-size-asian="16pt" style:font-weight-asian="bold" style:font-size-complex="16pt" style:font-weight-complex="bold"/>
    </style:style>
    <style:style style:name="T15" style:family="text">
      <style:text-properties fo:font-size="16pt" fo:font-weight="bold" officeooo:rsid="002d0ac3" style:font-size-asian="16pt" style:font-weight-asian="bold" style:font-size-complex="16pt" style:font-weight-complex="bold"/>
    </style:style>
    <style:style style:name="T16" style:family="text">
      <style:text-properties fo:font-size="16pt" fo:font-weight="bold" officeooo:rsid="00275d42" style:font-size-asian="16pt" style:font-weight-asian="bold" style:font-size-complex="16pt" style:font-weight-complex="bold"/>
    </style:style>
    <style:style style:name="T17" style:family="text">
      <style:text-properties fo:font-size="16pt" fo:font-weight="bold" officeooo:rsid="00273153" style:font-size-asian="16pt" style:font-weight-asian="bold" style:font-size-complex="16pt" style:font-weight-complex="bold"/>
    </style:style>
    <style:style style:name="T18" style:family="text">
      <style:text-properties fo:font-size="16pt" fo:font-weight="bold" officeooo:rsid="0037103b" style:font-size-asian="16pt" style:font-weight-asian="bold" style:font-size-complex="16pt" style:font-weight-complex="bold"/>
    </style:style>
    <style:style style:name="T19" style:family="text">
      <style:text-properties fo:font-weight="bold" style:font-weight-asian="bold" style:font-weight-complex="bold"/>
    </style:style>
    <style:style style:name="T20" style:family="text">
      <style:text-properties fo:font-weight="bold" officeooo:rsid="00136426" style:font-weight-asian="bold" style:font-weight-complex="bold"/>
    </style:style>
    <style:style style:name="T21" style:family="text">
      <style:text-properties fo:font-weight="bold" officeooo:rsid="001fa839" style:font-weight-asian="bold" style:font-weight-complex="bold"/>
    </style:style>
    <style:style style:name="T22" style:family="text">
      <style:text-properties fo:font-weight="bold" officeooo:rsid="002a10e7" style:font-weight-asian="bold" style:font-weight-complex="bold"/>
    </style:style>
    <style:style style:name="T23" style:family="text">
      <style:text-properties fo:font-weight="bold" officeooo:rsid="00305a2a" style:font-weight-asian="bold" style:font-weight-complex="bold"/>
    </style:style>
    <style:style style:name="T24" style:family="text">
      <style:text-properties fo:font-weight="bold" officeooo:rsid="002731b4" style:font-weight-asian="bold" style:font-weight-complex="bold"/>
    </style:style>
    <style:style style:name="T25" style:family="text">
      <style:text-properties style:text-underline-style="none"/>
    </style:style>
    <style:style style:name="T26" style:family="text">
      <style:text-properties style:text-underline-style="none" officeooo:rsid="0019d120"/>
    </style:style>
    <style:style style:name="T27" style:family="text">
      <style:text-properties style:text-underline-style="none" fo:font-weight="bold" style:font-weight-asian="bold" style:font-weight-complex="bold"/>
    </style:style>
    <style:style style:name="T28" style:family="text">
      <style:text-properties style:text-underline-style="none" officeooo:rsid="0037103b"/>
    </style:style>
    <style:style style:name="T29" style:family="text">
      <style:text-properties style:text-underline-style="none" officeooo:rsid="002a10e7"/>
    </style:style>
    <style:style style:name="T30" style:family="text">
      <style:text-properties style:text-underline-style="none" officeooo:rsid="00305a2a"/>
    </style:style>
    <style:style style:name="T31" style:family="text">
      <style:text-properties style:text-underline-style="none" officeooo:rsid="0038e288"/>
    </style:style>
    <style:style style:name="T32" style:family="text">
      <style:text-properties style:font-name="Arial"/>
    </style:style>
    <style:style style:name="T33" style:family="text">
      <style:text-properties style:font-name="Arial" style:font-name-asian="Arial" style:font-name-complex="Arial"/>
    </style:style>
    <style:style style:name="T34" style:family="text">
      <style:text-properties style:font-name="Arial" fo:font-style="italic" style:font-style-asian="italic" style:font-style-complex="italic"/>
    </style:style>
    <style:style style:name="T35" style:family="text">
      <style:text-properties style:font-name="Arial"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style:font-name-asian="Arial" style:font-name-complex="Arial"/>
    </style:style>
    <style:style style:name="T38" style:family="text">
      <style:text-properties officeooo:rsid="00107990"/>
    </style:style>
    <style:style style:name="T39" style:family="text">
      <style:text-properties officeooo:rsid="0011c9ee"/>
    </style:style>
    <style:style style:name="T40" style:family="text">
      <style:text-properties officeooo:rsid="0013a73e"/>
    </style:style>
    <style:style style:name="T41" style:family="text">
      <style:text-properties officeooo:rsid="0014f7a0"/>
    </style:style>
    <style:style style:name="T42" style:family="text">
      <style:text-properties officeooo:rsid="0019d120"/>
    </style:style>
    <style:style style:name="T43" style:family="text">
      <style:text-properties fo:color="#000000" loext:opacity="100%"/>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fo:font-size="10pt" style:text-underline-style="none" fo:font-weight="normal" officeooo:rsid="0038e288" style:font-size-asian="10pt" style:font-weight-asian="normal" style:font-size-complex="10pt" style:font-weight-complex="normal"/>
    </style:style>
    <style:style style:name="T46" style:family="text">
      <style:text-properties fo:font-size="10pt" style:text-underline-style="none" fo:font-weight="normal" officeooo:rsid="003a8f6e" style:font-size-asian="10pt" style:font-weight-asian="normal" style:font-size-complex="10pt" style:font-weight-complex="normal"/>
    </style:style>
    <style:style style:name="T47" style:family="text">
      <style:text-properties fo:font-size="10pt" style:text-underline-style="none" fo:font-weight="normal" officeooo:rsid="0021b717" style:font-size-asian="10pt" style:font-weight-asian="normal" style:font-size-complex="10pt" style:font-weight-complex="normal"/>
    </style:style>
    <style:style style:name="T48" style:family="text">
      <style:text-properties officeooo:rsid="00266573"/>
    </style:style>
    <style:style style:name="T49" style:family="text">
      <style:text-properties officeooo:rsid="001fa839"/>
    </style:style>
    <style:style style:name="T50" style:family="text">
      <style:text-properties officeooo:rsid="0028102b"/>
    </style:style>
    <style:style style:name="T51" style:family="text">
      <style:text-properties officeooo:rsid="002044ea"/>
    </style:style>
    <style:style style:name="T52" style:family="text">
      <style:text-properties officeooo:rsid="0021e4e6"/>
    </style:style>
    <style:style style:name="T53" style:family="text">
      <style:text-properties officeooo:rsid="002e5c9d"/>
    </style:style>
    <style:style style:name="T54" style:family="text">
      <style:text-properties officeooo:rsid="0037103b"/>
    </style:style>
    <style:style style:name="T55" style:family="text">
      <style:text-properties officeooo:rsid="0039423d"/>
    </style:style>
    <style:style style:name="T56" style:family="text">
      <style:text-properties officeooo:rsid="0024b71c"/>
    </style:style>
    <style:style style:name="T57" style:family="text">
      <style:text-properties style:text-position="super 58%"/>
    </style:style>
    <style:style style:name="T58" style:family="text">
      <style:text-properties officeooo:rsid="002a10e7"/>
    </style:style>
    <style:style style:name="T59" style:family="text">
      <style:text-properties officeooo:rsid="002b6379"/>
    </style:style>
    <style:style style:name="T60" style:family="text">
      <style:text-properties officeooo:rsid="002d0ac3"/>
    </style:style>
    <style:style style:name="T61" style:family="text">
      <style:text-properties officeooo:rsid="00273153"/>
    </style:style>
    <style:style style:name="T62" style:family="text">
      <style:text-properties officeooo:rsid="00275d42"/>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324d07"/>
    </style:style>
    <style:style style:name="T65" style:family="text">
      <style:text-properties officeooo:rsid="0033f172"/>
    </style:style>
    <style:style style:name="T66" style:family="text">
      <style:text-properties officeooo:rsid="0038e288"/>
    </style:style>
    <style:style style:name="T67" style:family="text">
      <style:text-properties officeooo:rsid="0021de65"/>
    </style:style>
    <style:style style:name="T68" style:family="text">
      <style:text-properties officeooo:rsid="00221c0c"/>
    </style:style>
    <style:style style:name="T69" style:family="text">
      <style:text-properties officeooo:rsid="0023b92a"/>
    </style:style>
    <style:style style:name="T70" style:family="text">
      <style:text-properties officeooo:rsid="00257831"/>
    </style:style>
    <style:style style:name="T71" style:family="text">
      <style:text-properties officeooo:rsid="002731b4"/>
    </style:style>
    <style:style style:name="T72" style:family="text">
      <style:text-properties officeooo:rsid="002885f0"/>
    </style:style>
    <style:style style:name="T73" style:family="text">
      <style:text-properties officeooo:rsid="00294f31"/>
    </style:style>
    <style:style style:name="T74" style:family="text">
      <style:text-properties officeooo:rsid="002a5ada"/>
    </style:style>
    <style:style style:name="T7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76" style:family="text">
      <style:text-properties style:font-name="Arial" fo:font-weight="bold"/>
    </style: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Arrow" draw:marker-start-width="0.1598in"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08. <text:span text:style-name="T2">if</text:span> and <text:span text:style-name="T2">if-else</text:span>: Part 2</text:p>
      <text:p text:style-name="P7"/>
      <text:p text:style-name="P10">This is a continuation of “if and if-else: Part 1”.</text:p>
      <text:p text:style-name="P10"/>
      <text:p text:style-name="P10">Enough said. Move on!!! </text:p>
      <text:p text:style-name="P43"><text:span text:style-name="T2">if</text:span>-<text:span text:style-name="T2">else</text:span> <text:span text:style-name="T42">s</text:span>tatements</text:p>
      <text:p text:style-name="P7"/>
      <text:p text:style-name="P7"/>
      <text:p text:style-name="P7">Run this twice by entering 42 and then 24 for input:</text:p>
      <table:table table:name="Table21" table:style-name="Table21">
        <table:table-column table:style-name="Table21.A"/>
        <table:table-header-rows>
          <table:table-row table:style-name="Table21.1">
            <table:table-cell table:style-name="Table21.A1" office:value-type="string">
              <text:p text:style-name="P59">a = <text:span text:style-name="T1">int(input(“Python, what’s your favorite \</text:span></text:p>
              <text:p text:style-name="P60"><text:s text:c="15"/>number? “))</text:p>
              <text:p text:style-name="P55">if a == 42: </text:p>
              <text:p text:style-name="P61"><text:s text:c="2"/>print(“Python: Mine too!”)</text:p>
              <text:p text:style-name="P55">if a != 42:</text:p>
              <text:p text:style-name="P55"><text:s text:c="2"/><text:span text:style-name="T1">print(“Python: Boo!”)</text:span></text:p>
            </table:table-cell>
          </table:table-row>
        </table:table-header-rows>
      </table:table>
      <text:p text:style-name="P7"/>
      <text:p text:style-name="P7">You want to either do one thing or another based on whether a boolean condition is true or false (respectively). The above does work ... <text:span text:style-name="T12">but</text:span> it is the <text:span text:style-name="T13">WRONG</text:span> way of doing it. </text:p>
      <text:p text:style-name="P7"/>
      <text:p text:style-name="P7">Now change the above to this:</text:p>
      <table:table table:name="Table1" table:style-name="Table1">
        <table:table-column table:style-name="Table1.A"/>
        <table:table-header-rows>
          <table:table-row>
            <table:table-cell table:style-name="Table1.A1" office:value-type="string">
              <text:p text:style-name="P55">print("python: What's your favorite number?"</text:p>
              <text:p text:style-name="P55"><text:s text:c="10"/>&lt;&lt; std::endl &lt;&lt; "User: "</text:p>
              <text:p text:style-name="P55">a <text:span text:style-name="T67">= int(input())</text:span></text:p>
              <text:p text:style-name="P55"/>
              <text:p text:style-name="P55">if a == 42:</text:p>
              <text:p text:style-name="P55"><text:s text:c="4"/>print("python: Mine too!")</text:p>
              <text:p text:style-name="P67">else:</text:p>
              <text:p text:style-name="P55"><text:s text:c="4"/>print("python: boo!")</text:p>
            </table:table-cell>
          </table:table-row>
        </table:table-header-rows>
      </table:table>
      <text:p text:style-name="P7"/>
      <text:p text:style-name="P7">You should <text:span text:style-name="T13">NEVER</text:span> have a program like the earlier one with two if's with opposite conditions next to each other:</text:p>
      <table:table table:name="Table74" table:style-name="Table74">
        <table:table-column table:style-name="Table74.A"/>
        <table:table-header-rows>
          <table:table-row>
            <table:table-cell table:style-name="Table74.A1" office:value-type="string">
              <text:p text:style-name="P55">if a == 42:</text:p>
              <text:p text:style-name="P55"><text:s text:c="2"/>print("python: Mine too!" &lt;&lt;std::endl</text:p>
              <text:p text:style-name="P55">if a != 42: <text:s text:c="3"/># BAD!!!!!!!!!!!!!!!!!!!!!!!!!!!!!!</text:p>
              <text:p text:style-name="P55"><text:s text:c="2"/>print("python: boo!")</text:p>
            </table:table-cell>
          </table:table-row>
        </table:table-header-rows>
      </table:table>
      <text:p text:style-name="P7"/>
      <text:p text:style-name="P7">In other words if you can rewrite a bunch of ifs with if-else, then you should. Why? Because this avoids evaluating boolean expressions unnecessarily and hence speed up your program. (There are other reasons).</text:p>
      <text:p text:style-name="P7"/>
      <text:p text:style-name="P7">The <text:span text:style-name="T13">second</text:span> way (the if-else) is the <text:span text:style-name="T13">right</text:span> way:</text:p>
      <table:table table:name="Table75" table:style-name="Table75">
        <table:table-column table:style-name="Table75.A"/>
        <table:table-header-rows>
          <table:table-row>
            <table:table-cell table:style-name="Table75.A1" office:value-type="string">
              <text:p text:style-name="P55">if a == 42:</text:p>
              <text:p text:style-name="P55"><text:s text:c="4"/>print("python: Mine too!")</text:p>
              <text:p text:style-name="P55">else:</text:p>
              <text:p text:style-name="P55"><text:s text:c="4"/>print("python: boo!")</text:p>
            </table:table-cell>
          </table:table-row>
        </table:table-header-rows>
      </table:table>
      <text:p text:style-name="P7"/>
      <text:p text:style-name="P7">The format of the if-else statement is</text:p>
      <text:p text:style-name="P86"><text:tab/>if <text:span text:style-name="T12">[expr]</text:span>):</text:p>
      <text:p text:style-name="P86"><text:tab/><text:tab/><text:span text:style-name="T12">[stmt1]</text:span></text:p>
      <text:p text:style-name="P86"><text:tab/>else:</text:p>
      <text:p text:style-name="P86"><text:tab/><text:tab/><text:span text:style-name="T12">[stmt2]</text:span></text:p>
      <text:p text:style-name="P7"><text:soft-page-break/>If <text:span text:style-name="T3">[expr]</text:span> evaluates to <text:span text:style-name="T2">true</text:span>, <text:span text:style-name="T3">[stmt1]</text:span> executes. When that's completed, the else part is bypassed. If <text:span text:style-name="T3">[expr]</text:span> evaluates to <text:span text:style-name="T4">false</text:span> <text:span text:style-name="T3">[stmt2]</text:span> is executed.</text:p>
      <text:p text:style-name="P7"/>
      <text:p text:style-name="P7">Obviously you can't write an else statement without an if!!!</text:p>
      <text:p text:style-name="P7"/>
      <text:p text:style-name="P7"/>
      <text:p text:style-name="P7"><text:span text:style-name="T19">Exercise.</text:span> Here's the first if-else warm up exercise. No sweat required to finish it. First try running this program so that you know what it does:</text:p>
      <table:table table:name="Table8" table:style-name="Table8">
        <table:table-column table:style-name="Table8.A"/>
        <table:table-header-rows>
          <table:table-row>
            <table:table-cell table:style-name="Table8.A1" office:value-type="string">
              <text:p text:style-name="P55">print("How many heads do you have? "<text:span text:style-name="T67">)</text:span></text:p>
              <text:p text:style-name="P62">numHeads = <text:span text:style-name="T67">int(input())</text:span></text:p>
              <text:p text:style-name="P62">if numHeads == 2:</text:p>
              <text:p text:style-name="P55"><text:s text:c="4"/>print("Are you Zaphod?")</text:p>
              <text:p text:style-name="P55">if numHeads != 2:</text:p>
              <text:p text:style-name="P55"><text:s text:c="4"/>print("You are not Zaphod")</text:p>
            </table:table-cell>
          </table:table-row>
        </table:table-header-rows>
      </table:table>
      <text:p text:style-name="P7">Next modify it to use if-else instead of two if's. Run the program and test it. Here are some tests:</text:p>
      <table:table table:name="Table61" table:style-name="Table61">
        <table:table-column table:style-name="Table61.A"/>
        <table:table-row>
          <table:table-cell table:style-name="Table61.A1" office:value-type="string">
            <text:p text:style-name="P73">How many heads do you have? <text:span text:style-name="T19">1</text:span></text:p>
            <text:p text:style-name="P73">You are not Zaphod</text:p>
          </table:table-cell>
        </table:table-row>
      </table:table>
      <text:p text:style-name="P7">And here's an execution of the same program:</text:p>
      <table:table table:name="Table62" table:style-name="Table62">
        <table:table-column table:style-name="Table62.A"/>
        <table:table-row>
          <table:table-cell table:style-name="Table62.A1" office:value-type="string">
            <text:p text:style-name="P73">How many heads do you have? <text:span text:style-name="T19">2</text:span></text:p>
            <text:p text:style-name="P73">Are you Zaphod?</text:p>
          </table:table-cell>
        </table:table-row>
      </table:table>
      <text:p text:style-name="P8"/>
      <text:p text:style-name="P8"/>
      <text:p text:style-name="P7"><text:span text:style-name="T19">Exercise.</text:span> Run the following program:</text:p>
      <table:table table:name="Table76" table:style-name="Table76">
        <table:table-column table:style-name="Table76.A"/>
        <table:table-header-rows>
          <table:table-row>
            <table:table-cell table:style-name="Table76.A1" office:value-type="string">
              <text:p text:style-name="P55">print("How much do you have? "<text:span text:style-name="T71">)</text:span></text:p>
              <text:p text:style-name="P95">savings = float(input())</text:p>
              <text:p text:style-name="P55"/>
              <text:p text:style-name="P55">if savings &gt; 100:</text:p>
              <text:p text:style-name="P55"><text:s text:c="4"/>print("Can I borrow a ten?")</text:p>
              <text:p text:style-name="P55">if savings &lt;= 100:</text:p>
              <text:p text:style-name="P55"><text:s text:c="4"/>print("Life is tough")</text:p>
            </table:table-cell>
          </table:table-row>
        </table:table-header-rows>
      </table:table>
      <text:p text:style-name="P7">Rewrite the program using if-else.</text:p>
      <text:p text:style-name="P7"/>
      <text:p text:style-name="P8"/>
      <text:p text:style-name="P7"><text:span text:style-name="T19">Exercise.</text:span> Write a program that prompts the user for an integer and tells you if the input is even or odd. Here's an execution:</text:p>
      <table:table table:name="Table23" table:style-name="Table23">
        <table:table-column table:style-name="Table23.A"/>
        <table:table-header-rows>
          <table:table-row>
            <table:table-cell table:style-name="Table23.A1" office:value-type="string">
              <text:p text:style-name="P55">gimme an int: <text:span text:style-name="T44">42</text:span></text:p>
              <text:p text:style-name="P55">even!!!</text:p>
            </table:table-cell>
          </table:table-row>
        </table:table-header-rows>
      </table:table>
      <text:p text:style-name="P7">Here's another:</text:p>
      <table:table table:name="Table77" table:style-name="Table77">
        <table:table-column table:style-name="Table77.A"/>
        <table:table-header-rows>
          <table:table-row>
            <table:table-cell table:style-name="Table77.A1" office:value-type="string">
              <text:p text:style-name="P55">gimme an int: <text:span text:style-name="T44">35</text:span></text:p>
              <text:p text:style-name="P55">odd!!!</text:p>
            </table:table-cell>
          </table:table-row>
        </table:table-header-rows>
      </table:table>
      <text:p text:style-name="P8"/>
      <text:p text:style-name="P8"/>
      <text:p text:style-name="P8"><text:span text:style-name="T19">Exercise.</text:span> No skeleton code here. This is a slight modification of a previous program. Write a program that prompts the user for his/her height (in ft) and weight (in lbs) and print<text:span text:style-name="T38">s</text:span> “you will live more than 100 years!!!” if the product of the height and weight is at least 200.45. (This is not supported by any form of research.) Otherwise it prints “you will not live more than 100 years”. <text:s/>Here's an execution of the program:</text:p>
      <table:table table:name="Table2" table:style-name="Table2">
        <table:table-column table:style-name="Table2.A"/>
        <table:table-row>
          <table:table-cell table:style-name="Table2.A1" office:value-type="string">
            <text:p text:style-name="P69">6.1 180.180</text:p>
            <text:p text:style-name="P74">you will live more than 100 years!!!</text:p>
          </table:table-cell>
        </table:table-row>
      </table:table>
      <text:p text:style-name="P8"><text:soft-page-break/>Here's another</text:p>
      <table:table table:name="Table3" table:style-name="Table3">
        <table:table-column table:style-name="Table3.A"/>
        <table:table-row>
          <table:table-cell table:style-name="Table3.A1" office:value-type="string">
            <text:p text:style-name="P69">3.4 23.4</text:p>
            <text:p text:style-name="P57">you will not live more than 100 years</text:p>
          </table:table-cell>
        </table:table-row>
      </table:table>
      <text:p text:style-name="P8"/>
      <text:p text:style-name="P8"/>
      <text:p text:style-name="P8"><text:span text:style-name="T19">Exercise.</text:span> Write a program that prompts the user for his employee code which is either 0 or 1. If the employee code is 0, his/her hourly rate is $123.45. If the employee code is 1, his/her hourly rate is $7.99. Prompt the user for the number of hours he/she worked this week. Finally prthe total amount he/she made this week. Here's an informal description of the program that you should follow (obviously you have to translate this to python!!!):</text:p>
      <table:table table:name="Table78" table:style-name="Table78">
        <table:table-column table:style-name="Table78.A"/>
        <table:table-row>
          <table:table-cell table:style-name="Table78.A1" office:value-type="string">
            <text:p text:style-name="P2">Declare constant HOURLY_RATE_0 and initialize it to 123.45.</text:p>
            <text:p text:style-name="P2">Declare constant HOURLY_RATE_1 and initialize it to 7.99.</text:p>
            <text:p text:style-name="P2"/>
            <text:p text:style-name="P2">Declare variable employee_code.</text:p>
            <text:p text:style-name="P2">Get employee_code from user.</text:p>
            <text:p text:style-name="P2"/>
            <text:p text:style-name="P2">Declare variable hourly_rate.</text:p>
            <text:p text:style-name="P2">If employee_code is 0:</text:p>
            <text:p text:style-name="P2"><text:s text:c="4"/>set hourly_rate to HOURLY_RATE_0</text:p>
            <text:p text:style-name="P2">Otherwise:</text:p>
            <text:p text:style-name="P2"><text:s text:c="4"/>set hourly_rate to HOUR<text:span text:style-name="T39">LY</text:span>_RATE_1</text:p>
            <text:p text:style-name="P2"/>
            <text:p text:style-name="P2">Get number_of_hours from user.</text:p>
            <text:p text:style-name="P2">Prtotal pay for this week.</text:p>
          </table:table-cell>
        </table:table-row>
      </table:table>
      <text:p text:style-name="P8"><text:s/></text:p>
      <text:p text:style-name="P43"><text:span text:style-name="T25">Mental </text:span><text:span text:style-name="T26">p</text:span><text:span text:style-name="T25">icture: </text:span><text:span text:style-name="T26">f</text:span><text:span text:style-name="T25">low of </text:span><text:span text:style-name="T26">e</text:span><text:span text:style-name="T25">xecution for </text:span><text:span text:style-name="T5">if</text:span></text:p>
      <text:p text:style-name="P88">-else</text:p>
      <text:p text:style-name="P88"/>
      <text:p text:style-name="P24">The following picture shows you the flow of execution of a simple <text:s/>program containing the if-else statement.</text:p>
      <text:p text:style-name="P24"/>
      <table:table table:name="Table47" table:style-name="Table47">
        <table:table-column table:style-name="Table47.A"/>
        <table:table-row>
          <table:table-cell table:style-name="Table47.A1" office:value-type="string">
            <text:p text:style-name="P73">x = <text:span text:style-name="T67">int(input())</text:span></text:p>
            <text:p text:style-name="P73"/>
            <text:p text:style-name="P73">if x &gt; 0:</text:p>
            <text:p text:style-name="P73"><text:s text:c="4"/>print("spam!")</text:p>
            <text:p text:style-name="P73">else:</text:p>
            <text:p text:style-name="P73"><text:s text:c="4"/>print("ham!")</text:p>
            <text:p text:style-name="P73"/>
            <text:p text:style-name="P73">print("eggs")</text:p>
          </table:table-cell>
        </table:table-row>
      </table:table>
      <text:p text:style-name="P24"/>
      <text:p text:style-name="P52"><draw:rect text:anchor-type="paragraph" draw:z-index="9" draw:name="Shape3" draw:style-name="gr2" draw:text-style-name="P111" svg:width="4.4894in" svg:height="0.3024in" svg:x="-0.0043in" svg:y="1.1075in"><text:p/></draw:rect><draw:polyline text:anchor-type="paragraph" draw:z-index="11" draw:name="Shape4" draw:style-name="gr3" draw:text-style-name="P110" svg:width="5.2343in" svg:height="0.4634in" draw:transform="rotate (0.0792379480405426) translate (-0.38333333334053in 4.31805555555666in)" svg:viewBox="0 0 13296 1178" draw:points="838,1178 0,1111 88,0 13219,1020 13296,120 12402,37"><text:p/></draw:polyline></text:p>
      <table:table table:name="Table46" table:style-name="Table46">
        <table:table-column table:style-name="Table46.A"/>
        <table:table-row>
          <table:table-cell table:style-name="Table46.A1" office:value-type="string">
            <text:p text:style-name="P90"><draw:polyline text:anchor-type="paragraph" draw:z-index="3" draw:name="Shape2" draw:style-name="gr5" draw:text-style-name="P110" svg:width="0.5504in" svg:height="0.3189in" draw:transform="rotate (-1.19031454986013) translate (-0.247222222232123in 0.520833333334526in)" svg:viewBox="0 0 1399 811" draw:points="0,383 1081,811 1399,0"><text:p/></draw:polyline></text:p>
            <text:p text:style-name="P90"/>
            <text:p text:style-name="P90"/>
            <text:p text:style-name="P90"/>
            <text:p text:style-name="P90"/>
            <text:p text:style-name="P90"><draw:polyline text:anchor-type="paragraph" draw:z-index="10" draw:name="Shape6" draw:style-name="gr3" draw:text-style-name="P110" svg:width="5.226in" svg:height="0.4012in" draw:transform="rotate (0.0792379480405426) translate (-0.402777777783198in 0.463888888889475in)" svg:viewBox="0 0 13275 1020" draw:points="850,868 0,834 67,0 13204,1020 13275,120 12381,32"><text:p/></draw:polyline>x <text:span text:style-name="T67">= int(input())</text:span></text:p>
            <text:p text:style-name="P90"/>
            <text:p text:style-name="P90"/>
            <text:p text:style-name="P90"><draw:rect text:anchor-type="paragraph" draw:z-index="0" draw:name="Shape7" draw:style-name="gr2" draw:text-style-name="P111" svg:width="4.4898in" svg:height="2.3189in" svg:x="-0.0429in" svg:y="0.05in"><text:p/></draw:rect><draw:rect text:anchor-type="paragraph" draw:z-index="4" draw:name="Shape8" draw:style-name="gr2" draw:text-style-name="P111" svg:width="0.8961in" svg:height="0.2925in" svg:x="0.3528in" svg:y="0.1646in"><text:p/></draw:rect></text:p>
            <text:p text:style-name="P90">if <text:s/>(x &gt; 0):</text:p>
            <text:p text:style-name="P90"><draw:polyline text:anchor-type="paragraph" draw:z-index="5" draw:name="Shape9" draw:style-name="gr1" draw:text-style-name="P110" svg:width="0.8713in" svg:height="0.624in" draw:transform="rotate (-2.10102735355077) translate (0.854861111110348in 0.104861111109494in)" svg:viewBox="0 0 2214 1586" draw:points="0,131 217,0 1178,1586 2214,979 1850,362"><text:p/></draw:polyline></text:p>
            <text:p text:style-name="P90"><draw:frame text:anchor-type="paragraph" draw:z-index="6" draw:name="Shape10" draw:style-name="gr4" draw:text-style-name="P112" svg:width="0.6669in" svg:height="0.3024in" svg:x="0.1453in" svg:y="0.1709in"><draw:text-box><text:p><text:span text:style-name="T76">true</text:span></text:p></draw:text-box></draw:frame></text:p>
            <text:p text:style-name="P90"><draw:rect text:anchor-type="paragraph" draw:z-index="1" draw:name="Shape11" draw:style-name="gr2" draw:text-style-name="P111" svg:width="3.5315in" svg:height="0.2752in" svg:x="0.3634in" svg:y="0.1827in"><text:p/></draw:rect></text:p>
            <text:p text:style-name="P90"><draw:line text:anchor-type="paragraph" draw:z-index="7" draw:name="Shape12" draw:style-name="gr1" draw:text-style-name="P110" svg:x1="3.8945in" svg:y1="0.1209in" svg:x2="4.4465in" svg:y2="0.1209in"><text:p/></draw:line><draw:polyline text:anchor-type="paragraph" draw:z-index="14" draw:name="Shape13" draw:style-name="gr1" draw:text-style-name="P110" svg:width="0.9122in" svg:height="0.7776in" draw:transform="rotate (-2.10102735355077) translate (0.752083333328735in 0.488194444426113in)" svg:viewBox="0 0 2318 1976" draw:points="0,1976 1607,1032 2318,617 1954,0"><text:p/></draw:polyline><text:s text:c="4"/>print("spam!")</text:p>
            <text:p text:style-name="P90"/>
            <text:p text:style-name="P90"/>
            <text:p text:style-name="P90">else:</text:p>
            <text:p text:style-name="P90"><draw:frame text:anchor-type="paragraph" draw:z-index="8" draw:name="Shape14" draw:style-name="gr4" draw:text-style-name="P112" svg:width="0.6669in" svg:height="0.3024in" svg:x="0.1339in" svg:y="0.0953in"><draw:text-box><text:p><text:span text:style-name="T76">false</text:span></text:p></draw:text-box></draw:frame><text:s text:c="3"/></text:p>
            <text:p text:style-name="P90"><draw:rect text:anchor-type="paragraph" draw:z-index="13" draw:name="Shape15" draw:style-name="gr2" draw:text-style-name="P111" svg:width="3.5315in" svg:height="0.2752in" svg:x="0.3634in" svg:y="0.1346in"><text:p/></draw:rect></text:p>
            <text:p text:style-name="P90"><draw:line text:anchor-type="paragraph" draw:z-index="12" draw:name="Shape16" draw:style-name="gr1" draw:text-style-name="P110" svg:x1="3.8945in" svg:y1="0.0634in" svg:x2="4.4465in" svg:y2="0.0634in"><text:p/></draw:line><text:s text:c="4"/>print("ham!")</text:p>
            <text:p text:style-name="P90"/>
            <text:p text:style-name="P90"/>
            <text:p text:style-name="P90"/>
            <text:p text:style-name="P90"><draw:rect text:anchor-type="paragraph" draw:z-index="2" draw:name="Shape17" draw:style-name="gr2" draw:text-style-name="P111" svg:width="4.4551in" svg:height="0.3024in" svg:x="0.002in" svg:y="0.102in"><text:p/></draw:rect></text:p>
            <text:p text:style-name="P90"><text:s/>print("eggs")</text:p>
            <text:p text:style-name="P90"/>
          </table:table-cell>
        </table:table-row>
      </table:table>
      <text:p text:style-name="P51"/>
      <text:p text:style-name="P88"/>
      <text:p text:style-name="P43">Multiplication <text:span text:style-name="T42">g</text:span>ame: Part 2</text:p>
      <text:p text:style-name="P86"/>
      <text:p text:style-name="P7">Recall our multiplication game that tests if the user can multiply 97 and </text:p>
      <text:p text:style-name="P7">94. Here's an execution of the program:</text:p>
      <table:table table:name="Table36" table:style-name="Table36">
        <table:table-column table:style-name="Table36.A"/>
        <table:table-row>
          <table:table-cell table:style-name="Table36.A1" office:value-type="string">
            <text:p text:style-name="P56">What is the product of 97 and 94? <text:span text:style-name="T19">1</text:span></text:p>
          </table:table-cell>
        </table:table-row>
      </table:table>
      <text:p text:style-name="P7">Here's another:</text:p>
      <table:table table:name="Table37" table:style-name="Table37">
        <table:table-column table:style-name="Table37.A"/>
        <table:table-row>
          <table:table-cell table:style-name="Table37.A1" office:value-type="string">
            <text:p text:style-name="P56">What is the product of 97 and 94? <text:span text:style-name="T19">9118</text:span></text:p>
            <text:p text:style-name="P56">You smart dawg!</text:p>
          </table:table-cell>
        </table:table-row>
      </table:table>
      <text:p text:style-name="P7"/>
      <text:p text:style-name="P7">Here's the pseudocode:</text:p>
      <text:p text:style-name="P7"/>
      <text:p text:style-name="P63"><text:tab/>Declare integer variable guess</text:p>
      <text:p text:style-name="P63"><text:tab/>Pr<text:span text:style-name="T71">int </text:span>a prompt string to user</text:p>
      <text:p text:style-name="P63"><text:tab/>Prompt user for integer value for guess</text:p>
      <text:p text:style-name="P63"><text:tab/>If guess is 9118</text:p>
      <text:p text:style-name="P63"><text:tab/><text:tab/>pr<text:span text:style-name="T71">int </text:span>congratulatory message</text:p>
      <text:p text:style-name="P65"/>
      <text:p text:style-name="P7">Now improve the program so that it does the following:</text:p>
      <text:p text:style-name="P7"/>
      <text:p text:style-name="P63"><text:tab/>Declare integer variable guess</text:p>
      <text:p text:style-name="P63"><text:tab/>Pr<text:span text:style-name="T71">int </text:span>a prompt string to user</text:p>
      <text:p text:style-name="P63"><text:tab/>Prompt user for integer value for guess</text:p>
      <text:p text:style-name="P63"><text:tab/>If guess is 9118</text:p>
      <text:p text:style-name="P63"><text:tab/><text:tab/>pr<text:span text:style-name="T71">int </text:span>congratulatory message</text:p>
      <text:p text:style-name="P65"><text:tab/>Otherwise </text:p>
      <text:p text:style-name="P65"><text:tab/><text:tab/>pr<text:span text:style-name="T71">int </text:span>the correct answer</text:p>
      <text:p text:style-name="P65"/>
      <text:p text:style-name="P7">Here's an execution:</text:p>
      <table:table table:name="Table38" table:style-name="Table38">
        <table:table-column table:style-name="Table38.A"/>
        <table:table-row>
          <table:table-cell table:style-name="Table38.A1" office:value-type="string">
            <text:p text:style-name="P56">What is the product of 97 and 94? <text:span text:style-name="T19">1</text:span></text:p>
            <text:p text:style-name="P56">Nope ... it's 9118.</text:p>
          </table:table-cell>
        </table:table-row>
      </table:table>
      <text:p text:style-name="P7">Here's another:</text:p>
      <table:table table:name="Table39" table:style-name="Table39">
        <table:table-column table:style-name="Table39.A"/>
        <table:table-row>
          <table:table-cell table:style-name="Table39.A1" office:value-type="string">
            <text:p text:style-name="P56">What is the product of 97 and 94? <text:span text:style-name="T19">9118</text:span></text:p>
            <text:p text:style-name="P56">You smart dawg!</text:p>
          </table:table-cell>
        </table:table-row>
      </table:table>
      <text:p text:style-name="P24"/>
      <text:p text:style-name="P43">Multiplication <text:span text:style-name="T42">g</text:span>ame: Part 3</text:p>
      <text:p text:style-name="P88"/>
      <text:p text:style-name="P24">We're going to sell our multiplication game. But no one is going to buy it if all it does is to ask the same question again and again!</text:p>
      <text:p text:style-name="P24"/>
      <text:p text:style-name="P24">Modify your program so that the program prompts the user for the product of two integers between 90 and 99. The integers should be randomly generated.</text:p>
      <text:p text:style-name="P24"/>
      <text:p text:style-name="P24">The pseudocode becomes:</text:p>
      <text:p text:style-name="P7"/>
      <text:p text:style-name="P67"><text:tab/>Generate two random integers between 90 and 99 </text:p>
      <text:p text:style-name="P67"><text:tab/><text:tab/>and give the values to variables x and y</text:p>
      <text:p text:style-name="P65"><text:tab/>Pr<text:span text:style-name="T71">int </text:span>a prompt string to user to guess the </text:p>
      <text:p text:style-name="P65"><text:s/><text:tab/><text:tab/>product of x and y</text:p>
      <text:p text:style-name="P65"/>
      <text:p text:style-name="P63"><text:tab/>Declare integer variable guess</text:p>
      <text:p text:style-name="P63"><text:tab/>Prompt user for integer value for guess</text:p>
      <text:p text:style-name="P63"/>
      <text:p text:style-name="P63"><text:tab/>If guess is <text:span text:style-name="T19">the product of x and y</text:span></text:p>
      <text:p text:style-name="P63"><text:tab/><text:tab/>pr<text:span text:style-name="T71">int </text:span>congratulatory message</text:p>
      <text:p text:style-name="P63"><text:tab/>Otherwise </text:p>
      <text:p text:style-name="P63"><text:tab/><text:tab/>pr<text:span text:style-name="T71">int </text:span><text:span text:style-name="T19">the product of x and y</text:span></text:p>
      <text:p text:style-name="P24"/>
      <text:p text:style-name="P24">Note the value of the product of x and y occurs twice. We can compute the product just once and store it in a variable:</text:p>
      <text:p text:style-name="P24"/>
      <text:p text:style-name="P55"><text:tab/>Generate two random integers between 90 and 99 </text:p>
      <text:p text:style-name="P55"><text:tab/><text:tab/>and give the values to variables x and y</text:p>
      <text:p text:style-name="P55"><text:tab/>Store the product of x and y in variable answer</text:p>
      <text:p text:style-name="P65"><text:tab/>Pr<text:span text:style-name="T71">int </text:span>a prompt string to user to guess the</text:p>
      <text:p text:style-name="P65"><text:tab/><text:tab/>product of x and y</text:p>
      <text:p text:style-name="P65"/>
      <text:p text:style-name="P63"><text:tab/>Declare integer variable guess</text:p>
      <text:p text:style-name="P63"><text:tab/>Prompt user for integer value for guess</text:p>
      <text:p text:style-name="P63"/>
      <text:p text:style-name="P63"><text:tab/>If guess is <text:span text:style-name="T19">answer</text:span></text:p>
      <text:p text:style-name="P63"><text:tab/><text:tab/>pr<text:span text:style-name="T71">int </text:span>congratulatory message</text:p>
      <text:p text:style-name="P63"><text:tab/>Otherwise </text:p>
      <text:p text:style-name="P63"><text:tab/><text:tab/>pr<text:span text:style-name="T71">int </text:span><text:span text:style-name="T19">answer</text:span></text:p>
      <text:p text:style-name="P24"/>
      <text:p text:style-name="P24">To test your program you <text:span text:style-name="T39">need</text:span> to know the answer. So just get the program to prthe answer temporarily before prompting the user. You can get rid of revealing the answer when you have fully tested your code.</text:p>
      <text:p text:style-name="P24"/>
      <text:p text:style-name="P24">Here's an execution of the program:</text:p>
      <table:table table:name="Table40" table:style-name="Table40">
        <table:table-column table:style-name="Table40.A"/>
        <table:table-row>
          <table:table-cell table:style-name="Table40.A1" office:value-type="string">
            <text:p text:style-name="P73">What is the product of 91 and 94? (answer: 8554) <text:span text:style-name="T19">1</text:span></text:p>
            <text:p text:style-name="P73">Nope ... it's 8554</text:p>
          </table:table-cell>
        </table:table-row>
      </table:table>
      <text:p text:style-name="P24"/>
      <text:p text:style-name="P24">Here's another execution of the same program:</text:p>
      <table:table table:name="Table41" table:style-name="Table41">
        <table:table-column table:style-name="Table41.A"/>
        <table:table-row>
          <table:table-cell table:style-name="Table41.A1" office:value-type="string">
            <text:p text:style-name="P63">What is the product of 96 and 94? (answer: 9024) <text:span text:style-name="T19">9024</text:span></text:p>
            <text:p text:style-name="P63">You smart dawg!</text:p>
          </table:table-cell>
        </table:table-row>
      </table:table>
      <text:p text:style-name="P24">Of course after it works you get rid of the <text:span text:style-name="T2">(answer: ...)</text:span> output and <text:soft-page-break/>the execution becomes::</text:p>
      <text:p text:style-name="P24"/>
      <table:table table:name="Table42" table:style-name="Table42">
        <table:table-column table:style-name="Table42.A"/>
        <table:table-row>
          <table:table-cell table:style-name="Table42.A1" office:value-type="string">
            <text:p text:style-name="P73">What is the product of 91 and 94? <text:span text:style-name="T19">1</text:span></text:p>
            <text:p text:style-name="P73">Nope ... it's 8554</text:p>
          </table:table-cell>
        </table:table-row>
      </table:table>
      <text:p text:style-name="P24"/>
      <table:table table:name="Table43" table:style-name="Table43">
        <table:table-column table:style-name="Table43.A"/>
        <table:table-row>
          <table:table-cell table:style-name="Table43.A1" office:value-type="string">
            <text:p text:style-name="P63">What is the product of 96 and 94? <text:span text:style-name="T19">9024</text:span></text:p>
            <text:p text:style-name="P63">You smart dawg!</text:p>
          </table:table-cell>
        </table:table-row>
      </table:table>
      <text:p text:style-name="P24"/>
      <text:p text:style-name="P24"/>
      <text:p text:style-name="P87">if-else <text:span text:style-name="T32">blocks</text:span></text:p>
      <text:p text:style-name="P7"/>
      <text:p text:style-name="P7">It should not be too surprising that you can execute blocks for if-else. You can have a block controlled by the if-part, or a block controlled by the else-part, or both.</text:p>
      <table:table table:name="Table4" table:style-name="Table4">
        <table:table-column table:style-name="Table4.A"/>
        <table:table-row>
          <table:table-cell table:style-name="Table4.A1" office:value-type="string">
            <text:p text:style-name="P73">print("Head Surgery Cost Planner\n", </text:p>
            <text:p text:style-name="P73"><text:s text:c="10"/>"First 3: $100 each.\n",</text:p>
            <text:p text:style-name="P73"><text:s text:c="10"/>"After that: $2 each.\n",</text:p>
            <text:p text:style-name="P73"><text:s text:c="10"/>"Less than 3: extra 500 charge" </text:p>
            <text:p text:style-name="P73"><text:s text:c="9"/>)</text:p>
            <text:p text:style-name="P73"/>
            <text:p text:style-name="P73">cost = 0</text:p>
            <text:p text:style-name="P73"/>
            <text:p text:style-name="P73">print("How many extra heads do you want? "<text:span text:style-name="T68">)</text:span></text:p>
            <text:p text:style-name="P83">extraHeads = int(input())</text:p>
            <text:p text:style-name="P73"/>
            <text:p text:style-name="P73">if extraHeads &lt;= 3:</text:p>
            <text:p text:style-name="P73"><text:s text:c="4"/>cost = extraHeads * 100 + 500</text:p>
            <text:p text:style-name="P73"><text:s text:c="4"/>print("Please go to Cheapskate Room.")</text:p>
            <text:p text:style-name="P73">else:</text:p>
            <text:p text:style-name="P73"><text:s text:c="4"/>cost = 3 * 100 + (extraHeads – 3) * 2</text:p>
            <text:p text:style-name="P73"><text:s text:c="4"/>print("Please go to Deluxe Room.")</text:p>
          </table:table-cell>
        </table:table-row>
      </table:table>
      <text:p text:style-name="P7"/>
      <text:p text:style-name="P7"/>
      <text:p text:style-name="P7"><text:span text:style-name="T19">Exercise.</text:span> Once you see code like the above you immediately ask yourself this question: How many constants do you see in the above program? (I can see four). Rewrite it with constants instead of hard-coding integer values.</text:p>
      <text:p text:style-name="P7"><text:s/></text:p>
      <text:p text:style-name="P7"/>
      <text:p text:style-name="P7"><text:span text:style-name="T19">Exercise.</text:span> Write a program that computes the area of either a circle or a right-angle triangle. Recall that you can declare character variables. It turns out that you can compare character values too, using the <text:span text:style-name="T2">==</text:span> operator. The type for the character values is <text:span text:style-name="T2">char</text:span>. Here's a code skeleton for you:</text:p>
      <table:table table:name="Table79" table:style-name="Table79">
        <table:table-column table:style-name="Table79.A"/>
        <table:table-row>
          <table:table-cell table:style-name="Table79.A1" office:value-type="string">
            <text:p text:style-name="P73">print("Area Calculator!!!\n"<text:span text:style-name="T71">)</text:span></text:p>
            <text:p text:style-name="P73">print("I can do circles or triangles!\n", <text:span text:style-name="T71">\<text:line-break/> <text:s text:c="5"/></text:span>"Option (c or t): "<text:span text:style-name="T71">)</text:span></text:p>
            <text:p text:style-name="P73">option <text:span text:style-name="T69">= chr(input())</text:span></text:p>
            <text:p text:style-name="P73">if option == 'c':</text:p>
            <text:p text:style-name="P73"><text:s text:c="4"/># Prompt the user for radius and display the <text:s text:c="3"/></text:p>
            <text:p text:style-name="P73"><text:s text:c="4"/># area of the circle with the given radius.</text:p>
            <text:p text:style-name="P73"><text:span text:style-name="T69">else:</text:span> <text:span text:style-name="T69"># </text:span>if it's not 'c', assume it is 't'</text:p>
            <text:p text:style-name="P73"><text:s text:c="4"/># Prompt the user for the base and height of </text:p>
            <text:p text:style-name="P73"><text:s text:c="4"/># the right-angled triangle and display the</text:p>
            <text:p text:style-name="P73"><text:s text:c="4"/># area.</text:p>
          </table:table-cell>
        </table:table-row>
      </table:table>
      <text:p text:style-name="P21"/>
      <text:p text:style-name="P53">Maximum/<text:span text:style-name="T42">m</text:span>inimum <text:span text:style-name="T42">c</text:span>omputation</text:p>
      <text:p text:style-name="P21"/>
      <text:p text:style-name="P7">Trace this (very very very important program by hand). Understand what it does.</text:p>
      <table:table table:name="Table11" table:style-name="Table11">
        <table:table-column table:style-name="Table11.A"/>
        <table:table-row>
          <table:table-cell table:style-name="Table11.A1" office:value-type="string">
            <text:p text:style-name="P84"><text:span text:style-name="T69">w</text:span> = 1</text:p>
            <text:p text:style-name="P84">x = 3</text:p>
            <text:p text:style-name="P84">y = 0</text:p>
            <text:p text:style-name="P84">z = 5</text:p>
            <text:p text:style-name="P73"/>
            <text:p text:style-name="P73">max = w</text:p>
            <text:p text:style-name="P73">if max &lt; x:</text:p>
            <text:p text:style-name="P73"><text:s text:c="4"/>max = x</text:p>
            <text:p text:style-name="P73">if max &lt; y: </text:p>
            <text:p text:style-name="P73"><text:s text:c="4"/>max = y</text:p>
            <text:p text:style-name="P73">if max &lt; z: </text:p>
            <text:p text:style-name="P73"><text:s text:c="4"/>max = z</text:p>
          </table:table-cell>
        </table:table-row>
      </table:table>
      <text:p text:style-name="P7"/>
      <text:p text:style-name="P7">Note that you can also use the bubblesort algorithm to compute the maximum value in w, x, y, z. However the above maximum computation algorithm does not require swapping values (the values in w, x, y, z are not changed) and therefore it uses less computation.</text:p>
      <text:p text:style-name="P7"/>
      <text:p text:style-name="P7"><text:s text:c="2"/></text:p>
      <text:p text:style-name="P7"><text:span text:style-name="T19">Exercise.</text:span> Write a program that prompts the user for 6 integer values, prints the 6 values, and then prints the maximum of the 6 values.</text:p>
      <text:p text:style-name="P7"/>
      <text:p text:style-name="P7"/>
      <text:p text:style-name="P7"><text:span text:style-name="T19">Exercise.</text:span> Refer to the previous exercise. What happens when you change all the &lt; to the &gt; operator? (This is also very very very important).</text:p>
      <text:p text:style-name="P43">Boolean <text:span text:style-name="T42">e</text:span>xpressions <text:span text:style-name="T42">a</text:span>gain</text:p>
      <text:p text:style-name="P41"/>
      <text:p text:style-name="P7">We started with boolean expressions such as </text:p>
      <text:p text:style-name="P7"/>
      <text:p text:style-name="P55"><text:tab/>x &gt; 0</text:p>
      <text:p text:style-name="P55"/>
      <text:p text:style-name="P7">and went on to expressions such as</text:p>
      <text:p text:style-name="P7"/>
      <text:p text:style-name="P55"><text:tab/>x &gt; y</text:p>
      <text:p text:style-name="P55"/>
      <text:p text:style-name="P7">and then to </text:p>
      <text:p text:style-name="P7"/>
      <text:p text:style-name="P55"><text:tab/>x * x + y * y != 0</text:p>
      <text:p text:style-name="P55"/>
      <text:p text:style-name="P7">and finally to </text:p>
      <text:p text:style-name="P7"/>
      <text:p text:style-name="P7"><text:tab/><text:span text:style-name="T2">a * a + b * b &lt; c * c + d * d</text:span></text:p>
      <text:p text:style-name="P7"/>
      <text:p text:style-name="P7">i.e.</text:p>
      <text:p text:style-name="P7"/>
      <text:p text:style-name="P46"><text:tab/><text:span text:style-name="T7">[expr1] [boolop] [expr2]</text:span></text:p>
      <text:p text:style-name="P36"/>
      <text:p text:style-name="P7">where <text:span text:style-name="T3">[expr1]</text:span> and <text:span text:style-name="T3">[expr2]</text:span> are boolean expressions and <text:span text:style-name="T3">[boolop]</text:span> is a binary boolean operator accepting two numeric values. Let's recall a few more binary operators.</text:p>
      <text:p text:style-name="P7"/>
      <text:p text:style-name="P7">First of all let's not forget that we also have the <text:span text:style-name="T24">not</text:span><text:span text:style-name="T71"> operator</text:span>. The following prints x if <text:span text:style-name="T19">it is not true that x is 0</text:span>.</text:p>
      <text:p text:style-name="P7"/>
      <table:table table:name="Table26" table:style-name="Table26">
        <table:table-column table:style-name="Table26.A"/>
        <table:table-row>
          <table:table-cell table:style-name="Table26.A1" office:value-type="string">
            <text:p text:style-name="P73">x = <text:span text:style-name="T69">int(input())</text:span></text:p>
            <text:p text:style-name="P73">if <text:span text:style-name="T69">not </text:span><text:span text:style-name="T19">x </text:span><text:span text:style-name="T20">==</text:span><text:span text:style-name="T19"> 0:</text:span></text:p>
            <text:p text:style-name="P73"><text:s text:c="4"/>print(x)</text:p>
          </table:table-cell>
        </table:table-row>
      </table:table>
      <text:p text:style-name="P7"/>
      <text:p text:style-name="P7"/>
      <text:p text:style-name="P7"><text:span text:style-name="T19">Exercise.</text:span> Rewrite the above program so that the “<text:span text:style-name="T69">or” </text:span>operator is not used. Your resulting program therefore has to evaluate one boolean operator and not two. </text:p>
      <text:p text:style-name="P7"/>
      <text:p text:style-name="P7"/>
      <text:p text:style-name="P7"><text:span text:style-name="T19">Exercise.</text:span> Simplify the boolean expression in the program so that the program behaves the same after your modification:</text:p>
      <table:table table:name="Table30" table:style-name="Table30">
        <table:table-column table:style-name="Table30.A"/>
        <table:table-row>
          <table:table-cell table:style-name="Table30.A1" office:value-type="string">
            <text:p text:style-name="P73">x = <text:span text:style-name="T69">int(input())</text:span></text:p>
            <text:p text:style-name="P56">if <text:span text:style-name="T69">not (</text:span>x &lt;= 42 <text:span text:style-name="T69">||</text:span> <text:span text:style-name="T69">not </text:span>x &gt;= 42<text:span text:style-name="T69">)</text:span>:</text:p>
            <text:p text:style-name="P73"><text:s text:c="4"/>print(x)</text:p>
          </table:table-cell>
        </table:table-row>
      </table:table>
      <text:p text:style-name="P7"/>
      <text:p text:style-name="P9">But note you should not simplify expressions (boolean or numeric) if by doing so it makes your program harder to read. Furthermore, modern-day compilers are actually smart enough to simplify it for you automatically!</text:p>
      <text:p text:style-name="P7">Of course we also have the boolean operators <text:span text:style-name="T11">&amp;&amp; </text:span>and <text:span text:style-name="T2">||</text:span>. So we can have the following boolean expression:<text:line-break/><text:line-break/><text:soft-page-break/><text:span text:style-name="T2"><text:tab/>(x &lt; y) &amp;&amp; (y &lt; z)</text:span></text:p>
      <text:p text:style-name="P55"/>
      <text:p text:style-name="P7">Note that <text:span text:style-name="T2">(x &lt; y)</text:span> and <text:span text:style-name="T2">(y &lt; z)</text:span> are boolean expressions. So in general we can have</text:p>
      <text:p text:style-name="P7"/>
      <text:p text:style-name="P89"><text:tab/>[boolexpr1] [boolop] [boolexpr2]</text:p>
      <text:p text:style-name="P89"/>
      <text:p text:style-name="P72"><text:span text:style-name="T32">where </text:span><text:span text:style-name="T12">[boolexpr1]</text:span><text:span text:style-name="T32"> and </text:span><text:span text:style-name="T12">[boolexpr2]</text:span><text:span text:style-name="T32"> are boolean expressions and </text:span><text:span text:style-name="T12">[boolop]</text:span><text:span text:style-name="T32"> is either </text:span>&amp;&amp;<text:span text:style-name="T32"> or </text:span>||<text:span text:style-name="T32">.</text:span></text:p>
      <text:p text:style-name="P37"/>
      <text:p text:style-name="P37">This should be a DIY review:</text:p>
      <text:p text:style-name="P37"/>
      <text:p text:style-name="P37"/>
      <text:p text:style-name="P37"><text:span text:style-name="T19">Exercise.</text:span> Complete the truth table for <text:span text:style-name="T2">&amp;&amp;</text:span>:</text:p>
      <text:p text:style-name="P37"/>
      <text:p text:style-name="P37"><text:tab/>true &amp;&amp; true<text:tab/>is<text:tab/>_____</text:p>
      <text:p text:style-name="P37"><text:tab/>true &amp;&amp; false<text:tab/>is<text:tab/>_____</text:p>
      <text:p text:style-name="P37"><text:tab/>false &amp;&amp; true<text:tab/>is<text:tab/>_____</text:p>
      <text:p text:style-name="P37"><text:tab/>false &amp;&amp; false<text:tab/>is<text:tab/>_____</text:p>
      <text:p text:style-name="P37"/>
      <text:p text:style-name="P37"/>
      <text:p text:style-name="P37"><text:span text:style-name="T19">Exercise.</text:span> Complete the truth table for <text:span text:style-name="T2">||</text:span>:</text:p>
      <text:p text:style-name="P37"/>
      <text:p text:style-name="P37"><text:tab/>true || true<text:tab/>is<text:tab/>_____</text:p>
      <text:p text:style-name="P37"><text:tab/>true || false<text:tab/>is<text:tab/>_____</text:p>
      <text:p text:style-name="P37"><text:tab/>false || true<text:tab/>is<text:tab/>_____</text:p>
      <text:p text:style-name="P37"><text:tab/>false || false<text:tab/>is<text:tab/>_____</text:p>
      <text:p text:style-name="P37"/>
      <text:p text:style-name="P37">You should check with your previous notes.</text:p>
      <text:p text:style-name="P37"/>
      <text:p text:style-name="P37"/>
      <text:p text:style-name="P37"><text:span text:style-name="T19">Exercise.</text:span> You qualify for free head surgery if you have one head, <text:s/>less than three arms, more fingers on your left than you right hand, and finally either you are from Earth or the product of your highest level reached on Pacman and Galaxian is less than 6 (obviously you need an extra head in that case ...) Of course if you have not played Pacman, your high level is 0 likewise for Galaxian. Complete this program:</text:p>
      <table:table table:name="Table45" table:style-name="Table45">
        <table:table-column table:style-name="Table45.A"/>
        <table:table-row>
          <table:table-cell table:style-name="Table45.A1" office:value-type="string">
            <text:p text:style-name="P93">numHeads = 0</text:p>
            <text:p text:style-name="P93">numArms = 0</text:p>
            <text:p text:style-name="P93">numLeftFingers = 0</text:p>
            <text:p text:style-name="P93">numRightFingers = 0</text:p>
            <text:p text:style-name="P93">earthling = <text:span text:style-name="T69">T</text:span>rue <text:span text:style-name="T69"># remember the capital ‘T’ on ‘True’</text:span></text:p>
            <text:p text:style-name="P93"><text:s text:c="17"/><text:span text:style-name="T69"># and the capital ‘F’ on ‘False’</text:span></text:p>
            <text:p text:style-name="P93">pacManLevel = 0</text:p>
            <text:p text:style-name="P93">galaxianLevel = 0</text:p>
            <text:p text:style-name="P93"/>
            <text:p text:style-name="P93">// prompt for values for all variables</text:p>
            <text:p text:style-name="P93">// For boolean variable enter 1 for true and 0 for false</text:p>
            <text:p text:style-name="P93"/>
            <text:p text:style-name="P93"/>
            <text:p text:style-name="P93">if <text:s text:c="32"/></text:p>
            <text:p text:style-name="P93"><text:s text:c="4"/>print("You qualify for our free head surgery!"<text:span text:style-name="T71">)</text:span></text:p>
            <text:p text:style-name="P93">else</text:p>
            <text:p text:style-name="P93"><text:s text:c="4"/>print("Try again at newheads.com")</text:p>
          </table:table-cell>
        </table:table-row>
      </table:table>
      <text:p text:style-name="P37">You should create some test cases by hand and then test your code against your test cases.</text:p>
      <text:p text:style-name="P43">Nested <text:span text:style-name="T2">if</text:span>-<text:span text:style-name="T2">else</text:span></text:p>
      <text:p text:style-name="P7"/>
      <text:p text:style-name="P7"/>
      <text:p text:style-name="P7">Now the plot thickens. Since we can put any statement inside an <text:span text:style-name="T2">if</text:span> or an <text:span text:style-name="T2">else</text:span>, and <text:span text:style-name="T2">if</text:span> and <text:span text:style-name="T2">if</text:span>-<text:span text:style-name="T2">else</text:span> are themselves statements, that means that we can nest if and if-else statements.</text:p>
      <text:p text:style-name="P7"/>
      <text:p text:style-name="P7">That's mind-boggling. Let's have an example.</text:p>
      <text:p text:style-name="P7"/>
      <text:p text:style-name="P7">Run this with input 1. Run it again with input 2. Repeat that with 3. Finally try it with -1.</text:p>
      <table:table table:name="Table24" table:style-name="Table24">
        <table:table-column table:style-name="Table24.A"/>
        <table:table-header-rows>
          <table:table-row>
            <table:table-cell table:style-name="Table24.A1" office:value-type="string">
              <text:p text:style-name="P91">numHeads = 0</text:p>
              <text:p text:style-name="P91">print("How many heads do you have? ")</text:p>
              <text:p text:style-name="P91">print(numHeads<text:span text:style-name="T71">)</text:span></text:p>
              <text:p text:style-name="P91"/>
              <text:p text:style-name="P91">if numHeads == 1:</text:p>
              <text:p text:style-name="P91"><text:s text:c="4"/>print("Let me introduce you to our surgeons.")</text:p>
              <text:p text:style-name="P91">else:</text:p>
              <text:p text:style-name="P91"><text:s text:c="4"/>if numHeads == 2:</text:p>
              <text:p text:style-name="P91"><text:s text:c="8"/>print("Are you Zaphod?")</text:p>
              <text:p text:style-name="P91"><text:s text:c="4"/>else</text:p>
              <text:p text:style-name="P91"><text:s text:c="8"/>print("Hmmm ... neither 1 nor 2 ..."<text:span text:style-name="T71">)</text:span></text:p>
            </table:table-cell>
          </table:table-row>
        </table:table-header-rows>
      </table:table>
      <text:p text:style-name="P7"/>
      <text:p text:style-name="P7"/>
      <text:p text:style-name="P7"><text:span text:style-name="T19">Exercise.</text:span> Draw a picture showing the flow of execution of the above code segment.</text:p>
      <text:p text:style-name="P7"/>
      <text:p text:style-name="P7"/>
      <text:p text:style-name="P7">Here's another example. Run this with inputs 1, 2, 3, -1.</text:p>
      <table:table table:name="Table25" table:style-name="Table25">
        <table:table-column table:style-name="Table25.A"/>
        <table:table-header-rows>
          <table:table-row>
            <table:table-cell table:style-name="Table25.A1" office:value-type="string">
              <text:p text:style-name="P91">print("How many heads do you have? ")</text:p>
              <text:p text:style-name="P99">numHeads = int(input())</text:p>
              <text:p text:style-name="P91"/>
              <text:p text:style-name="P92">if numHeads &lt; 1:</text:p>
              <text:p text:style-name="P92"><text:s text:c="4"/>print("Huh?")</text:p>
              <text:p text:style-name="P92">else:</text:p>
              <text:p text:style-name="P91"><text:s text:c="4"/>if numHeads == 1:</text:p>
              <text:p text:style-name="P91"><text:s text:c="8"/>print("Let me introduce you to<text:span text:style-name="T32"> </text:span>our ", <text:span text:style-name="T71">\</text:span> </text:p>
              <text:p text:style-name="P91"><text:s text:c="15"/>"surgeons."<text:span text:style-name="T71">)</text:span></text:p>
              <text:p text:style-name="P91"><text:s text:c="4"/>else:</text:p>
              <text:p text:style-name="P91"><text:s text:c="7"/>if numHeads == 2:</text:p>
              <text:p text:style-name="P91"><text:s text:c="11"/>print("Are you Zaphod?")</text:p>
              <text:p text:style-name="P91"><text:s text:c="7"/>else:</text:p>
              <text:p text:style-name="P91"><text:s text:c="11"/>print("You have way too many."<text:span text:style-name="T71">)</text:span></text:p>
            </table:table-cell>
          </table:table-row>
        </table:table-header-rows>
      </table:table>
      <text:p text:style-name="P7"/>
      <text:p text:style-name="P7"/>
      <text:p text:style-name="P7"><text:span text:style-name="T19">Exercise.</text:span> What is the output when x has value 0.</text:p>
      <table:table table:name="Table27" table:style-name="Table27">
        <table:table-column table:style-name="Table27.A"/>
        <table:table-row>
          <table:table-cell table:style-name="Table27.A1" office:value-type="string">
            <text:p text:style-name="P73">if x &lt; 5:</text:p>
            <text:p text:style-name="P73"><text:s text:c="4"/>print("1")</text:p>
            <text:p text:style-name="P73">else:</text:p>
            <text:p text:style-name="P73"><text:s text:c="4"/>if x == 0:</text:p>
            <text:p text:style-name="P73"><text:s text:c="8"/>print("2")</text:p>
            <text:p text:style-name="P73"><text:s text:c="4"/>else:</text:p>
            <text:p text:style-name="P103"><text:s text:c="8"/>if x &gt; 42:</text:p>
            <text:p text:style-name="P103"><text:s text:c="12"/>print("3")</text:p>
          </table:table-cell>
        </table:table-row>
      </table:table>
      <text:p text:style-name="P7"/>
      <text:p text:style-name="P7"><text:soft-page-break/></text:p>
      <text:p text:style-name="P7">By the way look at this program:</text:p>
      <table:table table:name="Table10" table:style-name="Table10">
        <table:table-column table:style-name="Table10.A"/>
        <table:table-row>
          <table:table-cell table:style-name="Table10.A1" office:value-type="string">
            <text:p text:style-name="P73">if score &lt; 100:</text:p>
            <text:p text:style-name="P73"><text:s text:c="4"/>print("lousy gamer")</text:p>
            <text:p text:style-name="P73">else:</text:p>
            <text:p text:style-name="P73"><text:s text:c="4"/>if 100 &lt;= score &amp;&amp; score &lt; 200:</text:p>
            <text:p text:style-name="P73"><text:s text:c="8"/>print("not bad")</text:p>
            <text:p text:style-name="P73"><text:s text:c="4"/>else:</text:p>
            <text:p text:style-name="P73"><text:s text:c="8"/>if 200 &lt;= score)</text:p>
            <text:p text:style-name="P73"><text:s text:c="12"/>print("great!")</text:p>
          </table:table-cell>
        </table:table-row>
      </table:table>
      <text:p text:style-name="P7"/>
      <text:p text:style-name="P7">Do you see why the above is the same as:</text:p>
      <table:table table:name="Table63" table:style-name="Table63">
        <table:table-column table:style-name="Table63.A"/>
        <table:table-row>
          <table:table-cell table:style-name="Table63.A1" office:value-type="string">
            <text:p text:style-name="P73">if score &lt; 100:</text:p>
            <text:p text:style-name="P73"><text:s text:c="4"/>print("lousy gamer")</text:p>
            <text:p text:style-name="P73">else:</text:p>
            <text:p text:style-name="P73"><text:s text:c="4"/><text:span text:style-name="T19">if score &lt; 200:</text:span></text:p>
            <text:p text:style-name="P73"><text:s text:c="8"/>print("not bad")</text:p>
            <text:p text:style-name="P73"><text:s text:c="4"/>else:</text:p>
            <text:p text:style-name="P73"><text:s text:c="8"/>if 200 &lt;= score:</text:p>
            <text:p text:style-name="P73"><text:s text:c="12"/>print("great!")</text:p>
          </table:table-cell>
        </table:table-row>
      </table:table>
      <text:p text:style-name="P7"/>
      <text:p text:style-name="P7"/>
      <text:p text:style-name="P7"><text:span text:style-name="T19">Exercise.</text:span> Write a program that prompts the user for his/her age. If the age is less than 10, pr“read the hobbit”, if it's between 11 and 15, pr“read lord of the ring”, if it's 16, pr“read hitchhiker's guide to the galaxy”, and otherwise, pr“read chica chica boom boom”.</text:p>
      <text:p text:style-name="P7"/>
      <text:p text:style-name="P7"/>
      <text:p text:style-name="P7">Exercise. Write a program that converts a numeric grade to a letter grade. The program prompts the user for a double, and if the is less than 60, it prints 'F' if it is at least 60 but less than 70, it prints 'D'if it is at least 70 but less than 80, it prints 'C' if it is at least 80 but less than 90, it prints 'B' and if it's at least 90, it prints 'A'. </text:p>
      <text:p text:style-name="P43">The <text:span text:style-name="T42">d</text:span>angling <text:span text:style-name="T42">e</text:span>lse <text:span text:style-name="T42">p</text:span>roblem</text:p>
      <text:p text:style-name="P7"/>
      <text:p text:style-name="P7">Here's a trick question (and it's another reason why C/python/Java <text:span text:style-name="T40">p</text:span>rogrammers us<text:span text:style-name="T40">e</text:span> { } even when the block has only one statement). So ...</text:p>
      <text:p text:style-name="P41"/>
      <text:p text:style-name="P42">PAY ATTENTION</text:p>
      <text:p text:style-name="P7"/>
      <text:p text:style-name="P7">First figure out the output (without a compiler) when x has a value of 0.</text:p>
      <table:table table:name="Table28" table:style-name="Table28">
        <table:table-column table:style-name="Table28.A"/>
        <table:table-row>
          <table:table-cell table:style-name="Table28.A1" office:value-type="string">
            <text:p text:style-name="P73">if x &lt; 0:</text:p>
            <text:p text:style-name="P104"><text:s text:c="4"/>if x == -2:</text:p>
            <text:p text:style-name="P104"><text:s text:c="8"/>print("1")</text:p>
            <text:p text:style-name="P73">else:</text:p>
            <text:p text:style-name="P73"><text:s text:c="4"/>print("2")</text:p>
          </table:table-cell>
        </table:table-row>
      </table:table>
      <text:p text:style-name="P7">Now run the program.</text:p>
      <text:p text:style-name="P7"/>
      <text:p text:style-name="P7">Mamamia ... ?!?</text:p>
      <text:p text:style-name="P7"/>
      <text:p text:style-name="P7">This is called the “dangling else” problem.</text:p>
      <text:p text:style-name="P7"/>
      <text:p text:style-name="P7">What actually happens is that an <text:span text:style-name="T2">else</text:span> always follows the closest <text:span text:style-name="T2">if</text:span>. <text:s/>This means that the above code is better indented this way:</text:p>
      <table:table table:name="Table67" table:style-name="Table67">
        <table:table-column table:style-name="Table67.A"/>
        <table:table-row>
          <table:table-cell table:style-name="Table67.A1" office:value-type="string">
            <text:p text:style-name="P73">if x &lt; 0:</text:p>
            <text:p text:style-name="P104"><text:s text:c="4"/>if x == -2:</text:p>
            <text:p text:style-name="P104"><text:s text:c="8"/>print("1")</text:p>
            <text:p text:style-name="P73"><text:s text:c="4"/>else:</text:p>
            <text:p text:style-name="P73"><text:s text:c="8"/>print("2")</text:p>
          </table:table-cell>
        </table:table-row>
      </table:table>
      <text:p text:style-name="P7">Of course the python compiler doesn't <text:span text:style-name="T40">care </text:span>about whitespaces. However this version of indentation makes it easier for human beings to follow the logic.</text:p>
      <text:p text:style-name="P7"/>
      <text:p text:style-name="P7">Now if what I intended was actually something like the previous version, then I would have to do this:</text:p>
      <table:table table:name="Table68" table:style-name="Table68">
        <table:table-column table:style-name="Table68.A"/>
        <table:table-row>
          <table:table-cell table:style-name="Table68.A1" office:value-type="string">
            <text:p text:style-name="P73">if x &lt; 0:</text:p>
            <text:p text:style-name="P104"><text:s text:c="4"/>if x == -2:</text:p>
            <text:p text:style-name="P104"><text:s text:c="8"/>print("1")</text:p>
            <text:p text:style-name="P73">else:</text:p>
            <text:p text:style-name="P73"><text:s text:c="4"/>print("2")</text:p>
          </table:table-cell>
        </table:table-row>
      </table:table>
      <text:p text:style-name="P7">In this case, the closest if-part that the else-part can attach to i<text:span text:style-name="T41">s</text:span> the if-part on the first line since the else-part cannot “go inside” the block. </text:p>
      <text:p text:style-name="P7"/>
      <text:p text:style-name="P7">This is the reason why it's a good practice to ALWAYS use blocks even when the if-part or the else-part has only one line to execute. It prevents the misleading dangling else problem. So if I write this:</text:p>
      <table:table table:name="Table69" table:style-name="Table69">
        <table:table-column table:style-name="Table69.A"/>
        <table:table-row>
          <table:table-cell table:style-name="Table69.A1" office:value-type="string">
            <text:p text:style-name="P73">if x &lt; 0:</text:p>
            <text:p text:style-name="P73"><text:s text:c="4"/>if x == -2:</text:p>
            <text:p text:style-name="P73"><text:s text:c="8"/>print("1")</text:p>
            <text:p text:style-name="P73">else:</text:p>
            <text:p text:style-name="P73"><text:s text:c="4"/>print("2")</text:p>
          </table:table-cell>
        </table:table-row>
      </table:table>
      <text:p text:style-name="P7">there will be no confusion.</text:p>
      <text:p text:style-name="P7"/>
      <text:p text:style-name="P7"/>
      <text:p text:style-name="P7"/>
      <text:p text:style-name="P7"><text:soft-page-break/></text:p>
      <text:p text:style-name="P43">Coding <text:span text:style-name="T42">s</text:span>tyle for <text:span text:style-name="T42">n</text:span>ested <text:span text:style-name="T2">if</text:span>-<text:span text:style-name="T2">else</text:span></text:p>
      <text:p text:style-name="P7"/>
      <text:p text:style-name="P7">NOT SO GOOD:</text:p>
      <table:table table:name="Table22" table:style-name="Table22">
        <table:table-column table:style-name="Table22.A"/>
        <table:table-row>
          <table:table-cell table:style-name="Table22.A1" office:value-type="string">
            <text:p text:style-name="P73">if x &lt; 5:</text:p>
            <text:p text:style-name="P73"><text:s text:c="4"/>foo = 42</text:p>
            <text:p text:style-name="P73">else:</text:p>
            <text:p text:style-name="P73"><text:s text:c="4"/>if x &lt; 8:</text:p>
            <text:p text:style-name="P73"><text:s text:c="8"/>foo = 43</text:p>
            <text:p text:style-name="P73"><text:s text:c="4"/>else:</text:p>
            <text:p text:style-name="P73"><text:s text:c="8"/>if x == 9:</text:p>
            <text:p text:style-name="P73"><text:s text:c="8"/>else:</text:p>
            <text:p text:style-name="P73"><text:s text:c="12"/>foo = 45</text:p>
          </table:table-cell>
        </table:table-row>
      </table:table>
      <text:p text:style-name="P7"/>
      <text:p text:style-name="P7"><office:annotation loext:resolved="false"><dc:creator>Unknown Author</dc:creator><dc:date>2016-12-29T19:30:34</dc:date><text:p text:style-name="P109"><text:span text:style-name="T75">This page slyly introduces the "else if" keyword, and I feel that this could be a bit confusing to students. There should at least be a sentence before this saying that "else if" is a new key(word/phrase) and allows for more conditions to be checked.</text:span></text:p></office:annotation>GOOD:</text:p>
      <table:table table:name="Table29" table:style-name="Table29">
        <table:table-column table:style-name="Table29.A"/>
        <table:table-row>
          <table:table-cell table:style-name="Table29.A1" office:value-type="string">
            <text:p text:style-name="P73">if x &lt; 5:</text:p>
            <text:p text:style-name="P73"><text:s text:c="4"/>foo = 42</text:p>
            <text:p text:style-name="P73">el<text:span text:style-name="T72">i</text:span>f x &lt; 8:</text:p>
            <text:p text:style-name="P73"><text:s text:c="4"/>foo = 43</text:p>
            <text:p text:style-name="P73">elif x == 9:</text:p>
            <text:p text:style-name="P73"><text:s text:c="4"/>foo = 44</text:p>
            <text:p text:style-name="P73">else:</text:p>
            <text:p text:style-name="P73"><text:s text:c="4"/>foo = 45</text:p>
          </table:table-cell>
        </table:table-row>
      </table:table>
      <text:p text:style-name="P7"/>
      <text:p text:style-name="P7"/>
      <text:p text:style-name="P7"><text:span text:style-name="T19">Exercise.</text:span> Rewrite your previous program:</text:p>
      <table:table table:name="Table20" table:style-name="Table20">
        <table:table-column table:style-name="Table20.A"/>
        <table:table-header-rows>
          <table:table-row>
            <table:table-cell table:style-name="Table20.A1" office:value-type="string">
              <text:p text:style-name="P91">print("How many heads do you have? ")</text:p>
              <text:p text:style-name="P100">numHeads = int(input())</text:p>
              <text:p text:style-name="P91"/>
              <text:p text:style-name="P91">if numHeads &lt; 1:</text:p>
              <text:p text:style-name="P91"><text:s text:c="4"/>print("Huh?")</text:p>
              <text:p text:style-name="P91">else:<text:span text:style-name="T19"> </text:span></text:p>
              <text:p text:style-name="P91"><text:s text:c="4"/>if numHeads == 1:</text:p>
              <text:p text:style-name="P91"><text:s text:c="8"/>print("Let me introduce you to<text:span text:style-name="T32"> </text:span>our ", <text:span text:style-name="T72">\</text:span> </text:p>
              <text:p text:style-name="P91"><text:s text:c="14"/>"surgeons.")</text:p>
              <text:p text:style-name="P91"><text:s text:c="4"/>else:</text:p>
              <text:p text:style-name="P91"><text:s text:c="8"/>if numHeads == 2:</text:p>
              <text:p text:style-name="P91"><text:s text:c="12"/>print("Are you Zaphod?")</text:p>
              <text:p text:style-name="P91"><text:s text:c="8"/>else:</text:p>
              <text:p text:style-name="P91"><text:s text:c="12"/>print("You have way too "many."<text:span text:style-name="T72">)</text:span></text:p>
            </table:table-cell>
          </table:table-row>
        </table:table-header-rows>
      </table:table>
      <text:p text:style-name="P7">using the above format.</text:p>
      <text:p text:style-name="P7"/>
      <text:p text:style-name="P43">Multiplication <text:span text:style-name="T42">g</text:span>ame: Part 4</text:p>
      <text:p text:style-name="P88"/>
      <text:p text:style-name="P24">Here comes one more improvement to our multiplication game. We're going to give the user a second chance. Furthermore we'll give a hint. We will tell him/her is his/her answer is too high or too low. If the user gets the correct answer the first time, we'll give 2 points. If the user gets it right the second time, we'll give 1 point. Otherwise we'll give zero. (What else can you give anyway?)</text:p>
      <text:p text:style-name="P24"/>
      <text:p text:style-name="P24">Here's the pseudocode:</text:p>
      <text:p text:style-name="P24"/>
      <text:p text:style-name="P55"><text:tab/>Generate two random integers between 90 and 99 </text:p>
      <text:p text:style-name="P55"><text:tab/><text:tab/>and give the values to variables x and y</text:p>
      <text:p text:style-name="P55"><text:tab/>Store the product of x and y in variable answer</text:p>
      <text:p text:style-name="P63"><text:tab/>Pr<text:span text:style-name="T70">int </text:span>a prompt string to user to guess the </text:p>
      <text:p text:style-name="P63"><text:tab/><text:tab/>product of x and y</text:p>
      <text:p text:style-name="P63"/>
      <text:p text:style-name="P65"><text:tab/>Declare integer variable score and initialize it </text:p>
      <text:p text:style-name="P65"><text:tab/><text:tab/>to 0</text:p>
      <text:p text:style-name="P63"><text:tab/>Declare integer variable guess</text:p>
      <text:p text:style-name="P63"><text:tab/>Prompt user for integer value for guess</text:p>
      <text:p text:style-name="P63"/>
      <text:p text:style-name="P63"><text:tab/>If guess is answer</text:p>
      <text:p text:style-name="P63"><text:tab/><text:tab/>Pr<text:span text:style-name="T70">int </text:span>congratulatory message</text:p>
      <text:p text:style-name="P63"><text:tab/><text:tab/>score = 2</text:p>
      <text:p text:style-name="P65"><text:tab/>Otherwise if guess is less than the answer:</text:p>
      <text:p text:style-name="P65"><text:tab/><text:tab/>Tell user the guess is too low</text:p>
      <text:p text:style-name="P65"><text:tab/><text:tab/>Pr<text:span text:style-name="T70">int </text:span>a prompt string to user to guess</text:p>
      <text:p text:style-name="P65"><text:tab/><text:tab/><text:tab/>the product of x and y</text:p>
      <text:p text:style-name="P65"><text:tab/><text:tab/>If guess is answer</text:p>
      <text:p text:style-name="P65"><text:tab/><text:tab/><text:tab/>pr<text:span text:style-name="T70">int </text:span>congratulatory message</text:p>
      <text:p text:style-name="P65"><text:tab/><text:tab/><text:tab/>score = 1</text:p>
      <text:p text:style-name="P65"><text:tab/><text:tab/>Otherwise</text:p>
      <text:p text:style-name="P65"><text:tab/><text:tab/><text:tab/>pr<text:span text:style-name="T70">int </text:span>answer</text:p>
      <text:p text:style-name="P65"><text:tab/>Otherwise if guess is greater than the answer:</text:p>
      <text:p text:style-name="P65"><text:tab/><text:tab/>Tell user the guess is too low</text:p>
      <text:p text:style-name="P65"><text:tab/><text:tab/>Pr<text:span text:style-name="T70">int </text:span>a prompt string to user to guess</text:p>
      <text:p text:style-name="P65"><text:tab/><text:tab/><text:tab/>the product of x and y</text:p>
      <text:p text:style-name="P65"><text:tab/><text:tab/>If guess is answer</text:p>
      <text:p text:style-name="P65"><text:tab/><text:tab/><text:tab/>pr<text:span text:style-name="T70">int </text:span>congratulatory message</text:p>
      <text:p text:style-name="P65"><text:tab/><text:tab/><text:tab/>score = 1</text:p>
      <text:p text:style-name="P65"><text:tab/><text:tab/>Otherwise </text:p>
      <text:p text:style-name="P65"><text:tab/><text:tab/><text:tab/>pr<text:span text:style-name="T70">int </text:span>answer</text:p>
      <text:p text:style-name="P63"/>
      <text:p text:style-name="P63"><text:tab/>Pr<text:span text:style-name="T70">int </text:span>user's score<text:tab/><text:tab/></text:p>
      <text:p text:style-name="P24"/>
      <text:p text:style-name="P24">Here are several executions to give you a feel for what the program should do:</text:p>
      <text:p text:style-name="P24"/>
      <text:p text:style-name="P24">Case: correct</text:p>
      <table:table table:name="Table52" table:style-name="Table52">
        <table:table-column table:style-name="Table52.A"/>
        <table:table-row>
          <table:table-cell table:style-name="Table52.A1" office:value-type="string">
            <text:p text:style-name="P73">What is the product of 91 and 94? (answer: 8554) <text:span text:style-name="T19">8554</text:span></text:p>
            <text:p text:style-name="P75">You smart dawg!</text:p>
            <text:p text:style-name="P75">Score: 2</text:p>
          </table:table-cell>
        </table:table-row>
      </table:table>
      <text:p text:style-name="P24"><text:soft-page-break/></text:p>
      <text:p text:style-name="P24">Case: low-low</text:p>
      <table:table table:name="Table44" table:style-name="Table44">
        <table:table-column table:style-name="Table44.A"/>
        <table:table-row>
          <table:table-cell table:style-name="Table44.A1" office:value-type="string">
            <text:p text:style-name="P73">What is the product of 91 and 94? (answer: 8554) <text:span text:style-name="T19">1</text:span></text:p>
            <text:p text:style-name="P56">Too low!</text:p>
            <text:p text:style-name="P68"><text:span text:style-name="T36">What is the product of 91 and 94? (answer: 8554) </text:span>1</text:p>
            <text:p text:style-name="P73">Nope ... it's 8554</text:p>
            <text:p text:style-name="P73">Score: 0</text:p>
          </table:table-cell>
        </table:table-row>
      </table:table>
      <text:p text:style-name="P24"/>
      <text:p text:style-name="P24">Case: low-correct</text:p>
      <table:table table:name="Table48" table:style-name="Table48">
        <table:table-column table:style-name="Table48.A"/>
        <table:table-row>
          <table:table-cell table:style-name="Table48.A1" office:value-type="string">
            <text:p text:style-name="P73">What is the product of 91 and 94? (answer: 8554) <text:span text:style-name="T19">1</text:span></text:p>
            <text:p text:style-name="P56">Too low!</text:p>
            <text:p text:style-name="P68"><text:span text:style-name="T36">What is the product of 91 and 94? (answer: 8554) </text:span>8554</text:p>
            <text:p text:style-name="P73">You smart dawg!</text:p>
            <text:p text:style-name="P73">Score: 1</text:p>
          </table:table-cell>
        </table:table-row>
      </table:table>
      <text:p text:style-name="P24"/>
      <text:p text:style-name="P24">Case: low-high</text:p>
      <table:table table:name="Table51" table:style-name="Table51">
        <table:table-column table:style-name="Table51.A"/>
        <table:table-row>
          <table:table-cell table:style-name="Table51.A1" office:value-type="string">
            <text:p text:style-name="P73">What is the product of 91 and 94? (answer: 8554) <text:span text:style-name="T19">1</text:span></text:p>
            <text:p text:style-name="P56">Too low!</text:p>
            <text:p text:style-name="P68"><text:span text:style-name="T36">What is the product of 91 and 94? (answer: 8554) </text:span>9000</text:p>
            <text:p text:style-name="P73">Nope ... it's 8554</text:p>
            <text:p text:style-name="P73">Score: 0</text:p>
          </table:table-cell>
        </table:table-row>
      </table:table>
      <text:p text:style-name="P24"/>
      <text:p text:style-name="P24">Case: high-low</text:p>
      <table:table table:name="Table49" table:style-name="Table49">
        <table:table-column table:style-name="Table49.A"/>
        <table:table-row>
          <table:table-cell table:style-name="Table49.A1" office:value-type="string">
            <text:p text:style-name="P73">What is the product of 91 and 94? (answer: 8554) <text:span text:style-name="T19">9000</text:span></text:p>
            <text:p text:style-name="P56">Too high!</text:p>
            <text:p text:style-name="P56">What is the product of 91 and 94? (answer: 8554) 1</text:p>
            <text:p text:style-name="P73">Nope ... it's 8554</text:p>
            <text:p text:style-name="P73">Score: 0</text:p>
          </table:table-cell>
        </table:table-row>
      </table:table>
      <text:p text:style-name="P24"/>
      <text:p text:style-name="P24">Case: high-correct</text:p>
      <table:table table:name="Table50" table:style-name="Table50">
        <table:table-column table:style-name="Table50.A"/>
        <table:table-row>
          <table:table-cell table:style-name="Table50.A1" office:value-type="string">
            <text:p text:style-name="P73">What is the product of 91 and 94? (answer: 8554) <text:span text:style-name="T19">9000</text:span></text:p>
            <text:p text:style-name="P56">Too high!</text:p>
            <text:p text:style-name="P68"><text:span text:style-name="T36">What is the product of 91 and 94? (answer: 8554) </text:span>8554</text:p>
            <text:p text:style-name="P73">You smart dawg!</text:p>
            <text:p text:style-name="P73">Score: 1</text:p>
          </table:table-cell>
        </table:table-row>
      </table:table>
      <text:p text:style-name="P24"/>
      <text:p text:style-name="P47">Cleanup – <text:span text:style-name="T42">r</text:span>efactoring</text:p>
      <text:p text:style-name="P24"/>
      <text:p text:style-name="P24">In writing software, even when you're done, you should look at your code to see if you can improve on it. You do not want to change the behavior of the code. Rather you want to reorganize the code to make it easier to read or to make it more efficient. Such an activity is called <text:span text:style-name="T13">refactoring</text:span>.</text:p>
      <text:p text:style-name="P24"/>
      <text:p text:style-name="P24">This is something that all problem-solving processes involve, not just software development. In particular, this occurs a lot in fundamental research as well. For instance mathematicians always rewrite their proofs to improve the readability. Sometimes mathematicians will even derive different proofs of the same result in order to see things in a totally different way. Anyway, let's get back to programming.</text:p>
      <text:p text:style-name="P24"/>
      <text:p text:style-name="P24">You realized that there is a lot of duplicate code. There is a lot of duplication when the program gives the user a second try:</text:p>
      <text:p text:style-name="P63"/>
      <text:p text:style-name="P63"><text:tab/>Generate two random integers between 90 and 99 </text:p>
      <text:p text:style-name="P55"><text:tab/><text:tab/>and give the values to variables x and y</text:p>
      <text:p text:style-name="P55"><text:tab/>Store the product of x and y in variable answer</text:p>
      <text:p text:style-name="P63"><text:tab/>Pr<text:span text:style-name="T70">int </text:span>a prompt string to user to guess the </text:p>
      <text:p text:style-name="P63"><text:tab/><text:tab/>product of x and y</text:p>
      <text:p text:style-name="P63"/>
      <text:p text:style-name="P63"><text:tab/>Declare integer variable score and initialize it </text:p>
      <text:p text:style-name="P63"><text:tab/><text:tab/>to 0</text:p>
      <text:p text:style-name="P63"><text:tab/>Declare integer variable guess</text:p>
      <text:p text:style-name="P63"><text:tab/>Prompt user for integer value for guess</text:p>
      <text:p text:style-name="P63"/>
      <text:p text:style-name="P63"><text:tab/>If guess is answer</text:p>
      <text:p text:style-name="P63"><text:tab/><text:tab/>Pr<text:span text:style-name="T70">int </text:span>congratulatory message</text:p>
      <text:p text:style-name="P63"><text:tab/><text:tab/>score = 2</text:p>
      <text:p text:style-name="P63"><text:tab/>Otherwise if guess is less than the answer:</text:p>
      <text:p text:style-name="P63"><text:tab/><text:tab/>Tell user the guess is too low</text:p>
      <text:p text:style-name="P63"><text:tab/><text:tab/>Pr<text:span text:style-name="T70">int </text:span>a prompt string to user to guess</text:p>
      <text:p text:style-name="P63"><text:tab/><text:tab/><text:tab/>the product of x and y</text:p>
      <text:p text:style-name="P63"><text:tab/><text:tab/>If guess is answer</text:p>
      <text:p text:style-name="P63"><text:tab/><text:tab/><text:tab/>pr<text:span text:style-name="T70">int </text:span>congratulatory message</text:p>
      <text:p text:style-name="P63"><text:tab/><text:tab/><text:tab/>score = 1</text:p>
      <text:p text:style-name="P63"><text:tab/><text:tab/>Otherwise</text:p>
      <text:p text:style-name="P63"><text:tab/><text:tab/><text:tab/>pr<text:span text:style-name="T70">int </text:span>answer</text:p>
      <text:p text:style-name="P63"><text:tab/>Otherwise if guess is greater than the answer:</text:p>
      <text:p text:style-name="P63"><text:tab/><text:tab/>Tell user the guess is too low</text:p>
      <text:p text:style-name="P63"><text:tab/><text:tab/>Pr<text:span text:style-name="T70">int </text:span>a prompt string to user to guess</text:p>
      <text:p text:style-name="P63"><text:tab/><text:tab/><text:tab/>the product of x and y</text:p>
      <text:p text:style-name="P63"><text:tab/><text:tab/>If guess is answer</text:p>
      <text:p text:style-name="P63"><text:tab/><text:tab/><text:tab/>pr<text:span text:style-name="T70">int </text:span>congratulatory message</text:p>
      <text:p text:style-name="P63"><text:tab/><text:tab/><text:tab/>score = 1</text:p>
      <text:p text:style-name="P63"><text:tab/><text:tab/>Otherwise </text:p>
      <text:p text:style-name="P63"><text:tab/><text:tab/><text:tab/>pr<text:span text:style-name="T70">int </text:span>answer</text:p>
      <text:p text:style-name="P63"/>
      <text:p text:style-name="P63"><text:tab/>Pr<text:span text:style-name="T70">int </text:span>user's score<text:tab/><text:tab/></text:p>
      <text:p text:style-name="P24"/>
      <text:p text:style-name="P24">Not everything is similar between the two chunks of code. But you can <text:soft-page-break/>see that the similarities is around this spot:</text:p>
      <text:p text:style-name="P24"/>
      <text:p text:style-name="P63"><text:tab/>If guess is answer</text:p>
      <text:p text:style-name="P63"><text:tab/><text:tab/>Pr<text:span text:style-name="T70">int </text:span>congratulatory message</text:p>
      <text:p text:style-name="P63"><text:tab/><text:tab/>score = 2</text:p>
      <text:p text:style-name="P63"><text:tab/>Otherwise if guess is less than the answer:</text:p>
      <text:p text:style-name="P63"><text:tab/><text:tab/>Tell user the guess is too low</text:p>
      <text:p text:style-name="P65"><text:tab/><text:tab/>Pr<text:span text:style-name="T70">int </text:span>a prompt string to user to guess</text:p>
      <text:p text:style-name="P65"><text:tab/><text:tab/><text:tab/>the product of x and y</text:p>
      <text:p text:style-name="P65"><text:tab/><text:tab/>If guess is answer</text:p>
      <text:p text:style-name="P65"><text:tab/><text:tab/><text:tab/>pr<text:span text:style-name="T70">int </text:span>congratulatory message</text:p>
      <text:p text:style-name="P65"><text:tab/><text:tab/><text:tab/>score = 1</text:p>
      <text:p text:style-name="P65"><text:tab/><text:tab/>Otherwise</text:p>
      <text:p text:style-name="P65"><text:tab/><text:tab/><text:tab/>pr<text:span text:style-name="T70">int </text:span>answer</text:p>
      <text:p text:style-name="P63"><text:tab/>Otherwise if guess is greater than the answer:</text:p>
      <text:p text:style-name="P63"><text:tab/><text:tab/>Tell user the guess is too low</text:p>
      <text:p text:style-name="P65"><text:tab/><text:tab/>Pr<text:span text:style-name="T70">int </text:span>a prompt string to user to guess</text:p>
      <text:p text:style-name="P65"><text:tab/><text:tab/><text:tab/>the product of x and y</text:p>
      <text:p text:style-name="P65"><text:tab/><text:tab/>If guess is answer</text:p>
      <text:p text:style-name="P65"><text:tab/><text:tab/><text:tab/>pr<text:span text:style-name="T70">int </text:span>congratulatory message</text:p>
      <text:p text:style-name="P65"><text:tab/><text:tab/><text:tab/>score = 1</text:p>
      <text:p text:style-name="P65"><text:tab/><text:tab/>Otherwise </text:p>
      <text:p text:style-name="P65"><text:tab/><text:tab/><text:tab/>pr<text:span text:style-name="T70">int </text:span>answer</text:p>
      <text:p text:style-name="P24"/>
      <text:p text:style-name="P24">We want to write one chunk of code and not two. To combine the chunks (they reside under two different boolean conditions right now) we need to have a common condition for both – and that's when the first guess is incorrect:</text:p>
      <text:p text:style-name="P24"/>
      <text:p text:style-name="P63"><text:tab/>If guess is answer</text:p>
      <text:p text:style-name="P63"><text:tab/><text:tab/>Pr<text:span text:style-name="T70">int </text:span>congratulatory message</text:p>
      <text:p text:style-name="P63"><text:tab/><text:tab/>score = 2</text:p>
      <text:p text:style-name="P63"><text:tab/>Otherwise</text:p>
      <text:p text:style-name="P63"><text:tab/> <text:s text:c="5"/><text:span text:style-name="T19">If guess is less than the answer:</text:span></text:p>
      <text:p text:style-name="P65"><text:tab/><text:tab/><text:tab/>Tell user the guess is too low</text:p>
      <text:p text:style-name="P65"><text:tab/><text:tab/>Otherwise</text:p>
      <text:p text:style-name="P65"><text:tab/><text:tab/><text:tab/>Tell user the guess is too high</text:p>
      <text:p text:style-name="P65"><text:tab/><text:tab/>Pr<text:span text:style-name="T70">int </text:span>a prompt string to user to guess</text:p>
      <text:p text:style-name="P65"><text:tab/><text:tab/><text:tab/>the product of x and y</text:p>
      <text:p text:style-name="P65"><text:tab/><text:tab/>If guess is answer</text:p>
      <text:p text:style-name="P65"><text:tab/><text:tab/><text:tab/>pr<text:span text:style-name="T70">int </text:span>congratulatory message</text:p>
      <text:p text:style-name="P65"><text:tab/><text:tab/><text:tab/>score = 1</text:p>
      <text:p text:style-name="P65"><text:tab/><text:tab/>Otherwise</text:p>
      <text:p text:style-name="P65"><text:tab/><text:tab/><text:tab/>pr<text:span text:style-name="T70">int </text:span>answer</text:p>
      <text:p text:style-name="P65"/>
      <text:p text:style-name="P63"><text:tab/>Pr<text:span text:style-name="T70">int </text:span>user's score<text:tab/><text:tab/></text:p>
      <text:p text:style-name="P24"/>
      <text:p text:style-name="P24">Now using this pseudocode, clean up your program and see how many lines of code shorter your program gets.</text:p>
      <text:p text:style-name="P43">Find <text:span text:style-name="T42">c</text:span>omputation</text:p>
      <text:p text:style-name="P21"/>
      <text:p text:style-name="P7">Suppose you're a bunch of integer values in variables, say</text:p>
      <text:p text:style-name="P7"/>
      <text:p text:style-name="P7"><text:tab/><text:span text:style-name="T2">a</text:span>, <text:span text:style-name="T2">b</text:span>, <text:span text:style-name="T2">c</text:span>, <text:span text:style-name="T2">d</text:span></text:p>
      <text:p text:style-name="P7"/>
      <text:p text:style-name="P7">and you're interested <text:span text:style-name="T43">in</text:span> who has a particular value. If the target value is in a, you want to pr0. If it's in b, you want to pr1, etc. In other words, we think of a has having position 0 and if the target value is found in a, we think of the target at position 0. I will save the position in the variable <text:span text:style-name="T2">index</text:span>. The code would look like this:</text:p>
      <table:table table:name="Table71" table:style-name="Table71">
        <table:table-column table:style-name="Table71.A"/>
        <table:table-row>
          <table:table-cell table:style-name="Table71.A1" office:value-type="string">
            <text:p text:style-name="P73">if target == a:</text:p>
            <text:p text:style-name="P73"><text:s text:c="4"/>index = 0</text:p>
            <text:p text:style-name="P73">elif target == b:</text:p>
            <text:p text:style-name="P73"><text:s text:c="4"/>index = 1</text:p>
            <text:p text:style-name="P73">elif target == c:</text:p>
            <text:p text:style-name="P73"><text:s text:c="4"/>index = 2</text:p>
            <text:p text:style-name="P73">elif target == d:</text:p>
            <text:p text:style-name="P73"><text:s text:c="4"/>index = 3</text:p>
            <text:p text:style-name="P73">print(index &lt;&lt; '\n'</text:p>
          </table:table-cell>
        </table:table-row>
      </table:table>
      <text:p text:style-name="P7"/>
      <text:p text:style-name="P7">If the target is not found in a, b, c, d, we will set <text:span text:style-name="T2">index</text:span> to -1: </text:p>
      <table:table table:name="Table72" table:style-name="Table72">
        <table:table-column table:style-name="Table72.A"/>
        <table:table-row>
          <table:table-cell table:style-name="Table72.A1" office:value-type="string">
            <text:p text:style-name="P73">if target == a:</text:p>
            <text:p text:style-name="P73"><text:s text:c="4"/>index = 0</text:p>
            <text:p text:style-name="P73">elif target == b:</text:p>
            <text:p text:style-name="P73"><text:s text:c="4"/>index = 1</text:p>
            <text:p text:style-name="P73">elif target == c:</text:p>
            <text:p text:style-name="P73"><text:s text:c="4"/>index = 2</text:p>
            <text:p text:style-name="P73">elif target == d:</text:p>
            <text:p text:style-name="P73"><text:s text:c="4"/>index = 3</text:p>
            <text:p text:style-name="P73">else:</text:p>
            <text:p text:style-name="P73"><text:s text:c="4"/>index = -1</text:p>
            <text:p text:style-name="P73">print(index<text:span text:style-name="T72">)</text:span></text:p>
          </table:table-cell>
        </table:table-row>
      </table:table>
      <text:p text:style-name="P7"/>
      <text:p text:style-name="P21"/>
      <text:p text:style-name="P7"><text:span text:style-name="T19">Exercise.</text:span> Complete the program by prompting the user for <text:span text:style-name="T2">a</text:span>, <text:span text:style-name="T2">b</text:span>, <text:span text:style-name="T2">c</text:span>, <text:span text:style-name="T2">d</text:span> and target and pr<text:span text:style-name="T2">i</text:span><text:span text:style-name="T10">nt i</text:span><text:span text:style-name="T2">ndex</text:span>.</text:p>
      <text:p text:style-name="P7"/>
      <text:p text:style-name="P7"/>
      <text:p text:style-name="P7"><text:span text:style-name="T19">Exercise.</text:span> Do the same as above but prompt the user for 5 integer values <text:span text:style-name="T2">a</text:span>, <text:span text:style-name="T2">b</text:span>, <text:span text:style-name="T2">c</text:span>, <text:span text:style-name="T2">d</text:span>, <text:span text:style-name="T2">e</text:span>.</text:p>
      <text:p text:style-name="P7"/>
      <text:p text:style-name="P7"/>
      <text:p text:style-name="P7"><text:span text:style-name="T19">Exercise.</text:span> Note that the above find<text:span text:style-name="T41">s</text:span> the position of a value <text:span text:style-name="T41">by </text:span>search<text:span text:style-name="T41">ing</text:span> from the first variable to the last (<text:span text:style-name="T2">a</text:span> to <text:span text:style-name="T2">d</text:span>). What if you search backwards? For instance if the target value is found in both <text:span text:style-name="T2">a</text:span> and <text:span text:style-name="T2">d</text:span>, your program should pr3 and not 0. </text:p>
      <text:p text:style-name="P7"/>
      <text:p text:style-name="P7">Make sure you understand and remember this algorithm.</text:p>
      <text:p text:style-name="P43">Count <text:span text:style-name="T42">c</text:span>omputation</text:p>
      <text:p text:style-name="P37"/>
      <text:p text:style-name="P37">Suppose you have 4 integer variables (say <text:span text:style-name="T2">a</text:span>, <text:span text:style-name="T2">b</text:span>, <text:span text:style-name="T2">c</text:span>, <text:span text:style-name="T2">d</text:span>) and you want to count the number of times a value (say in <text:span text:style-name="T2">target</text:span>) occurs <text:span text:style-name="T41">in </text:span>these integer variables. The pseudocode would look like this:</text:p>
      <table:table table:name="Table73" table:style-name="Table73">
        <table:table-column table:style-name="Table73.A"/>
        <table:table-row>
          <table:table-cell table:style-name="Table73.A1" office:value-type="string">
            <text:p text:style-name="P4">count = 0</text:p>
            <text:p text:style-name="P4">if target == a:</text:p>
            <text:p text:style-name="P4"><text:s text:c="4"/>increment count by 1</text:p>
            <text:p text:style-name="P4">if target == b:</text:p>
            <text:p text:style-name="P4"><text:s text:c="4"/>increment count by 1</text:p>
            <text:p text:style-name="P4">if target == c:</text:p>
            <text:p text:style-name="P4"><text:s text:c="4"/>increment count by 1</text:p>
            <text:p text:style-name="P4">if target == d:</text:p>
            <text:p text:style-name="P4"><text:s text:c="4"/>increment count by 1</text:p>
            <text:p text:style-name="P4">pr<text:span text:style-name="T70">int </text:span>count</text:p>
          </table:table-cell>
        </table:table-row>
      </table:table>
      <text:p text:style-name="P37"/>
      <text:p text:style-name="P37"/>
      <text:p text:style-name="P37"><text:span text:style-name="T19">Exercise.</text:span> Write a program that prompts the user for 4 integers, store<text:span text:style-name="T41">s</text:span> them in variables, <text:span text:style-name="T2">a</text:span>, <text:span text:style-name="T2">b</text:span>, <text:span text:style-name="T2">c</text:span>, <text:span text:style-name="T2">d</text:span>. The program then prompts the user for an integer value and store<text:span text:style-name="T41">s</text:span> it in <text:span text:style-name="T2">target</text:span>. <text:span text:style-name="T41">Convert </text:span>the above pseudocode into python and pr<text:span text:style-name="T70">int </text:span><text:span text:style-name="T2">count</text:span>.</text:p>
      <text:p text:style-name="P37"/>
      <text:p text:style-name="P37">Make sure you understand and remember this algorithm.</text:p>
      <text:p text:style-name="P49">Type<text:span text:style-name="T42">c</text:span>ast <text:span text:style-name="T42">b</text:span>etween and <text:span text:style-name="T2">int</text:span>s</text:p>
      <text:p text:style-name="P37"/>
      <text:p text:style-name="P37">And don't forget that, when needed, python will automatically type cast boolean values to integers by casting the value true to 1 and false to 0. <text:s/>python will also can also type cast numeric values (ints, doubles, floats) to boolean values by casting nonzero values to true and zero to false:</text:p>
      <text:p text:style-name="P40"/>
      <text:p text:style-name="P72"><text:tab/>bool<text:tab/><text:span text:style-name="T33">→</text:span><text:tab/>int<text:tab/></text:p>
      <text:p text:style-name="P72"><text:tab/><text:span text:style-name="T69">T</text:span>rue<text:tab/><text:tab/>1</text:p>
      <text:p text:style-name="P72"><text:tab/><text:span text:style-name="T69">F</text:span>alse<text:tab/><text:tab/>0</text:p>
      <text:p text:style-name="P72"/>
      <text:p text:style-name="P37"><text:tab/>numeric (int/double/float)<text:tab/><text:span text:style-name="T37">→</text:span><text:tab/><text:span text:style-name="T2">bool</text:span></text:p>
      <text:p text:style-name="P37"><text:tab/>nonzero (example: 1, 2.3)<text:tab/><text:tab/><text:span text:style-name="T69">T</text:span><text:span text:style-name="T2">rue</text:span></text:p>
      <text:p text:style-name="P37"><text:tab/>zero (example: 0, 0.0)<text:tab/><text:tab/><text:tab/><text:span text:style-name="T69">F</text:span><text:span text:style-name="T2">alse</text:span></text:p>
      <text:p text:style-name="P37"/>
      <text:p text:style-name="P37">Try this:</text:p>
      <table:table table:name="Table56" table:style-name="Table56">
        <table:table-column table:style-name="Table56.A"/>
        <table:table-row>
          <table:table-cell table:style-name="Table56.A1" office:value-type="string">
            <text:p text:style-name="P73"><text:span text:style-name="T72">i</text:span>f 1:</text:p>
            <text:p text:style-name="P85"><text:s text:c="4"/>print("i'm the queen of england")</text:p>
          </table:table-cell>
        </table:table-row>
      </table:table>
      <text:p text:style-name="P37">Change 1 to 4 and run the program again.</text:p>
      <text:p text:style-name="P37"/>
      <text:p text:style-name="P37">(The above is not a random example. It's important because we're going into loops very soon.)</text:p>
      <text:p text:style-name="P37"/>
      <text:p text:style-name="P37"/>
      <text:p text:style-name="P37"><text:span text:style-name="T19">Exercise.</text:span> What is the boolean value of 1 &amp;&amp; 2? What about 1 &amp;&amp; 0? Do it “by hand”. Next verify your computation by running this:</text:p>
      <table:table table:name="Table53" table:style-name="Table53">
        <table:table-column table:style-name="Table53.A"/>
        <table:table-row table:style-name="Table53.1">
          <table:table-cell table:style-name="Table53.A1" office:value-type="string">
            <text:p text:style-name="P73">print(1 &amp;&amp; 2)</text:p>
            <text:p text:style-name="P73">print(1 &amp;&amp; 0)</text:p>
          </table:table-cell>
        </table:table-row>
      </table:table>
      <text:p text:style-name="P37"/>
      <text:p text:style-name="P37"/>
      <text:p text:style-name="P37">I also warn you again that type casting does not change the value of a variable:</text:p>
      <table:table table:name="Table54" table:style-name="Table54">
        <table:table-column table:style-name="Table54.A"/>
        <table:table-row>
          <table:table-cell table:style-name="Table54.A1" office:value-type="string">
            <text:p text:style-name="P73">x = 42</text:p>
            <text:p text:style-name="P73">print(x &amp;&amp; 1)</text:p>
            <text:p text:style-name="P73">print(x)</text:p>
          </table:table-cell>
        </table:table-row>
      </table:table>
      <text:p text:style-name="P37">(The value of <text:span text:style-name="T2">x</text:span> is type cast to <text:span text:style-name="T2">true</text:span>. <text:span text:style-name="T2">x</text:span> is still 42.<text:span text:style-name="T2">)</text:span></text:p>
      <text:p text:style-name="P37"/>
      <text:p text:style-name="P37">This is really the same as calling the <text:span text:style-name="T2">sqrt()</text:span> (square root) function with a variable. The value of the variable is not changed.</text:p>
      <text:p text:style-name="P37"/>
      <table:table table:name="Table55" table:style-name="Table55">
        <table:table-column table:style-name="Table55.A"/>
        <table:table-row>
          <table:table-cell table:style-name="Table55.A1" office:value-type="string">
            <text:p text:style-name="P73">x = 2.0</text:p>
            <text:p text:style-name="P73">print(x)</text:p>
            <text:p text:style-name="P73">print(sqrt(x))</text:p>
            <text:p text:style-name="P73">print(x)</text:p>
          </table:table-cell>
        </table:table-row>
      </table:table>
      <text:p text:style-name="P37"/>
      <text:p text:style-name="P37"/>
      <text:p text:style-name="P49">Assignment <text:span text:style-name="T42">b</text:span>ased on <text:span text:style-name="T42">c</text:span>onditions</text:p>
      <text:p text:style-name="P37"/>
      <text:p text:style-name="P37">Here's a trick to simplify an assignment via an <text:span text:style-name="T2">if</text:span>-<text:span text:style-name="T2">else</text:span> statement. Suppose you have this program:</text:p>
      <table:table table:name="Table31" table:style-name="Table31">
        <table:table-column table:style-name="Table31.A"/>
        <table:table-row>
          <table:table-cell table:style-name="Table31.A1" office:value-type="string">
            <text:p text:style-name="P73">newMember = true</text:p>
            <text:p text:style-name="P73">loanRate = 0.0</text:p>
            <text:p text:style-name="P73"/>
            <text:p text:style-name="P73">if newMember:</text:p>
            <text:p text:style-name="P73"><text:s text:c="4"/>loanRate = 0.01</text:p>
            <text:p text:style-name="P73">else</text:p>
            <text:p text:style-name="P73"><text:s text:c="4"/>loanRate = 0.20</text:p>
            <text:p text:style-name="P73"/>
            <text:p text:style-name="P73">// Yeah that's what credit cards companies do ...</text:p>
          </table:table-cell>
        </table:table-row>
      </table:table>
      <text:p text:style-name="P37"/>
      <text:p text:style-name="P37">You can rewrite this as:</text:p>
      <table:table table:name="Table32" table:style-name="Table32">
        <table:table-column table:style-name="Table32.A"/>
        <table:table-row>
          <table:table-cell table:style-name="Table32.A1" office:value-type="string">
            <text:p text:style-name="P73">newMember = true</text:p>
            <text:p text:style-name="P73">loanRate = 0.01</text:p>
            <text:p text:style-name="P73">if <text:span text:style-name="T72">not </text:span>newMember:</text:p>
            <text:p text:style-name="P73"><text:s text:c="4"/>loanRate = 0.20</text:p>
          </table:table-cell>
        </table:table-row>
      </table:table>
      <text:p text:style-name="P37"/>
      <text:p text:style-name="P37">Yet another way to do this is:</text:p>
      <table:table table:name="Table33" table:style-name="Table33">
        <table:table-column table:style-name="Table33.A"/>
        <table:table-row>
          <table:table-cell table:style-name="Table33.A1" office:value-type="string">
            <text:p text:style-name="P73">newMember = true</text:p>
            <text:p text:style-name="P73">loanRate = newMember * 0.01 </text:p>
            <text:p text:style-name="P73"><text:s text:c="18"/>+ (<text:span text:style-name="T72">not </text:span>newMember) * 0.20</text:p>
          </table:table-cell>
        </table:table-row>
      </table:table>
      <text:p text:style-name="P37"/>
      <text:p text:style-name="P37">There is however a <text:span text:style-name="T13">problem</text:span> with this technique and some disapprove of it. That is, you're using a boolean value (true or false) as a numeric value (1 or 0). Some people believes that automatic type casting like this is dangerous and misleading and that <text:span text:style-name="T13">types should be kept as separate as possible</text:span>.</text:p>
      <text:p text:style-name="P37"/>
      <text:p text:style-name="P37">To make such people happy (example: your tech leader / manager might be one) and also not to mislead the reader, you should always <text:span text:style-name="T13">explicitly type cast</text:span>. For instance above should be written:</text:p>
      <text:p text:style-name="P37"/>
      <table:table table:name="Table34" table:style-name="Table34">
        <table:table-column table:style-name="Table34.A"/>
        <table:table-row>
          <table:table-cell table:style-name="Table34.A1" office:value-type="string">
            <text:p text:style-name="P73">newMember = true</text:p>
            <text:p text:style-name="P73">loanRate = int(newMember) * 0.01 </text:p>
            <text:p text:style-name="P73"><text:s text:c="18"/>+ int(<text:span text:style-name="T72">not </text:span>newMember) * 0.20</text:p>
          </table:table-cell>
        </table:table-row>
      </table:table>
      <text:p text:style-name="P37"/>
      <text:p text:style-name="P37"/>
      <text:p text:style-name="P37"><text:span text:style-name="T19">Exercise.</text:span> Write a program that gives the variable <text:span text:style-name="T2">heartAttackRate</text:span> 0.01, 0.02, 0.03, and 0.94 depending on whether <text:span text:style-name="T2">numHeads</text:span> is 1, 2, 3 or at least 4 (respectively). Complete this:</text:p>
      <table:table table:name="Table35" table:style-name="Table35">
        <table:table-column table:style-name="Table35.A"/>
        <table:table-row>
          <table:table-cell table:style-name="Table35.A1" office:value-type="string">
            <text:p text:style-name="P73">numHeads = <text:span text:style-name="T72">int(input())</text:span></text:p>
            <text:p text:style-name="P73"/>
            <text:p text:style-name="P73">heartAttackRate = ___________________________</text:p>
            <text:p text:style-name="P4"><text:span text:style-name="T2">print(heartAttackRate)</text:span> </text:p>
          </table:table-cell>
        </table:table-row>
      </table:table>
      <text:p text:style-name="P37"/>
      <text:p text:style-name="P43">Summary</text:p>
      <text:p text:style-name="P41"/>
      <text:p text:style-name="P7">The if and if-else statement looks like these:</text:p>
      <text:p text:style-name="P7"/>
      <text:p text:style-name="P55"><text:tab/>if <text:span text:style-name="T12">[expr]</text:span>)</text:p>
      <text:p text:style-name="P55"><text:tab/><text:tab/><text:span text:style-name="T12">[stmt]</text:span></text:p>
      <text:p text:style-name="P55"/>
      <text:p text:style-name="P55"><text:tab/>if <text:span text:style-name="T12">[expr]</text:span>)</text:p>
      <text:p text:style-name="P55"><text:tab/><text:tab/><text:span text:style-name="T12">[stmt1]</text:span></text:p>
      <text:p text:style-name="P55"><text:tab/>else</text:p>
      <text:p text:style-name="P55"><text:tab/><text:tab/><text:span text:style-name="T12">[stmt2]</text:span></text:p>
      <text:p text:style-name="P55"/>
      <text:p text:style-name="P55"><text:span text:style-name="T32">where </text:span><text:span text:style-name="T12">[expr]</text:span><text:span text:style-name="T32"> is a boolean expression and </text:span><text:span text:style-name="T12">[stmt]</text:span><text:span text:style-name="T34">, </text:span><text:span text:style-name="T12">[stmt1]</text:span><text:span text:style-name="T35">, and </text:span><text:span text:style-name="T12">[stmt2]</text:span><text:span text:style-name="T35"> are either statements or blocks of statements.</text:span></text:p>
      <text:p text:style-name="P55"/>
      <text:p text:style-name="P55"/>
      <text:p text:style-name="P7">The else statement will always be associated with the closest if statement. In other words</text:p>
      <text:p text:style-name="P7"/>
      <table:table table:name="Table57" table:style-name="Table57">
        <table:table-column table:style-name="Table57.A"/>
        <table:table-row>
          <table:table-cell table:style-name="Table57.A1" office:value-type="string">
            <text:p text:style-name="P73">if x &lt; 0:</text:p>
            <text:p text:style-name="P104"><text:s text:c="4"/>if x == -2:</text:p>
            <text:p text:style-name="P104"><text:s text:c="8"/>print("1")</text:p>
            <text:p text:style-name="P73">else:</text:p>
            <text:p text:style-name="P73"><text:s text:c="4"/>print("2")</text:p>
          </table:table-cell>
        </table:table-row>
      </table:table>
      <text:p text:style-name="P7"/>
      <text:p text:style-name="P7">is better written this way:</text:p>
      <text:p text:style-name="P7"/>
      <table:table table:name="Table58" table:style-name="Table58">
        <table:table-column table:style-name="Table58.A"/>
        <table:table-row>
          <table:table-cell table:style-name="Table58.A1" office:value-type="string">
            <text:p text:style-name="P73">if x &lt; 0:</text:p>
            <text:p text:style-name="P73"><text:s text:c="4"/>if x == -2: </text:p>
            <text:p text:style-name="P73"><text:s text:c="8"/>print("1")</text:p>
            <text:p text:style-name="P73"><text:s text:c="4"/>else:</text:p>
            <text:p text:style-name="P73"><text:s text:c="8"/>print("2")</text:p>
          </table:table-cell>
        </table:table-row>
      </table:table>
      <text:p text:style-name="P7"/>
      <text:p text:style-name="P7"/>
      <text:p text:style-name="P7">The following code segment swaps the values in <text:span text:style-name="T2">a</text:span> and <text:span text:style-name="T2">b</text:span> (and <text:span text:style-name="T2">t</text:span> has the value of <text:span text:style-name="T2">a</text:span>):</text:p>
      <text:p text:style-name="P7"/>
      <text:p text:style-name="P96"><text:tab/>t = a<text:tab/></text:p>
      <text:p text:style-name="P96"><text:s text:c="6"/>a = b<text:tab/></text:p>
      <text:p text:style-name="P96"><text:s text:c="6"/>b = t</text:p>
      <text:p text:style-name="P55"/>
      <text:p text:style-name="P7">Using the “swapping trick”, you can always ensure that a pair of variables are in ascending (or descending order):</text:p>
      <text:p text:style-name="P7"/>
      <text:p text:style-name="P7"><text:tab/><text:span text:style-name="T2">if a &gt; b:</text:span></text:p>
      <text:p text:style-name="P55"><text:tab/> <text:s text:c="3"/>t = a</text:p>
      <text:p text:style-name="P55"><text:tab/> <text:s text:c="3"/>a = b</text:p>
      <text:p text:style-name="P55"><text:tab/> <text:s text:c="3"/>b = t</text:p>
      <text:p text:style-name="P55"/>
      <text:p text:style-name="P7">Given for instance four variables <text:span text:style-name="T2">a</text:span>, <text:span text:style-name="T2">b</text:span>, <text:span text:style-name="T2">c</text:span>, and <text:span text:style-name="T2">d</text:span>, you can apply the above to the pairs <text:span text:style-name="T2">a</text:span>,<text:span text:style-name="T2">b</text:span> and <text:span text:style-name="T2">b</text:span>,<text:span text:style-name="T2">c</text:span> and <text:span text:style-name="T2">c</text:span>,<text:span text:style-name="T2">d</text:span> to ensure that the largest value among <text:span text:style-name="T2">a</text:span>, <text:span text:style-name="T2">b</text:span>, <text:span text:style-name="T2">c</text:span>, <text:span text:style-name="T2">d</text:span> is in <text:span text:style-name="T2">d:</text:span></text:p>
      <text:p text:style-name="P55"><text:soft-page-break/></text:p>
      <text:p text:style-name="P96"><text:tab/>if a &gt; b: </text:p>
      <text:p text:style-name="P96"><text:s text:c="10"/>swap values of a and b</text:p>
      <text:p text:style-name="P96"><text:tab/>if b &gt; c:</text:p>
      <text:p text:style-name="P96"><text:s text:c="10"/>swap values of b and c</text:p>
      <text:p text:style-name="P96"><text:tab/>if c &gt; d: </text:p>
      <text:p text:style-name="P96"><text:s text:c="10"/>swap values of c and d</text:p>
      <text:p text:style-name="P55"/>
      <text:p text:style-name="P7">This is called one pass of the sorting process. You can then apply the process to a, b, c for a second pass, and then to a, b for a third pass. This will sort the values of <text:span text:style-name="T2">a</text:span>, <text:span text:style-name="T2">b</text:span>, <text:span text:style-name="T2">c</text:span>, <text:span text:style-name="T2">d</text:span> into ascending order.</text:p>
      <text:p text:style-name="P7"/>
      <text:p text:style-name="P7"/>
      <text:p text:style-name="P7">Just as there is automatic type casting from to double, there is also automatic type type casting between and or double:</text:p>
      <text:p text:style-name="P7"/>
      <text:p text:style-name="P72"><text:tab/>bool<text:tab/><text:span text:style-name="T33">→</text:span><text:tab/>int<text:tab/></text:p>
      <text:p text:style-name="P72"><text:tab/>true<text:tab/><text:tab/>1</text:p>
      <text:p text:style-name="P72"><text:tab/>false<text:tab/><text:tab/>0</text:p>
      <text:p text:style-name="P72"/>
      <text:p text:style-name="P37"><text:tab/>numeric (int/double/float)<text:tab/><text:span text:style-name="T37">→</text:span><text:tab/><text:span text:style-name="T2">bool</text:span></text:p>
      <text:p text:style-name="P37"><text:tab/>nonzero (example: 1, 2.3)<text:tab/><text:tab/><text:span text:style-name="T2">true</text:span></text:p>
      <text:p text:style-name="P37"><text:tab/>zero (example: 0, 0.0)<text:tab/><text:tab/><text:tab/><text:span text:style-name="T2">false</text:span></text:p>
      <text:p text:style-name="P37"/>
      <text:p text:style-name="P37">For instance the following is a valid <text:span text:style-name="T73">python </text:span>statement:</text:p>
      <text:p text:style-name="P37"/>
      <text:p text:style-name="P72"><text:tab/>if 1:</text:p>
      <text:p text:style-name="P72"><text:tab/> <text:s text:c="3"/>print("that's all folks"<text:span text:style-name="T73">)</text:span></text:p>
      <text:p text:style-name="P45"><text:span text:style-name="T48">Repetition code and b</text:span><text:span text:style-name="T49">reaking deeply nested code </text:span><text:span text:style-name="T50">and deep expressions</text:span></text:p>
      <text:p text:style-name="P50"/>
      <text:p text:style-name="P11">(There are some solutions are the end of this pdf.)</text:p>
      <text:p text:style-name="P11"/>
      <text:p text:style-name="P20"><text:span text:style-name="T49">Here’s one way to </text:span><text:span text:style-name="T51">compute sum from 1 to 5 is</text:span></text:p>
      <table:table table:name="Table81" table:style-name="Table81">
        <table:table-column table:style-name="Table81.A"/>
        <table:table-row>
          <table:table-cell table:style-name="Table81.A1" office:value-type="string">
            <text:p text:style-name="P76">s = 1 + 2 + 3 + 4 + 5</text:p>
          </table:table-cell>
        </table:table-row>
      </table:table>
      <text:p text:style-name="P12"/>
      <text:p text:style-name="P20"><text:span text:style-name="T52">Another way to do this is </text:span><text:span text:style-name="T50">to do this:</text:span></text:p>
      <table:table table:name="Table82" table:style-name="Table82">
        <table:table-column table:style-name="Table82.A"/>
        <table:table-row>
          <table:table-cell table:style-name="Table82.A1" office:value-type="string">
            <text:p text:style-name="P76">s = <text:span text:style-name="T52">0</text:span></text:p>
            <text:p text:style-name="P76"/>
            <text:p text:style-name="P76"><text:span text:style-name="T52">s = s + </text:span><text:span text:style-name="T50">1</text:span></text:p>
            <text:p text:style-name="P77"/>
            <text:p text:style-name="P76"><text:span text:style-name="T52">s = s + </text:span><text:span text:style-name="T50">2</text:span></text:p>
            <text:p text:style-name="P77"/>
            <text:p text:style-name="P76"><text:span text:style-name="T52">s = s + </text:span><text:span text:style-name="T50">3</text:span></text:p>
            <text:p text:style-name="P77"/>
            <text:p text:style-name="P76"><text:span text:style-name="T52">s = s + </text:span><text:span text:style-name="T50">4</text:span></text:p>
            <text:p text:style-name="P76"/>
            <text:p text:style-name="P76"><text:span text:style-name="T52">s = s + </text:span><text:span text:style-name="T50">5</text:span></text:p>
          </table:table-cell>
        </table:table-row>
      </table:table>
      <text:p text:style-name="P13">And to make all repetition code exactly the same, you do this:</text:p>
      <table:table table:name="Table83" table:style-name="Table83">
        <table:table-column table:style-name="Table83.A"/>
        <table:table-row>
          <table:table-cell table:style-name="Table83.A1" office:value-type="string">
            <text:p text:style-name="P77">i = 1</text:p>
            <text:p text:style-name="P76">s = <text:span text:style-name="T52">0</text:span></text:p>
            <text:p text:style-name="P76"/>
            <text:p text:style-name="P77">s = s + i</text:p>
            <text:p text:style-name="P77">i = i + 1</text:p>
            <text:p text:style-name="P77"/>
            <text:p text:style-name="P77">s = s + i</text:p>
            <text:p text:style-name="P77">i = i + 1</text:p>
            <text:p text:style-name="P77"/>
            <text:p text:style-name="P77">s = s + i</text:p>
            <text:p text:style-name="P77">i = i + 1</text:p>
            <text:p text:style-name="P77"/>
            <text:p text:style-name="P77">s = s + i</text:p>
            <text:p text:style-name="P77">i = i + 1</text:p>
            <text:p text:style-name="P77"/>
            <text:p text:style-name="P58">s = s + i</text:p>
            <text:p text:style-name="P77">i = i + 1</text:p>
          </table:table-cell>
        </table:table-row>
      </table:table>
      <text:p text:style-name="P13">You have already seen th<text:span text:style-name="T53">is</text:span> before.</text:p>
      <text:p text:style-name="P13"/>
      <text:p text:style-name="P11">The reason why you want to think/write your code using repeating code is because later we can use loop controls to tell python to repeat a block of code by giving the loop structure just one block of the code.</text:p>
      <text:p text:style-name="P13"/>
      <text:p text:style-name="P13"/>
      <text:p text:style-name="P13"><text:span text:style-name="T19">Exercise.</text:span> Compute the sum of squares from 1 to 25, i.e., s = 1*1 + 2*2 + 3*3 + 4*4 + 5*5 using the same idea as above.</text:p>
      <text:p text:style-name="P13"/>
      <text:p text:style-name="P13"/>
      <text:p text:style-name="P14"><text:span text:style-name="T19">Exercise.</text:span> Get an integer n from the user and then compute the sum of the <text:span text:style-name="T54">right</text:span>most 4 digits of n. Do this with repetition code.</text:p>
      <text:p text:style-name="P54">Maximum/<text:span text:style-name="T42">m</text:span>inimum <text:span text:style-name="T42">c</text:span>omputation</text:p>
      <text:p text:style-name="P23"/>
      <text:p text:style-name="P11">Recall I have already talked about the max/min computation. There are two ways of doing it. </text:p>
      <text:p text:style-name="P20"><text:span text:style-name="T49">Here’s the max computation </text:span><text:span text:style-name="T50">that you have already seen:</text:span></text:p>
      <table:table table:name="Table84" table:style-name="Table84">
        <table:table-column table:style-name="Table84.A"/>
        <table:table-row>
          <table:table-cell table:style-name="Table84.A1" office:value-type="string">
            <text:p text:style-name="P105"><text:span text:style-name="T73">w</text:span> = 1</text:p>
            <text:p text:style-name="P105">x = 3</text:p>
            <text:p text:style-name="P105">y = 0</text:p>
            <text:p text:style-name="P105">z = 5</text:p>
            <text:p text:style-name="P78"/>
            <text:p text:style-name="P82">max = w</text:p>
            <text:p text:style-name="P82">if max &lt; x:</text:p>
            <text:p text:style-name="P82"><text:s text:c="4"/>max = x</text:p>
            <text:p text:style-name="P82">if max &lt; y: </text:p>
            <text:p text:style-name="P82"><text:s text:c="4"/>max = y</text:p>
            <text:p text:style-name="P82">if max &lt; z: </text:p>
            <text:p text:style-name="P82"><text:s text:c="4"/>max = z</text:p>
          </table:table-cell>
        </table:table-row>
      </table:table>
      <text:p text:style-name="P15">Notice that other than the first statement, the rest of the code is more or less a repetition of the same kind of code:</text:p>
      <table:table table:name="Table85" table:style-name="Table85">
        <table:table-column table:style-name="Table85.A"/>
        <table:table-row>
          <table:table-cell table:style-name="Table85.A1" office:value-type="string">
            <text:p text:style-name="P82">max = w</text:p>
            <text:p text:style-name="P82"/>
            <text:p text:style-name="P82">if max &lt; <text:span text:style-name="T51">[variable]:</text:span></text:p>
            <text:p text:style-name="P82"><text:s text:c="4"/>max = <text:span text:style-name="T51">[variable]</text:span></text:p>
          </table:table-cell>
        </table:table-row>
      </table:table>
      <text:p text:style-name="P15"/>
      <text:p text:style-name="P20"><text:span text:style-name="T49">There’s another </text:span><text:span text:style-name="T14">TERRIBLE</text:span><text:span text:style-name="T49"> way </text:span><text:span text:style-name="T50">to do the above:</text:span></text:p>
      <table:table table:name="Table86" table:style-name="Table86">
        <table:table-column table:style-name="Table86.A"/>
        <table:table-row>
          <table:table-cell table:style-name="Table86.A1" office:value-type="string">
            <text:p text:style-name="P105"><text:span text:style-name="T73">w</text:span> = 1</text:p>
            <text:p text:style-name="P105">x = 3</text:p>
            <text:p text:style-name="P105">y = 0</text:p>
            <text:p text:style-name="P105">z = 5</text:p>
            <text:p text:style-name="P82">if <text:span text:style-name="T49">w &gt;= x &amp;&amp; w &gt;= y &amp;&amp; w &gt;= z:</text:span></text:p>
            <text:p text:style-name="P82"><text:s text:c="4"/><text:span text:style-name="T49">max = w</text:span></text:p>
            <text:p text:style-name="P78">else</text:p>
            <text:p text:style-name="P78"><text:s text:c="4"/>if x &gt;= w &amp;&amp; x &gt;= y &amp;&amp; x &gt;= z:</text:p>
            <text:p text:style-name="P82"><text:s text:c="8"/><text:span text:style-name="T49">max = x</text:span></text:p>
            <text:p text:style-name="P82"><text:s text:c="4"/><text:span text:style-name="T49">else:</text:span></text:p>
            <text:p text:style-name="P82"><text:s text:c="8"/><text:span text:style-name="T49">if y &gt;= w &amp;&amp; y &gt;= x &amp;&amp; y &gt;= z:</text:span></text:p>
            <text:p text:style-name="P82"><text:s text:c="12"/><text:span text:style-name="T49">max = y</text:span></text:p>
            <text:p text:style-name="P82"><text:s text:c="8"/><text:span text:style-name="T49">else:</text:span></text:p>
            <text:p text:style-name="P82"><text:s text:c="12"/><text:span text:style-name="T49">max = z</text:span></text:p>
          </table:table-cell>
        </table:table-row>
      </table:table>
      <text:p text:style-name="P12">Of course you can try to make it “neater”:</text:p>
      <table:table table:name="Table87" table:style-name="Table87">
        <table:table-column table:style-name="Table87.A"/>
        <table:table-row>
          <table:table-cell table:style-name="Table87.A1" office:value-type="string">
            <text:p text:style-name="P105"><text:span text:style-name="T73">w</text:span> = 1</text:p>
            <text:p text:style-name="P105">x = 3</text:p>
            <text:p text:style-name="P105">y = 0</text:p>
            <text:p text:style-name="P105">z = 5</text:p>
            <text:p text:style-name="P82">if <text:span text:style-name="T49">w &gt;= x &amp;&amp; w &gt;= y &amp;&amp; w &gt;= z:</text:span></text:p>
            <text:p text:style-name="P82"><text:s text:c="4"/><text:span text:style-name="T49">max = w</text:span></text:p>
            <text:p text:style-name="P78">elif x &gt;= w &amp;&amp; x &gt;= y &amp;&amp; x &gt;= z:</text:p>
            <text:p text:style-name="P82"><text:s text:c="4"/><text:span text:style-name="T49">max = x</text:span></text:p>
            <text:p text:style-name="P78">elif y &gt;= w &amp;&amp; y &gt;= x &amp;&amp; y &gt;= z:</text:p>
            <text:p text:style-name="P82"><text:s text:c="4"/><text:span text:style-name="T49">max = y</text:span></text:p>
            <text:p text:style-name="P78">else:</text:p>
            <text:p text:style-name="P82"><text:s text:c="4"/><text:span text:style-name="T49">max = z</text:span> </text:p>
          </table:table-cell>
        </table:table-row>
      </table:table>
      <text:p text:style-name="P12"><text:soft-page-break/>But you are computing way too many boolean conditions. <text:s/>If z is the maximum value, how many boolean operators are you evaluating? Compare this to the first max computation.</text:p>
      <text:p text:style-name="P12"/>
      <text:p text:style-name="P12">Secondly, and this is probably even more important: </text:p>
      <text:p text:style-name="P20"/>
      <text:p text:style-name="P20"/>
      <text:p text:style-name="P20"><text:span text:style-name="T21">Exercise.</text:span><text:span text:style-name="T49"> Suppose you need to add another variable to your w, x, y, z for max computation:</text:span></text:p>
      <table:table table:name="Table88" table:style-name="Table88">
        <table:table-column table:style-name="Table88.A"/>
        <table:table-row>
          <table:table-cell table:style-name="Table88.A1" office:value-type="string">
            <text:p text:style-name="P105"><text:span text:style-name="T73">w</text:span> = 1</text:p>
            <text:p text:style-name="P105">x = 3</text:p>
            <text:p text:style-name="P105">y = 0</text:p>
            <text:p text:style-name="P105">z = 5</text:p>
            <text:p text:style-name="P105"><text:span text:style-name="T49">a = 7</text:span></text:p>
            <text:p text:style-name="P78">max</text:p>
            <text:p text:style-name="P82"/>
            <text:p text:style-name="P82">// ... <text:span text:style-name="T49">max computation ...</text:span></text:p>
          </table:table-cell>
        </table:table-row>
      </table:table>
      <text:p text:style-name="P12">Complete this using the first method and then using the second method. Do I need to explain anymore that the first method is way better?</text:p>
      <text:p text:style-name="P12"/>
      <text:p text:style-name="P12"/>
      <text:p text:style-name="P16">Part of the problem is that the boolean expression in </text:p>
      <table:table table:name="Table89" table:style-name="Table89">
        <table:table-column table:style-name="Table89.A"/>
        <table:table-row>
          <table:table-cell table:style-name="Table89.A1" office:value-type="string">
            <text:p text:style-name="P82">if <text:span text:style-name="T49">w &gt;= x &amp;&amp; w &gt;= y &amp;&amp; w &gt;= z:</text:span></text:p>
            <text:p text:style-name="P82"><text:s text:c="4"/><text:span text:style-name="T49">max = w</text:span> </text:p>
          </table:table-cell>
        </table:table-row>
      </table:table>
      <text:p text:style-name="P16">depends on a huge number of variables. </text:p>
      <text:p text:style-name="P20"/>
      <text:p text:style-name="P13">The earlier better solution is to consider one variable at a time. </text:p>
      <text:p text:style-name="P13"/>
      <text:p text:style-name="P13">In general if the boolean is made up of expressions which <text:span text:style-name="T13">do not depend on each other</text:span>, it’s usually best to process them <text:span text:style-name="T13">separately</text:span>.</text:p>
      <text:p text:style-name="P13"/>
      <text:p text:style-name="P13"/>
      <text:p text:style-name="P17"/>
      <text:p text:style-name="P17"/>
      <text:p text:style-name="P45">Count <text:span text:style-name="T42">c</text:span>omputation</text:p>
      <text:p text:style-name="P39"/>
      <text:p text:style-name="P38">Here’s the ps<text:span text:style-name="T55">eudo</text:span>code for the count computation again:</text:p>
      <table:table table:name="Table90" table:style-name="Table90">
        <table:table-column table:style-name="Table90.A"/>
        <table:table-row table:style-name="Table90.1">
          <table:table-cell table:style-name="Table90.A1" office:value-type="string">
            <text:p text:style-name="P6">count = 0</text:p>
            <text:p text:style-name="P6">if target == a:</text:p>
            <text:p text:style-name="P6"><text:s text:c="4"/>increment count by 1</text:p>
            <text:p text:style-name="P6">if target == b:</text:p>
            <text:p text:style-name="P6"><text:s text:c="4"/>increment count by 1</text:p>
            <text:p text:style-name="P6">if target == c:</text:p>
            <text:p text:style-name="P6"><text:s text:c="4"/>increment count by 1</text:p>
            <text:p text:style-name="P6">if target == d:</text:p>
            <text:p text:style-name="P6"><text:s text:c="4"/>increment count by 1</text:p>
            <text:p text:style-name="P6">pr<text:span text:style-name="T73">int </text:span>count</text:p>
          </table:table-cell>
        </table:table-row>
      </table:table>
      <text:p text:style-name="P38">Again, you see repetition of code.</text:p>
      <text:p text:style-name="P38"/>
      <text:p text:style-name="P38">Another way to do the above, a <text:span text:style-name="T13">TERRIBLE</text:span> way, is to do this:</text:p>
      <table:table table:name="Table91" table:style-name="Table91">
        <table:table-column table:style-name="Table91.A"/>
        <table:table-row>
          <table:table-cell table:style-name="Table91.A1" office:value-type="string">
            <text:p text:style-name="P6">count = 0</text:p>
            <text:p text:style-name="P6">if target !<text:span text:style-name="T56">= a &amp;&amp; target != b &amp;&amp; target != c &amp;&amp; target != d</text:span></text:p>
            <text:p text:style-name="P6"><text:s text:c="4"/><text:span text:style-name="T56">count = 0</text:span></text:p>
            <text:p text:style-name="P5">elif target == a &amp;&amp; target != b &amp;&amp; target != c &amp;&amp; target != d</text:p>
            <text:p text:style-name="P5"><text:s text:c="4"/>count 1</text:p>
            <text:p text:style-name="P5">elif target != a &amp;&amp; target == b &amp;&amp; target != c &amp;&amp; target != d</text:p>
            <text:p text:style-name="P5"><text:s text:c="4"/>count 1</text:p>
            <text:p text:style-name="P5">elif target != a &amp;&amp; target != b &amp;&amp; target == c &amp;&amp; target != d</text:p>
            <text:p text:style-name="P5"><text:s text:c="4"/>count 1</text:p>
            <text:p text:style-name="P5">elif target != a &amp;&amp; target != b &amp;&amp; target == c &amp;&amp; target != d</text:p>
            <text:p text:style-name="P5"><text:s text:c="4"/>count 1</text:p>
            <text:p text:style-name="P5">elif target != a &amp;&amp; target != b &amp;&amp; target != c &amp;&amp; target == d</text:p>
            <text:p text:style-name="P5"><text:s text:c="4"/>count 1</text:p>
            <text:p text:style-name="P5">elif target == a &amp;&amp; target == b &amp;&amp; target != c &amp;&amp; target != d</text:p>
            <text:p text:style-name="P5"><text:s text:c="4"/>count 2</text:p>
            <text:p text:style-name="P5">….</text:p>
          </table:table-cell>
        </table:table-row>
      </table:table>
      <text:p text:style-name="P38">I don’t even want to complete this!!! This is clearly a really TERRIBLE algorithm. There is a total of 2<text:span text:style-name="T57">4</text:span> = 16 boolean expressions. (Why?) YIKES!</text:p>
      <text:p text:style-name="P38"/>
      <text:p text:style-name="P38">And furthermore, if I add another variable e to the above, I would have to change a lot of code, as well as adding some more code.</text:p>
      <text:p text:style-name="P39"/>
      <text:p text:style-name="P39"/>
      <text:p text:style-name="P20"><text:span text:style-name="T22">Exercise.</text:span><text:span text:style-name="T58"> Get integer </text:span><text:span text:style-name="T8">x</text:span><text:span text:style-name="T58">, </text:span><text:span text:style-name="T8">y</text:span><text:span text:style-name="T58"> from the user </text:span><text:span text:style-name="T59">and pr </text:span><text:span text:style-name="T8">x</text:span><text:span text:style-name="T58">, </text:span><text:span text:style-name="T8">y</text:span><text:span text:style-name="T58">, </text:span><text:span text:style-name="T59">except that if </text:span><text:span text:style-name="T9">x </text:span><text:span text:style-name="T59">is negative you pr</text:span><text:span text:style-name="T9">0</text:span><text:span text:style-name="T59"> instead of </text:span><text:span text:style-name="T9">x</text:span><text:span text:style-name="T59"> and if </text:span><text:span text:style-name="T9">y</text:span><text:span text:style-name="T59"> is negative you pr</text:span><text:span text:style-name="T9">0</text:span><text:span text:style-name="T59"> instead of </text:span><text:span text:style-name="T9">y</text:span><text:span text:style-name="T59">. Here’s a test case</text:span></text:p>
      <table:table table:name="Table92" table:style-name="Table92">
        <table:table-column table:style-name="Table92.A"/>
        <table:table-row>
          <table:table-cell table:style-name="Table92.A1" office:value-type="string">
            <text:p text:style-name="P71">2 3</text:p>
            <text:p text:style-name="P79">2 3</text:p>
          </table:table-cell>
        </table:table-row>
      </table:table>
      <text:p text:style-name="P17">Here’s another test case</text:p>
      <table:table table:name="Table93" table:style-name="Table93">
        <table:table-column table:style-name="Table93.A"/>
        <table:table-row>
          <table:table-cell table:style-name="Table93.A1" office:value-type="string">
            <text:p text:style-name="P71">-1 3</text:p>
            <text:p text:style-name="P79">0 3</text:p>
          </table:table-cell>
        </table:table-row>
      </table:table>
      <text:p text:style-name="P17">and another test:</text:p>
      <table:table table:name="Table94" table:style-name="Table94">
        <table:table-column table:style-name="Table94.A"/>
        <table:table-row>
          <table:table-cell table:style-name="Table94.A1" office:value-type="string">
            <text:p text:style-name="P71">2 -2</text:p>
            <text:p text:style-name="P79">2 0</text:p>
          </table:table-cell>
        </table:table-row>
      </table:table>
      <text:p text:style-name="P17">and finally</text:p>
      <table:table table:name="Table95" table:style-name="Table95">
        <table:table-column table:style-name="Table95.A"/>
        <text:soft-page-break/>
        <table:table-row>
          <table:table-cell table:style-name="Table95.A1" office:value-type="string">
            <text:p text:style-name="P71">-5 -2</text:p>
            <text:p text:style-name="P79">0 0</text:p>
          </table:table-cell>
        </table:table-row>
      </table:table>
      <text:p text:style-name="P25">You can write your program with boolean conditions where each boolean condition involves <text:span text:style-name="T13">both</text:span> <text:span text:style-name="T2">x</text:span> and <text:span text:style-name="T2">y</text:span>. <text:span text:style-name="T60">But instead of that, write your program so that you have boolean expressions where each boolean expression involves only </text:span><text:span text:style-name="T15">one</text:span><text:span text:style-name="T60"> variable.</text:span></text:p>
      <text:p text:style-name="P45">Multiplication <text:span text:style-name="T42">g</text:span>ame: Part 4</text:p>
      <text:p text:style-name="P44"/>
      <text:p text:style-name="P33">Here's the pseudocode:</text:p>
      <text:p text:style-name="P33"/>
      <text:p text:style-name="P70"><text:tab/>Generate two random integers between 90 and 99 </text:p>
      <text:p text:style-name="P70"><text:tab/><text:tab/>and give the values to variables x and y</text:p>
      <text:p text:style-name="P70"><text:tab/>Store the product of x and y in variable answer</text:p>
      <text:p text:style-name="P66"><text:tab/>Pr<text:span text:style-name="T70">int </text:span>a prompt string to user to guess the </text:p>
      <text:p text:style-name="P66"><text:tab/><text:tab/>product of x and y</text:p>
      <text:p text:style-name="P66"/>
      <text:p text:style-name="P66"><text:tab/>Declare integer variable score and initialize it </text:p>
      <text:p text:style-name="P66"><text:tab/><text:tab/>to 0</text:p>
      <text:p text:style-name="P66"><text:tab/>Declare integer variable guess</text:p>
      <text:p text:style-name="P66"><text:tab/>Prompt user for integer value for guess</text:p>
      <text:p text:style-name="P66"/>
      <text:p text:style-name="P66"><text:tab/>If guess is answer</text:p>
      <text:p text:style-name="P66"><text:tab/><text:tab/>Pr<text:span text:style-name="T70">int </text:span>congratulatory message</text:p>
      <text:p text:style-name="P66"><text:tab/><text:tab/>score = 2</text:p>
      <text:p text:style-name="P66"><text:tab/>Otherwise if guess is less than the answer:</text:p>
      <text:p text:style-name="P66"><text:tab/><text:tab/>Tell user the guess is too low</text:p>
      <text:p text:style-name="P66"><text:tab/><text:tab/>Pr<text:span text:style-name="T70">int </text:span>a prompt string to user to guess</text:p>
      <text:p text:style-name="P66"><text:tab/><text:tab/><text:tab/>the product of x and y</text:p>
      <text:p text:style-name="P66"><text:tab/><text:tab/>If guess is answer</text:p>
      <text:p text:style-name="P66"><text:tab/><text:tab/><text:tab/>pr<text:span text:style-name="T70">int </text:span>congratulatory message</text:p>
      <text:p text:style-name="P66"><text:tab/><text:tab/><text:tab/>score = 1</text:p>
      <text:p text:style-name="P66"><text:tab/><text:tab/>Otherwise</text:p>
      <text:p text:style-name="P66"><text:tab/><text:tab/><text:tab/>pr<text:span text:style-name="T70">int </text:span>answer</text:p>
      <text:p text:style-name="P66"><text:tab/>Otherwise if guess is greater than the answer:</text:p>
      <text:p text:style-name="P66"><text:tab/><text:tab/>Tell user the guess is too low</text:p>
      <text:p text:style-name="P66"><text:tab/><text:tab/>Pr<text:span text:style-name="T73">int </text:span>a prompt string to user to guess</text:p>
      <text:p text:style-name="P66"><text:tab/><text:tab/><text:tab/>the product of x and y</text:p>
      <text:p text:style-name="P66"><text:tab/><text:tab/>If guess is answer</text:p>
      <text:p text:style-name="P66"><text:tab/><text:tab/><text:tab/>pr<text:span text:style-name="T70">int </text:span>congratulatory message</text:p>
      <text:p text:style-name="P66"><text:tab/><text:tab/><text:tab/>score = 1</text:p>
      <text:p text:style-name="P66"><text:tab/><text:tab/>Otherwise </text:p>
      <text:p text:style-name="P66"><text:tab/><text:tab/><text:tab/>pr<text:span text:style-name="T70">int </text:span>answer</text:p>
      <text:p text:style-name="P66"/>
      <text:p text:style-name="P66"><text:tab/>Pr<text:span text:style-name="T70">int </text:span>user's score<text:tab/><text:tab/></text:p>
      <text:p text:style-name="P34"/>
      <text:p text:style-name="P26">Sometimes, you have deeply nested code. <text:span text:style-name="T61">What if the above, where you give the user at most 2 chances to answer a question, if changed to allowing the user to have </text:span><text:span text:style-name="T16">3</text:span><text:span text:style-name="T62"> chances or even </text:span><text:span text:style-name="T17">4</text:span><text:span text:style-name="T61"> chances? If you use the above method, you would have a very deeply nested code structure.</text:span></text:p>
      <text:p text:style-name="P26"/>
      <text:p text:style-name="P27">Another <text:span text:style-name="T62">way </text:span>to <text:span text:style-name="T62">allow the user 3 chances is to avoid deeply nested code </text:span>as follows. First, since you do not want to nest the <text:span text:style-name="T62">3</text:span> cases, you want something like this:</text:p>
      <text:p text:style-name="P27"/>
      <text:p text:style-name="P64"><text:tab/>ask user for an answer</text:p>
      <text:p text:style-name="P64"><text:tab/>ask user for an answer</text:p>
      <text:p text:style-name="P64"><text:tab/>ask user for an answer</text:p>
      <text:p text:style-name="P64"/>
      <text:p text:style-name="P27">But of course you want the second “ask user for an answer” to know if <text:soft-page-break/>the first “ask user for an answer” gave rise to a correct answer or not.</text:p>
      <text:p text:style-name="P27"/>
      <text:p text:style-name="P64"><text:tab/>ask user for an answer</text:p>
      <text:p text:style-name="P64"><text:tab/>if first answer is not correct:</text:p>
      <text:p text:style-name="P64"><text:tab/> <text:s text:c="3"/>ask user for an answer</text:p>
      <text:p text:style-name="P64"><text:tab/>ask user for an answer</text:p>
      <text:p text:style-name="P64"/>
      <text:p text:style-name="P27">Likewise the third “ask user for an answer” also need to know if a correct answer was given. So instead of “first answer is not correct”, we probably want ““answer is not correct” that can be used or the second <text:span text:style-name="T62">and</text:span> third “answer user for an answer”.</text:p>
      <text:p text:style-name="P27"/>
      <text:p text:style-name="P64"><text:tab/>ask user for an answer</text:p>
      <text:p text:style-name="P64"><text:tab/>if answer is not correct</text:p>
      <text:p text:style-name="P64"><text:tab/> <text:s text:c="3"/>ask user for an answer</text:p>
      <text:p text:style-name="P64"><text:tab/>if answer is not correct</text:p>
      <text:p text:style-name="P64"><text:tab/> <text:s text:c="3"/>ask user for an answer</text:p>
      <text:p text:style-name="P64"/>
      <text:p text:style-name="P27">Let’s make “answer is not correct” into a boolean variable:</text:p>
      <text:p text:style-name="P64"/>
      <text:p text:style-name="P64"><text:tab/></text:p>
      <text:p text:style-name="P64"><text:tab/>ask user for an answer</text:p>
      <text:p text:style-name="P98"><text:tab/><text:span text:style-name="T73">answer_is_correct = input()</text:span></text:p>
      <text:p text:style-name="P64"><text:tab/>if answer from user is correct, </text:p>
      <text:p text:style-name="P64"><text:s text:c="10"/>answer_is_correct <text:span text:style-name="T62">=</text:span> true</text:p>
      <text:p text:style-name="P64"/>
      <text:p text:style-name="P64"><text:tab/>if <text:span text:style-name="T73">not </text:span>answer_is_correct:</text:p>
      <text:p text:style-name="P64"><text:tab/> <text:s text:c="3"/>ask user for an answer</text:p>
      <text:p text:style-name="P64"><text:tab/> <text:s text:c="3"/>if answer from user is correct, </text:p>
      <text:p text:style-name="P64"><text:tab/> <text:s text:c="7"/>answer_is_correct <text:span text:style-name="T62">=</text:span> true</text:p>
      <text:p text:style-name="P64"/>
      <text:p text:style-name="P64"><text:tab/>if <text:span text:style-name="T73">not </text:span>answer_is_correct:</text:p>
      <text:p text:style-name="P64"><text:tab/> <text:s text:c="3"/>ask user for an answer</text:p>
      <text:p text:style-name="P64"><text:tab/> <text:s text:c="3"/>if answer from user is correct, </text:p>
      <text:p text:style-name="P64"><text:tab/> <text:s text:c="7"/>answer_is_correct <text:span text:style-name="T62">=</text:span> true</text:p>
      <text:p text:style-name="P64"/>
      <text:p text:style-name="P28">You want to think <text:span text:style-name="T53">of</text:span> <text:span text:style-name="T2">answer_is_correct</text:span> as a <text:span text:style-name="T13">communication device</text:span> from the first “answer user for an answer” with the second and third, and also from the second to the third. <text:span text:style-name="T54">For this example, the repeated blocks of code are </text:span><text:span text:style-name="T18">not completely independent</text:span><text:span text:style-name="T54">. Other than the first block, subsequent blocks need to know if the user has given a correct answer.</text:span></text:p>
      <text:p text:style-name="P28"/>
      <text:p text:style-name="P28">Get it?</text:p>
      <text:p text:style-name="P28"/>
      <text:p text:style-name="P28"/>
      <text:p text:style-name="P28"><text:span text:style-name="T63">Exercise.</text:span> Write the multiplication game that allows the user to have at most 3 tries.</text:p>
      <text:p text:style-name="P28"/>
      <text:p text:style-name="P28"/>
      <text:p text:style-name="P14"><text:span text:style-name="T27">Exercise.</text:span><text:span text:style-name="T25"> Get an integer n from the user and then compute the sum of the </text:span><text:span text:style-name="T28">right</text:span><text:span text:style-name="T25">most 4 digits of n. </text:span><text:span text:style-name="T29">Once a digit </text:span><text:span text:style-name="T30">0</text:span><text:span text:style-name="T29"> is added, you should stop the summation. </text:span><text:span text:style-name="T25">Do this with repetition code. </text:span><text:span text:style-name="T30">Here’s a test case</text:span></text:p>
      <table:table table:name="Table96" table:style-name="Table96">
        <table:table-column table:style-name="Table96.A"/>
        <text:soft-page-break/>
        <table:table-row>
          <table:table-cell table:style-name="Table96.A1" office:value-type="string">
            <text:p text:style-name="P79"><text:span text:style-name="T23">153431</text:span><text:span text:style-name="T19">5</text:span></text:p>
            <text:p text:style-name="P80">13</text:p>
          </table:table-cell>
        </table:table-row>
      </table:table>
      <text:p text:style-name="P29">Here’s another:</text:p>
      <table:table table:name="Table97" table:style-name="Table97">
        <table:table-column table:style-name="Table97.A"/>
        <table:table-row>
          <table:table-cell table:style-name="Table97.A1" office:value-type="string">
            <text:p text:style-name="P79"><text:span text:style-name="T23">153401</text:span><text:span text:style-name="T19">5</text:span></text:p>
            <text:p text:style-name="P80">6</text:p>
          </table:table-cell>
        </table:table-row>
      </table:table>
      <text:p text:style-name="P18"><text:span text:style-name="T25">(after adding </text:span><text:span text:style-name="T5">5</text:span><text:span text:style-name="T25"> and </text:span><text:span text:style-name="T5">1</text:span><text:span text:style-name="T25">, on seeing a </text:span><text:span text:style-name="T5">0</text:span><text:span text:style-name="T25">, the summation stops. Therefore the sum is 6) and another </text:span></text:p>
      <table:table table:name="Table98" table:style-name="Table98">
        <table:table-column table:style-name="Table98.A"/>
        <table:table-row>
          <table:table-cell table:style-name="Table98.A1" office:value-type="string">
            <text:p text:style-name="P79"><text:span text:style-name="T23">153420</text:span><text:span text:style-name="T19">5</text:span></text:p>
            <text:p text:style-name="P80">5</text:p>
          </table:table-cell>
        </table:table-row>
      </table:table>
      <text:p text:style-name="P29"/>
      <text:p text:style-name="P48">Solutions</text:p>
      <text:p text:style-name="P35"/>
      <text:p text:style-name="P35"/>
      <text:p text:style-name="P13"><text:span text:style-name="T19">Exercise.</text:span> Compute the sum of squares from 1 to 25, i.e., s = 1*1 + 2*2 + 3*3 + 4*4 + 5*5 using the same idea as above.</text:p>
      <text:p text:style-name="P22"><text:bookmark-start text:name="Bookmark 1"/>Solution.<text:bookmark-end text:name="Bookmark 1"/></text:p>
      <table:table table:name="Table99" table:style-name="Table99">
        <table:table-column table:style-name="Table99.A"/>
        <table:table-row>
          <table:table-cell table:style-name="Table99.A1" office:value-type="string">
            <text:p text:style-name="P80">s = 0</text:p>
            <text:p text:style-name="P80">i = 1</text:p>
            <text:p text:style-name="P80"/>
            <text:p text:style-name="P80">s = s + i</text:p>
            <text:p text:style-name="P80">i = i + 1</text:p>
            <text:p text:style-name="P80"/>
            <text:p text:style-name="P80">s = s + i</text:p>
            <text:p text:style-name="P80">i = i + 1</text:p>
            <text:p text:style-name="P80"/>
            <text:p text:style-name="P80">s = s + i</text:p>
            <text:p text:style-name="P80">i = i + 1</text:p>
            <text:p text:style-name="P80"/>
            <text:p text:style-name="P80">s = s + i</text:p>
            <text:p text:style-name="P80">i = i + 1</text:p>
            <text:p text:style-name="P80"/>
            <text:p text:style-name="P80">s = s + i</text:p>
            <text:p text:style-name="P80">i = i + 1</text:p>
            <text:p text:style-name="P80"/>
            <text:p text:style-name="P80">print(s<text:span text:style-name="T73">)</text:span></text:p>
          </table:table-cell>
        </table:table-row>
      </table:table>
      <text:p text:style-name="P30"/>
      <text:p text:style-name="P35"/>
      <text:p text:style-name="P31"><text:span text:style-name="T19">Exercise.</text:span> Get an integer n from the user and then compute the sum of the leftmost 4 digits of n. Do this with repetition code.</text:p>
      <text:p text:style-name="P22"><text:bookmark-start text:name="Bookmark 11"/>Solution.<text:bookmark-end text:name="Bookmark 11"/></text:p>
      <table:table table:name="Table100" table:style-name="Table100">
        <table:table-column table:style-name="Table100.A"/>
        <table:table-row>
          <table:table-cell table:style-name="Table100.A1" office:value-type="string">
            <text:p text:style-name="P106">n = int(input())</text:p>
            <text:p text:style-name="P80"><text:span text:style-name="T64">s = 0</text:span></text:p>
            <text:p text:style-name="P80"/>
            <text:p text:style-name="P80"><text:span text:style-name="T64">s = </text:span><text:span text:style-name="T65">s + </text:span><text:span text:style-name="T64">n % 10</text:span></text:p>
            <text:p text:style-name="P80"><text:span text:style-name="T64">n = n / 10</text:span></text:p>
            <text:p text:style-name="P80"/>
            <text:p text:style-name="P80"><text:span text:style-name="T64">s = </text:span><text:span text:style-name="T65">s + </text:span><text:span text:style-name="T64">n % 10</text:span></text:p>
            <text:p text:style-name="P80"><text:span text:style-name="T64">n = n / 10</text:span></text:p>
            <text:p text:style-name="P80"/>
            <text:p text:style-name="P80"><text:span text:style-name="T64">s = </text:span><text:span text:style-name="T65">s + </text:span><text:span text:style-name="T64">n % 10</text:span></text:p>
            <text:p text:style-name="P80"><text:span text:style-name="T64">n = n / 10</text:span></text:p>
            <text:p text:style-name="P80"/>
            <text:p text:style-name="P80"><text:span text:style-name="T64">s = </text:span><text:span text:style-name="T65">s + </text:span><text:span text:style-name="T64">n % 10</text:span></text:p>
            <text:p text:style-name="P80"><text:span text:style-name="T64">n = n / 10</text:span></text:p>
            <text:p text:style-name="P80"/>
            <text:p text:style-name="P80">print(s<text:span text:style-name="T73">)</text:span></text:p>
          </table:table-cell>
        </table:table-row>
      </table:table>
      <text:p text:style-name="P30"/>
      <text:p text:style-name="P30"/>
      <text:p text:style-name="P20"><text:span text:style-name="T22">Exercise.</text:span><text:span text:style-name="T58"> Get integer </text:span><text:span text:style-name="T8">x</text:span><text:span text:style-name="T58">, </text:span><text:span text:style-name="T8">y</text:span><text:span text:style-name="T58"> from the user </text:span><text:span text:style-name="T59">and pr </text:span><text:span text:style-name="T8">x</text:span><text:span text:style-name="T58">, </text:span><text:span text:style-name="T8">y</text:span><text:span text:style-name="T58">, </text:span><text:span text:style-name="T59">except that if </text:span><text:span text:style-name="T9">x </text:span><text:span text:style-name="T59">is negative you pr</text:span><text:span text:style-name="T9">0</text:span><text:span text:style-name="T59"> instead of </text:span><text:span text:style-name="T9">x</text:span><text:span text:style-name="T59"> and if </text:span><text:span text:style-name="T9">y</text:span><text:span text:style-name="T59"> is negative you pr</text:span><text:span text:style-name="T9">0</text:span><text:span text:style-name="T59"> instead of </text:span><text:span text:style-name="T9">y</text:span><text:span text:style-name="T59">. Here’s a test case</text:span></text:p>
      <table:table table:name="Table101" table:style-name="Table101">
        <table:table-column table:style-name="Table101.A"/>
        <table:table-row>
          <table:table-cell table:style-name="Table101.A1" office:value-type="string">
            <text:p text:style-name="P71">2 3</text:p>
            <text:p text:style-name="P79">2 3</text:p>
          </table:table-cell>
        </table:table-row>
      </table:table>
      <text:p text:style-name="P17"><text:soft-page-break/>Here’s another test case</text:p>
      <table:table table:name="Table102" table:style-name="Table102">
        <table:table-column table:style-name="Table102.A"/>
        <table:table-row>
          <table:table-cell table:style-name="Table102.A1" office:value-type="string">
            <text:p text:style-name="P71">-1 3</text:p>
            <text:p text:style-name="P79">0 3</text:p>
          </table:table-cell>
        </table:table-row>
      </table:table>
      <text:p text:style-name="P17">and another test:</text:p>
      <table:table table:name="Table103" table:style-name="Table103">
        <table:table-column table:style-name="Table103.A"/>
        <table:table-row>
          <table:table-cell table:style-name="Table103.A1" office:value-type="string">
            <text:p text:style-name="P71">2 -2</text:p>
            <text:p text:style-name="P79">2 0</text:p>
          </table:table-cell>
        </table:table-row>
      </table:table>
      <text:p text:style-name="P17">and finally</text:p>
      <table:table table:name="Table104" table:style-name="Table104">
        <table:table-column table:style-name="Table104.A"/>
        <table:table-row>
          <table:table-cell table:style-name="Table104.A1" office:value-type="string">
            <text:p text:style-name="P71">-5 -2</text:p>
            <text:p text:style-name="P79">0 0</text:p>
          </table:table-cell>
        </table:table-row>
      </table:table>
      <text:p text:style-name="P25">You can write your program with boolean conditions where each boolean condition involves both <text:span text:style-name="T2">x</text:span> and <text:span text:style-name="T2">y</text:span>. <text:span text:style-name="T60">But instead of that, write your program so that you have boolean expressions where each boolean expression involves only one variable.</text:span></text:p>
      <text:p text:style-name="P22"><text:bookmark-start text:name="Bookmark 111"/>Solution.<text:bookmark-end text:name="Bookmark 111"/></text:p>
      <table:table table:name="Table105" table:style-name="Table105">
        <table:table-column table:style-name="Table105.A"/>
        <table:table-row>
          <table:table-cell table:style-name="Table105.A1" office:value-type="string">
            <text:p text:style-name="P106">x = int(input())</text:p>
            <text:p text:style-name="P106">y = int(input())</text:p>
            <text:p text:style-name="P80"><text:span text:style-name="T64">if x &lt; 0</text:span></text:p>
            <text:p text:style-name="P80"><text:span text:style-name="T64"><text:s text:c="4"/>x = 0</text:span></text:p>
            <text:p text:style-name="P80"><text:span text:style-name="T64">print(x, </text:span><text:span text:style-name="T73">end=’, ‘)</text:span></text:p>
            <text:p text:style-name="P80"><text:span text:style-name="T64">if y &lt; 0:</text:span></text:p>
            <text:p text:style-name="P80"><text:s text:c="4"/><text:span text:style-name="T64">y = 0</text:span></text:p>
            <text:p text:style-name="P80"><text:span text:style-name="T64">print(y, </text:span><text:span text:style-name="T73">end=’, ‘)</text:span></text:p>
          </table:table-cell>
        </table:table-row>
      </table:table>
      <text:p text:style-name="P14"><text:span text:style-name="T27">Exercise.</text:span><text:span text:style-name="T25"> Get an integer n from the user and then compute the sum of the </text:span><text:span text:style-name="T28">right</text:span><text:span text:style-name="T25">most 4 digits of n. </text:span><text:span text:style-name="T29">Once a digit </text:span><text:span text:style-name="T30">0</text:span><text:span text:style-name="T29"> is added, you should stop the summation. </text:span><text:span text:style-name="T25">Do this with repetition code. </text:span><text:span text:style-name="T30">Here’s a test case</text:span></text:p>
      <table:table table:name="Table106" table:style-name="Table106">
        <table:table-column table:style-name="Table106.A"/>
        <table:table-row>
          <table:table-cell table:style-name="Table106.A1" office:value-type="string">
            <text:p text:style-name="P79"><text:span text:style-name="T23">153431</text:span><text:span text:style-name="T19">5</text:span></text:p>
            <text:p text:style-name="P80">13</text:p>
          </table:table-cell>
        </table:table-row>
      </table:table>
      <text:p text:style-name="P29">Here’s another:</text:p>
      <table:table table:name="Table107" table:style-name="Table107">
        <table:table-column table:style-name="Table107.A"/>
        <table:table-row>
          <table:table-cell table:style-name="Table107.A1" office:value-type="string">
            <text:p text:style-name="P79"><text:span text:style-name="T23">153401</text:span><text:span text:style-name="T19">5</text:span></text:p>
            <text:p text:style-name="P80">6</text:p>
          </table:table-cell>
        </table:table-row>
      </table:table>
      <text:p text:style-name="P18"><text:span text:style-name="T25">(after adding </text:span><text:span text:style-name="T5">5</text:span><text:span text:style-name="T25"> and </text:span><text:span text:style-name="T5">1</text:span><text:span text:style-name="T25">, on seeing a </text:span><text:span text:style-name="T5">0</text:span><text:span text:style-name="T25">, the summation stops. Therefore the sum is 6) and another </text:span></text:p>
      <table:table table:name="Table108" table:style-name="Table108">
        <table:table-column table:style-name="Table108.A"/>
        <table:table-row>
          <table:table-cell table:style-name="Table108.A1" office:value-type="string">
            <text:p text:style-name="P79"><text:span text:style-name="T23">153420</text:span><text:span text:style-name="T19">5</text:span></text:p>
            <text:p text:style-name="P80">5</text:p>
          </table:table-cell>
        </table:table-row>
      </table:table>
      <text:p text:style-name="P32">Here’s the idea. First here’s the code to sum the 4 rightmost digits:</text:p>
      <table:table table:name="Table109" table:style-name="Table109">
        <table:table-column table:style-name="Table109.A"/>
        <table:table-row>
          <table:table-cell table:style-name="Table109.A1" office:value-type="string">
            <text:p text:style-name="P106">n = int(input())</text:p>
            <text:p text:style-name="P80"><text:span text:style-name="T64">s = 0</text:span></text:p>
            <text:p text:style-name="P80"/>
            <text:p text:style-name="P80"><text:span text:style-name="T64">s = </text:span><text:span text:style-name="T65">s + </text:span><text:span text:style-name="T64">n % 10</text:span></text:p>
            <text:p text:style-name="P80"><text:span text:style-name="T64">n = n / 10</text:span></text:p>
            <text:p text:style-name="P80"/>
            <text:p text:style-name="P80"><text:span text:style-name="T64">s = </text:span><text:span text:style-name="T65">s + </text:span><text:span text:style-name="T64">n % 10</text:span></text:p>
            <text:p text:style-name="P80"><text:span text:style-name="T64">n = n / 10</text:span></text:p>
            <text:p text:style-name="P80"/>
            <text:p text:style-name="P80"><text:span text:style-name="T64">s = </text:span><text:span text:style-name="T65">s + </text:span><text:span text:style-name="T64">n % 10</text:span></text:p>
            <text:p text:style-name="P80"><text:span text:style-name="T64">n = n / 10</text:span></text:p>
            <text:p text:style-name="P80"/>
            <text:p text:style-name="P80"><text:span text:style-name="T64">s = </text:span><text:span text:style-name="T65">s + </text:span><text:span text:style-name="T64">n % 10</text:span></text:p>
            <text:p text:style-name="P80"><text:span text:style-name="T64">n = n / 10</text:span></text:p>
            <text:p text:style-name="P80">print(s<text:span text:style-name="T74">)</text:span></text:p>
          </table:table-cell>
        </table:table-row>
      </table:table>
      <text:p text:style-name="P32">Each block needs to know if a zero was encountered. So … </text:p>
      <table:table table:name="Table110" table:style-name="Table110">
        <table:table-column table:style-name="Table110.A"/>
        <text:soft-page-break/>
        <table:table-row>
          <table:table-cell table:style-name="Table110.A1" office:value-type="string">
            <text:p text:style-name="P80"><text:span text:style-name="T64">n </text:span><text:span text:style-name="T74">= int(input())</text:span></text:p>
            <text:p text:style-name="P80"><text:span text:style-name="T64">s = 0</text:span></text:p>
            <text:p text:style-name="P80"><text:span text:style-name="T54">zero_not_found = true</text:span></text:p>
            <text:p text:style-name="P80"/>
            <text:p text:style-name="P80"><text:span text:style-name="T54">if zero_not_found:</text:span></text:p>
            <text:p text:style-name="P80"><text:s text:c="4"/><text:span text:style-name="T64">s = </text:span><text:span text:style-name="T65">s + </text:span><text:span text:style-name="T64">n % 10</text:span></text:p>
            <text:p text:style-name="P80"><text:s text:c="4"/><text:span text:style-name="T64">n = n / 10</text:span></text:p>
            <text:p text:style-name="P80"/>
            <text:p text:style-name="P80"><text:span text:style-name="T54">if zero_not_found:</text:span></text:p>
            <text:p text:style-name="P108"><text:s text:c="4"/><text:span text:style-name="T64">s = </text:span><text:span text:style-name="T65">s + </text:span><text:span text:style-name="T64">n % 10</text:span></text:p>
            <text:p text:style-name="P108"><text:s text:c="4"/><text:span text:style-name="T64">n = n / 10</text:span></text:p>
            <text:p text:style-name="P80"/>
            <text:p text:style-name="P80"><text:span text:style-name="T54">if zero_not_found:</text:span></text:p>
            <text:p text:style-name="P80"><text:s text:c="4"/><text:span text:style-name="T64">s = </text:span><text:span text:style-name="T65">s + </text:span><text:span text:style-name="T64">n % 10</text:span></text:p>
            <text:p text:style-name="P80"><text:s text:c="4"/><text:span text:style-name="T64">n = n / 10</text:span></text:p>
            <text:p text:style-name="P80"><text:span text:style-name="T54">if zero_not_found:</text:span></text:p>
            <text:p text:style-name="P80"><text:s text:c="4"/><text:span text:style-name="T64">s = </text:span><text:span text:style-name="T65">s + </text:span><text:span text:style-name="T64">n % 10</text:span></text:p>
            <text:p text:style-name="P80"><text:s text:c="4"/><text:span text:style-name="T64">n = n / 10</text:span></text:p>
            <text:p text:style-name="P80">print(s<text:span text:style-name="T74">)</text:span></text:p>
          </table:table-cell>
        </table:table-row>
      </table:table>
      <text:p text:style-name="P19"><text:span text:style-name="T25">Get it? </text:span><text:span text:style-name="T31">Think about what will happen if you don’t use this communication device </text:span><text:span text:style-name="T6">zero_not_found</text:span><text:span text:style-name="T31">. You will most likely have a deeply nested if-else structure in your code:</text:span></text:p>
      <table:table table:name="Table111" table:style-name="Table111">
        <table:table-column table:style-name="Table111.A"/>
        <table:table-row>
          <table:table-cell table:style-name="Table111.A1" office:value-type="string">
            <text:p text:style-name="P80"><text:s text:c="4"/><text:span text:style-name="T54">if </text:span><text:span text:style-name="T66">n % 10 != 0:</text:span><text:span text:style-name="T54"> # </text:span><text:span text:style-name="T66">1st digit != 0</text:span></text:p>
            <text:p text:style-name="P80"><text:s text:c="8"/><text:span text:style-name="T64">s = </text:span><text:span text:style-name="T65">s + </text:span><text:span text:style-name="T64">n % 10</text:span></text:p>
            <text:p text:style-name="P80"><text:s text:c="8"/><text:span text:style-name="T64">n = n / 10</text:span></text:p>
            <text:p text:style-name="P80"/>
            <text:p text:style-name="P80"><text:s text:c="8"/><text:span text:style-name="T54">if </text:span><text:span text:style-name="T66">n % 10 != 0:</text:span><text:span text:style-name="T54"> <text:s text:c="8"/># </text:span><text:span text:style-name="T66">2nd digit != 0</text:span></text:p>
            <text:p text:style-name="P80"><text:s text:c="12"/><text:span text:style-name="T64">s = </text:span><text:span text:style-name="T65">s + </text:span><text:span text:style-name="T64">n % 10</text:span></text:p>
            <text:p text:style-name="P80"><text:s text:c="12"/><text:span text:style-name="T64">n = n / 10</text:span></text:p>
            <text:p text:style-name="P80"/>
            <text:p text:style-name="P80"><text:s text:c="12"/><text:span text:style-name="T54">if </text:span><text:span text:style-name="T66">n % 10 != 0:</text:span><text:span text:style-name="T54"> <text:s text:c="4"/># </text:span><text:span text:style-name="T66">3rd digit != 0</text:span></text:p>
            <text:p text:style-name="P80"><text:s text:c="16"/><text:span text:style-name="T64">s = </text:span><text:span text:style-name="T65">s + </text:span><text:span text:style-name="T64">n % 10</text:span></text:p>
            <text:p text:style-name="P80"><text:s text:c="16"/><text:span text:style-name="T64">n = n / 10</text:span></text:p>
            <text:p text:style-name="P80"/>
            <text:p text:style-name="P80"><text:s text:c="16"/><text:span text:style-name="T54">if </text:span><text:span text:style-name="T66">n % 10 != 0:</text:span><text:span text:style-name="T54"> # </text:span><text:span text:style-name="T66">4th digit != 0</text:span></text:p>
            <text:p text:style-name="P80"><text:s text:c="20"/><text:span text:style-name="T64">s = </text:span><text:span text:style-name="T65">s + </text:span><text:span text:style-name="T64">n % 10</text:span></text:p>
            <text:p text:style-name="P80"><text:s text:c="20"/><text:span text:style-name="T64">n = n / 10</text:span></text:p>
          </table:table-cell>
        </table:table-row>
      </table:table>
      <text:p text:style-name="P32"/>
      <text:p text:style-name="P44"><text:span text:style-name="T45">Later when I talk about loop</text:span><text:span text:style-name="T47">s</text:span><text:span text:style-name="T45"> and all the repeating blocks of code are placed in a loop structure, you’ll see that </text:span><text:span text:style-name="T46">your</text:span><text:span text:style-name="T45"> can control </text:span><text:span text:style-name="T47">a </text:span><text:span text:style-name="T46">loop</text:span><text:span text:style-name="T45"> to </text:span><text:span text:style-name="T46">make it </text:span><text:span text:style-name="T45">stop “prematurely”. </text:span></text:p>
      <text:p text:style-name="P45">Exercise</text:p>
      <text:p text:style-name="P41"/>
      <text:p text:style-name="P7">You have more than enough exercises in these notes already. Make sure you go over all of them on your own.</text:p>
      <text:p text:style-name="P7"/>
      <text:p text:style-name="P47">Some Mental Math (DIY)</text:p>
      <text:p text:style-name="P51"/>
      <text:p text:style-name="P24">This section has nothing to do with programming. It's just for fun.</text:p>
      <text:p text:style-name="P24"/>
      <text:p text:style-name="P24">Suppose I told you that it's possible to multiply 98 and 97 very quickly without paper and pencil or calculators or python. Would you believe me? It does require some practice, but there is a way to multiply two values a little less than 100 very quickly.</text:p>
      <text:p text:style-name="P24"/>
      <text:p text:style-name="P24">Let me show you how with the 98 x 97 example. You subtract the numbers from 100. So 100 – 98 = 2 and 100 – 97 = 3. Write this down on a piece of paper:</text:p>
      <text:p text:style-name="P24"><text:tab/>98<text:tab/>97</text:p>
      <text:p text:style-name="P24"><text:tab/>2<text:tab/>3</text:p>
      <text:p text:style-name="P24"/>
      <text:p text:style-name="P24">Now look at 98 and 3. Compute 98 – 3. This is 95. You will need this number. Note that 97 – 2 is also 95. So there are two different ways of getting 95 with the two diagonals. Write this down:</text:p>
      <text:p text:style-name="P24"><text:tab/>98<text:tab/>97<text:tab/><text:span text:style-name="T19">95</text:span></text:p>
      <text:p text:style-name="P24"><text:tab/>2<text:tab/>3</text:p>
      <text:p text:style-name="P24"/>
      <text:p text:style-name="P24">Now look at the 2 and 3. Multiply them together. You get 6. Write this down:</text:p>
      <text:p text:style-name="P24"><text:tab/>98<text:tab/>97<text:tab/>95<text:span text:style-name="T19">06</text:span></text:p>
      <text:p text:style-name="P24"><text:tab/>2<text:tab/>3</text:p>
      <text:p text:style-name="P24"/>
      <text:p text:style-name="P24">That's it. Here's another example: 96 x 95. First you have:</text:p>
      <text:p text:style-name="P24"><text:tab/>96<text:tab/>95</text:p>
      <text:p text:style-name="P24"><text:tab/>4<text:tab/>5 </text:p>
      <text:p text:style-name="P24"><text:line-break/>Next you get</text:p>
      <text:p text:style-name="P24"><text:tab/>96<text:tab/>95<text:tab/><text:span text:style-name="T19">91</text:span></text:p>
      <text:p text:style-name="P24"><text:tab/>4<text:tab/>5</text:p>
      <text:p text:style-name="P24"/>
      <text:p text:style-name="P24">and finally</text:p>
      <text:p text:style-name="P24"><text:tab/>96<text:tab/>95<text:tab/>91<text:span text:style-name="T19">20</text:span></text:p>
      <text:p text:style-name="P24"><text:tab/>4<text:tab/>5</text:p>
      <text:p text:style-name="P24"/>
      <text:p text:style-name="P24">The answer is 9120. <text:s/>With some practice you will be able to do the computation in your head. (Using algebra, you can actually prove that the method does work.) So now you can show it off to your math teac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21dd22"/>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ython Programming Part 1 v0.3</text:span> <text:s text:c="4"/><text:tab/><text:tab/>08. if and if-else: Part 2</text:p>
      </style:header>
      <style:footer>
        <text:p text:style-name="MP2"><text:page-number text:select-page="current">41</text:page-number><text:s/>of <text:page-count>4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8-26T18:19:22.794137576</dc:date>
    <meta:printed-by>Yihsiang Liow</meta:printed-by>
    <meta:print-date>2006-01-08T16:54:25</meta:print-date>
    <meta:editing-cycles>718</meta:editing-cycles>
    <meta:editing-duration>P6DT1H12M18S</meta:editing-duration>
    <meta:document-statistic meta:table-count="92" meta:image-count="0" meta:object-count="0" meta:page-count="41" meta:paragraph-count="1019" meta:word-count="7411" meta:character-count="38477" meta:non-whitespace-character-count="30280"/>
    <meta:user-defined meta:name="Info 1"/>
    <meta:user-defined meta:name="Info 2"/>
    <meta:user-defined meta:name="Info 3"/>
    <meta:user-defined meta:name="Info 4"/>
  </office:meta>
</office:document-meta>
</file>